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C5FDE7E7.png" manifest:media-type="image/png"/>
  <manifest:file-entry manifest:full-path="Object 1/Pictures/100000000000000800000008C5111EB9.png" manifest:media-type="image/png"/>
  <manifest:file-entry manifest:full-path="Object 1/Pictures/10000000000000080000000881F56B00.png" manifest:media-type="image/png"/>
  <manifest:file-entry manifest:full-path="Object 1/Pictures/1000000000000008000000084F2166A2.png" manifest:media-type="image/png"/>
  <manifest:file-entry manifest:full-path="Object 1/Pictures/10000000000000080000000839493935.png" manifest:media-type="image/png"/>
  <manifest:file-entry manifest:full-path="Object 1/Pictures/100000000000000800000008022402E9.png" manifest:media-type="image/png"/>
  <manifest:file-entry manifest:full-path="Object 1/Pictures/100000000000000800000008CA29F8D8.png" manifest:media-type="image/png"/>
  <manifest:file-entry manifest:full-path="Object 1/Pictures/10000000000000080000000829EBE764.png" manifest:media-type="image/png"/>
  <manifest:file-entry manifest:full-path="Object 1/Pictures/100000000000000800000008C07C749D.png" manifest:media-type="image/png"/>
  <manifest:file-entry manifest:full-path="Object 1/Pictures/100000000000000800000008E4CB855F.png" manifest:media-type="image/png"/>
  <manifest:file-entry manifest:full-path="Object 1/Pictures/100000000000000800000008A19C439F.png" manifest:media-type="image/png"/>
  <manifest:file-entry manifest:full-path="Object 1/Pictures/100000000000000800000008B861DA16.png" manifest:media-type="image/png"/>
  <manifest:file-entry manifest:full-path="Object 1/Pictures/100000000000000800000008DD05889E.png" manifest:media-type="image/png"/>
  <manifest:file-entry manifest:full-path="Object 1/Pictures/100000000000000800000008B349DDEC.png" manifest:media-type="image/png"/>
  <manifest:file-entry manifest:full-path="Object 1/Pictures/1000000000000008000000081CB5CF00.png" manifest:media-type="image/png"/>
  <manifest:file-entry manifest:full-path="Object 1/Pictures/100000000000000800000008816AF50A.png" manifest:media-type="image/png"/>
  <manifest:file-entry manifest:full-path="Object 1/Pictures/1000000000000008000000082AA353A8.png" manifest:media-type="image/png"/>
  <manifest:file-entry manifest:full-path="Object 1/Pictures/100000000000000800000008D18D7DB7.png" manifest:media-type="image/png"/>
  <manifest:file-entry manifest:full-path="Object 1/Pictures/1000000000000008000000087649CE9A.png" manifest:media-type="image/png"/>
  <manifest:file-entry manifest:full-path="Object 1/Pictures/100000000000000800000008F7997D43.png" manifest:media-type="image/png"/>
  <manifest:file-entry manifest:full-path="Object 1/Pictures/1000000000000008000000087FCCD96D.png" manifest:media-type="image/png"/>
  <manifest:file-entry manifest:full-path="Object 1/Pictures/10000000000000080000000856BC7A2F.png" manifest:media-type="image/png"/>
  <manifest:file-entry manifest:full-path="Object 1/Pictures/10000000000000080000000889DAE7A4.png" manifest:media-type="image/png"/>
  <manifest:file-entry manifest:full-path="Object 1/Pictures/10000000000000080000000800AE3E82.png" manifest:media-type="image/png"/>
  <manifest:file-entry manifest:full-path="Object 1/Pictures/10000000000000080000000853F82252.png" manifest:media-type="image/png"/>
  <manifest:file-entry manifest:full-path="Object 1/Pictures/10000000000000080000000888F44274.png" manifest:media-type="image/png"/>
  <manifest:file-entry manifest:full-path="Object 1/Pictures/1000000000000008000000081BABE357.png" manifest:media-type="image/png"/>
  <manifest:file-entry manifest:full-path="Object 1/Pictures/1000000000000008000000080D422726.png" manifest:media-type="image/png"/>
  <manifest:file-entry manifest:full-path="Object 1/Pictures/100000000000000800000008CBFB14AB.png" manifest:media-type="image/png"/>
  <manifest:file-entry manifest:full-path="Object 1/Pictures/100000000000000800000008A2713C93.png" manifest:media-type="image/png"/>
  <manifest:file-entry manifest:full-path="Object 1/Pictures/100000000000000800000008752FBB01.png" manifest:media-type="image/png"/>
  <manifest:file-entry manifest:full-path="Object 1/Pictures/100000000000000800000008ECABA8EB.png" manifest:media-type="image/png"/>
  <manifest:file-entry manifest:full-path="Object 1/Pictures/100000000000000800000008E77C3914.png" manifest:media-type="image/png"/>
  <manifest:file-entry manifest:full-path="Object 1/Pictures/100000000000000800000008A6E09451.png" manifest:media-type="image/png"/>
  <manifest:file-entry manifest:full-path="Object 1/Pictures/100000000000000800000008ACA71E2A.png" manifest:media-type="image/png"/>
  <manifest:file-entry manifest:full-path="Object 1/Pictures/100000000000000800000008466D0C79.png" manifest:media-type="image/png"/>
  <manifest:file-entry manifest:full-path="Object 1/Pictures/100000000000000800000008E7246245.png" manifest:media-type="image/png"/>
  <manifest:file-entry manifest:full-path="Object 1/Pictures/100000000000000800000008DAFC220B.png" manifest:media-type="image/png"/>
  <manifest:file-entry manifest:full-path="Object 1/Pictures/100000000000000800000008EEBB2EE7.png" manifest:media-type="image/png"/>
  <manifest:file-entry manifest:full-path="Object 1/Pictures/10000000000000080000000894879245.png" manifest:media-type="image/png"/>
  <manifest:file-entry manifest:full-path="Object 1/Pictures/1000000000000008000000088693320A.png" manifest:media-type="image/png"/>
  <manifest:file-entry manifest:full-path="Object 1/Pictures/10000000000000080000000854C2C24C.png" manifest:media-type="image/png"/>
  <manifest:file-entry manifest:full-path="Object 1/Pictures/10000000000000080000000862D6A51C.png" manifest:media-type="image/png"/>
  <manifest:file-entry manifest:full-path="Object 1/Pictures/100000000000000800000008100A2A41.png" manifest:media-type="image/png"/>
  <manifest:file-entry manifest:full-path="Object 1/Pictures/1000000000000008000000085DDCBAB8.png" manifest:media-type="image/png"/>
  <manifest:file-entry manifest:full-path="Object 1/Pictures/10000000000000080000000876FF7815.png" manifest:media-type="image/png"/>
  <manifest:file-entry manifest:full-path="Object 1/Pictures/1000000000000008000000081C20157C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5/content.xml" manifest:media-type="text/xml"/>
  <manifest:file-entry manifest:full-path="Object 5/Pictures/100000000000000800000008466D0C79.png" manifest:media-type="image/png"/>
  <manifest:file-entry manifest:full-path="Object 5/Pictures/100000000000000800000008E7246245.png" manifest:media-type="image/png"/>
  <manifest:file-entry manifest:full-path="Object 5/Pictures/1000000000000008000000081CB5CF00.png" manifest:media-type="image/png"/>
  <manifest:file-entry manifest:full-path="Object 5/Pictures/100000000000000800000008B861DA16.png" manifest:media-type="image/png"/>
  <manifest:file-entry manifest:full-path="Object 5/Pictures/1000000000000008000000085DDCBAB8.png" manifest:media-type="image/png"/>
  <manifest:file-entry manifest:full-path="Object 5/Pictures/100000000000000800000008CA29F8D8.png" manifest:media-type="image/png"/>
  <manifest:file-entry manifest:full-path="Object 5/Pictures/100000000000000800000008C5111EB9.png" manifest:media-type="image/png"/>
  <manifest:file-entry manifest:full-path="Object 5/Pictures/1000000000000008000000081BABE357.png" manifest:media-type="image/png"/>
  <manifest:file-entry manifest:full-path="Object 5/Pictures/100000000000000800000008C07C749D.png" manifest:media-type="image/png"/>
  <manifest:file-entry manifest:full-path="Object 5/Pictures/10000000000000080000000888F44274.png" manifest:media-type="image/png"/>
  <manifest:file-entry manifest:full-path="Object 5/Pictures/10000000000000080000000853F82252.png" manifest:media-type="image/png"/>
  <manifest:file-entry manifest:full-path="Object 5/Pictures/1000000000000008000000084F2166A2.png" manifest:media-type="image/png"/>
  <manifest:file-entry manifest:full-path="Object 5/Pictures/100000000000000800000008022402E9.png" manifest:media-type="image/png"/>
  <manifest:file-entry manifest:full-path="Object 5/Pictures/1000000000000008000000081C20157C.png" manifest:media-type="image/png"/>
  <manifest:file-entry manifest:full-path="Object 5/Pictures/1000000000000008000000082AA353A8.png" manifest:media-type="image/png"/>
  <manifest:file-entry manifest:full-path="Object 5/Pictures/100000000000000800000008816AF50A.png" manifest:media-type="image/png"/>
  <manifest:file-entry manifest:full-path="Object 5/Pictures/100000000000000800000008A2713C93.png" manifest:media-type="image/png"/>
  <manifest:file-entry manifest:full-path="Object 5/Pictures/100000000000000800000008100A2A41.png" manifest:media-type="image/png"/>
  <manifest:file-entry manifest:full-path="Object 5/Pictures/10000000000000080000000862D6A51C.png" manifest:media-type="image/png"/>
  <manifest:file-entry manifest:full-path="Object 5/Pictures/10000000000000080000000839493935.png" manifest:media-type="image/png"/>
  <manifest:file-entry manifest:full-path="Object 5/Pictures/100000000000000800000008ACA71E2A.png" manifest:media-type="image/png"/>
  <manifest:file-entry manifest:full-path="Object 5/Pictures/100000000000000800000008EEBB2EE7.png" manifest:media-type="image/png"/>
  <manifest:file-entry manifest:full-path="Object 5/Pictures/100000000000000800000008DAFC220B.png" manifest:media-type="image/png"/>
  <manifest:file-entry manifest:full-path="Object 5/Pictures/10000000000000080000000876FF7815.png" manifest:media-type="image/png"/>
  <manifest:file-entry manifest:full-path="Object 5/Pictures/100000000000000800000008ECABA8EB.png" manifest:media-type="image/png"/>
  <manifest:file-entry manifest:full-path="Object 5/Pictures/100000000000000800000008E77C3914.png" manifest:media-type="image/png"/>
  <manifest:file-entry manifest:full-path="Object 5/Pictures/100000000000000800000008752FBB01.png" manifest:media-type="image/png"/>
  <manifest:file-entry manifest:full-path="Object 5/Pictures/10000000000000080000000854C2C24C.png" manifest:media-type="image/png"/>
  <manifest:file-entry manifest:full-path="Object 5/Pictures/10000000000000080000000894879245.png" manifest:media-type="image/png"/>
  <manifest:file-entry manifest:full-path="Object 5/Pictures/1000000000000008000000088693320A.png" manifest:media-type="image/png"/>
  <manifest:file-entry manifest:full-path="Object 5/Pictures/100000000000000800000008A6E09451.png" manifest:media-type="image/png"/>
  <manifest:file-entry manifest:full-path="Object 5/Pictures/1000000000000008000000080D422726.png" manifest:media-type="image/png"/>
  <manifest:file-entry manifest:full-path="Object 5/Pictures/100000000000000800000008CBFB14AB.png" manifest:media-type="image/png"/>
  <manifest:file-entry manifest:full-path="Object 5/Pictures/100000000000000800000008A19C439F.png" manifest:media-type="image/png"/>
  <manifest:file-entry manifest:full-path="Object 5/Pictures/100000000000000800000008DD05889E.png" manifest:media-type="image/png"/>
  <manifest:file-entry manifest:full-path="Object 5/Pictures/100000000000000800000008B349DDEC.png" manifest:media-type="image/png"/>
  <manifest:file-entry manifest:full-path="Object 5/Pictures/10000000000000080000000800AE3E82.png" manifest:media-type="image/png"/>
  <manifest:file-entry manifest:full-path="Object 5/Pictures/10000000000000080000000881F56B00.png" manifest:media-type="image/png"/>
  <manifest:file-entry manifest:full-path="Object 5/Pictures/100000000000000800000008D18D7DB7.png" manifest:media-type="image/png"/>
  <manifest:file-entry manifest:full-path="Object 5/Pictures/10000000000000080000000889DAE7A4.png" manifest:media-type="image/png"/>
  <manifest:file-entry manifest:full-path="Object 5/Pictures/10000000000000080000000856BC7A2F.png" manifest:media-type="image/png"/>
  <manifest:file-entry manifest:full-path="Object 5/Pictures/1000000000000008000000087649CE9A.png" manifest:media-type="image/png"/>
  <manifest:file-entry manifest:full-path="Object 5/Pictures/100000000000000800000008F7997D43.png" manifest:media-type="image/png"/>
  <manifest:file-entry manifest:full-path="Object 5/Pictures/1000000000000008000000087FCCD96D.png" manifest:media-type="image/png"/>
  <manifest:file-entry manifest:full-path="Object 5/Pictures/100000000000000800000008E4CB855F.png" manifest:media-type="image/png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Pictures/100000000000000800000008C5FDE7E7.png" manifest:media-type="image/png"/>
  <manifest:file-entry manifest:full-path="Object 7/Pictures/100000000000000800000008C5111EB9.png" manifest:media-type="image/png"/>
  <manifest:file-entry manifest:full-path="Object 7/Pictures/10000000000000080000000881F56B00.png" manifest:media-type="image/png"/>
  <manifest:file-entry manifest:full-path="Object 7/Pictures/1000000000000008000000084F2166A2.png" manifest:media-type="image/png"/>
  <manifest:file-entry manifest:full-path="Object 7/Pictures/10000000000000080000000839493935.png" manifest:media-type="image/png"/>
  <manifest:file-entry manifest:full-path="Object 7/Pictures/100000000000000800000008022402E9.png" manifest:media-type="image/png"/>
  <manifest:file-entry manifest:full-path="Object 7/Pictures/100000000000000800000008CA29F8D8.png" manifest:media-type="image/png"/>
  <manifest:file-entry manifest:full-path="Object 7/Pictures/10000000000000080000000829EBE764.png" manifest:media-type="image/png"/>
  <manifest:file-entry manifest:full-path="Object 7/Pictures/100000000000000800000008C07C749D.png" manifest:media-type="image/png"/>
  <manifest:file-entry manifest:full-path="Object 7/Pictures/100000000000000800000008E4CB855F.png" manifest:media-type="image/png"/>
  <manifest:file-entry manifest:full-path="Object 7/Pictures/100000000000000800000008A19C439F.png" manifest:media-type="image/png"/>
  <manifest:file-entry manifest:full-path="Object 7/Pictures/100000000000000800000008B861DA16.png" manifest:media-type="image/png"/>
  <manifest:file-entry manifest:full-path="Object 7/Pictures/100000000000000800000008DD05889E.png" manifest:media-type="image/png"/>
  <manifest:file-entry manifest:full-path="Object 7/Pictures/100000000000000800000008B349DDEC.png" manifest:media-type="image/png"/>
  <manifest:file-entry manifest:full-path="Object 7/Pictures/1000000000000008000000081CB5CF00.png" manifest:media-type="image/png"/>
  <manifest:file-entry manifest:full-path="Object 7/Pictures/100000000000000800000008816AF50A.png" manifest:media-type="image/png"/>
  <manifest:file-entry manifest:full-path="Object 7/Pictures/1000000000000008000000082AA353A8.png" manifest:media-type="image/png"/>
  <manifest:file-entry manifest:full-path="Object 7/Pictures/100000000000000800000008D18D7DB7.png" manifest:media-type="image/png"/>
  <manifest:file-entry manifest:full-path="Object 7/Pictures/1000000000000008000000087649CE9A.png" manifest:media-type="image/png"/>
  <manifest:file-entry manifest:full-path="Object 7/Pictures/100000000000000800000008F7997D43.png" manifest:media-type="image/png"/>
  <manifest:file-entry manifest:full-path="Object 7/Pictures/1000000000000008000000087FCCD96D.png" manifest:media-type="image/png"/>
  <manifest:file-entry manifest:full-path="Object 7/Pictures/10000000000000080000000856BC7A2F.png" manifest:media-type="image/png"/>
  <manifest:file-entry manifest:full-path="Object 7/Pictures/10000000000000080000000889DAE7A4.png" manifest:media-type="image/png"/>
  <manifest:file-entry manifest:full-path="Object 7/Pictures/10000000000000080000000800AE3E82.png" manifest:media-type="image/png"/>
  <manifest:file-entry manifest:full-path="Object 7/Pictures/10000000000000080000000853F82252.png" manifest:media-type="image/png"/>
  <manifest:file-entry manifest:full-path="Object 7/Pictures/10000000000000080000000888F44274.png" manifest:media-type="image/png"/>
  <manifest:file-entry manifest:full-path="Object 7/Pictures/1000000000000008000000081BABE357.png" manifest:media-type="image/png"/>
  <manifest:file-entry manifest:full-path="Object 7/Pictures/1000000000000008000000080D422726.png" manifest:media-type="image/png"/>
  <manifest:file-entry manifest:full-path="Object 7/Pictures/100000000000000800000008CBFB14AB.png" manifest:media-type="image/png"/>
  <manifest:file-entry manifest:full-path="Object 7/Pictures/100000000000000800000008A2713C93.png" manifest:media-type="image/png"/>
  <manifest:file-entry manifest:full-path="Object 7/Pictures/100000000000000800000008752FBB01.png" manifest:media-type="image/png"/>
  <manifest:file-entry manifest:full-path="Object 7/Pictures/100000000000000800000008ECABA8EB.png" manifest:media-type="image/png"/>
  <manifest:file-entry manifest:full-path="Object 7/Pictures/100000000000000800000008E77C3914.png" manifest:media-type="image/png"/>
  <manifest:file-entry manifest:full-path="Object 7/Pictures/100000000000000800000008A6E09451.png" manifest:media-type="image/png"/>
  <manifest:file-entry manifest:full-path="Object 7/Pictures/100000000000000800000008ACA71E2A.png" manifest:media-type="image/png"/>
  <manifest:file-entry manifest:full-path="Object 7/Pictures/100000000000000800000008466D0C79.png" manifest:media-type="image/png"/>
  <manifest:file-entry manifest:full-path="Object 7/Pictures/100000000000000800000008E7246245.png" manifest:media-type="image/png"/>
  <manifest:file-entry manifest:full-path="Object 7/Pictures/100000000000000800000008DAFC220B.png" manifest:media-type="image/png"/>
  <manifest:file-entry manifest:full-path="Object 7/Pictures/100000000000000800000008EEBB2EE7.png" manifest:media-type="image/png"/>
  <manifest:file-entry manifest:full-path="Object 7/Pictures/10000000000000080000000894879245.png" manifest:media-type="image/png"/>
  <manifest:file-entry manifest:full-path="Object 7/Pictures/1000000000000008000000088693320A.png" manifest:media-type="image/png"/>
  <manifest:file-entry manifest:full-path="Object 7/Pictures/10000000000000080000000854C2C24C.png" manifest:media-type="image/png"/>
  <manifest:file-entry manifest:full-path="Object 7/Pictures/10000000000000080000000862D6A51C.png" manifest:media-type="image/png"/>
  <manifest:file-entry manifest:full-path="Object 7/Pictures/100000000000000800000008100A2A41.png" manifest:media-type="image/png"/>
  <manifest:file-entry manifest:full-path="Object 7/Pictures/1000000000000008000000085DDCBAB8.png" manifest:media-type="image/png"/>
  <manifest:file-entry manifest:full-path="Object 7/Pictures/10000000000000080000000876FF7815.png" manifest:media-type="image/png"/>
  <manifest:file-entry manifest:full-path="Object 7/Pictures/1000000000000008000000081C20157C.png" manifest:media-type="image/png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Pictures/100000000000000800000008C5FDE7E7.png" manifest:media-type="image/png"/>
  <manifest:file-entry manifest:full-path="Object 6/Pictures/100000000000000800000008C5111EB9.png" manifest:media-type="image/png"/>
  <manifest:file-entry manifest:full-path="Object 6/Pictures/10000000000000080000000881F56B00.png" manifest:media-type="image/png"/>
  <manifest:file-entry manifest:full-path="Object 6/Pictures/1000000000000008000000084F2166A2.png" manifest:media-type="image/png"/>
  <manifest:file-entry manifest:full-path="Object 6/Pictures/10000000000000080000000839493935.png" manifest:media-type="image/png"/>
  <manifest:file-entry manifest:full-path="Object 6/Pictures/100000000000000800000008022402E9.png" manifest:media-type="image/png"/>
  <manifest:file-entry manifest:full-path="Object 6/Pictures/100000000000000800000008CA29F8D8.png" manifest:media-type="image/png"/>
  <manifest:file-entry manifest:full-path="Object 6/Pictures/10000000000000080000000829EBE764.png" manifest:media-type="image/png"/>
  <manifest:file-entry manifest:full-path="Object 6/Pictures/100000000000000800000008C07C749D.png" manifest:media-type="image/png"/>
  <manifest:file-entry manifest:full-path="Object 6/Pictures/100000000000000800000008E4CB855F.png" manifest:media-type="image/png"/>
  <manifest:file-entry manifest:full-path="Object 6/Pictures/100000000000000800000008A19C439F.png" manifest:media-type="image/png"/>
  <manifest:file-entry manifest:full-path="Object 6/Pictures/100000000000000800000008B861DA16.png" manifest:media-type="image/png"/>
  <manifest:file-entry manifest:full-path="Object 6/Pictures/100000000000000800000008DD05889E.png" manifest:media-type="image/png"/>
  <manifest:file-entry manifest:full-path="Object 6/Pictures/100000000000000800000008B349DDEC.png" manifest:media-type="image/png"/>
  <manifest:file-entry manifest:full-path="Object 6/Pictures/1000000000000008000000081CB5CF00.png" manifest:media-type="image/png"/>
  <manifest:file-entry manifest:full-path="Object 6/Pictures/100000000000000800000008816AF50A.png" manifest:media-type="image/png"/>
  <manifest:file-entry manifest:full-path="Object 6/Pictures/1000000000000008000000082AA353A8.png" manifest:media-type="image/png"/>
  <manifest:file-entry manifest:full-path="Object 6/Pictures/100000000000000800000008D18D7DB7.png" manifest:media-type="image/png"/>
  <manifest:file-entry manifest:full-path="Object 6/Pictures/1000000000000008000000087649CE9A.png" manifest:media-type="image/png"/>
  <manifest:file-entry manifest:full-path="Object 6/Pictures/100000000000000800000008F7997D43.png" manifest:media-type="image/png"/>
  <manifest:file-entry manifest:full-path="Object 6/Pictures/1000000000000008000000087FCCD96D.png" manifest:media-type="image/png"/>
  <manifest:file-entry manifest:full-path="Object 6/Pictures/10000000000000080000000856BC7A2F.png" manifest:media-type="image/png"/>
  <manifest:file-entry manifest:full-path="Object 6/Pictures/10000000000000080000000889DAE7A4.png" manifest:media-type="image/png"/>
  <manifest:file-entry manifest:full-path="Object 6/Pictures/10000000000000080000000800AE3E82.png" manifest:media-type="image/png"/>
  <manifest:file-entry manifest:full-path="Object 6/Pictures/10000000000000080000000853F82252.png" manifest:media-type="image/png"/>
  <manifest:file-entry manifest:full-path="Object 6/Pictures/10000000000000080000000888F44274.png" manifest:media-type="image/png"/>
  <manifest:file-entry manifest:full-path="Object 6/Pictures/1000000000000008000000081BABE357.png" manifest:media-type="image/png"/>
  <manifest:file-entry manifest:full-path="Object 6/Pictures/1000000000000008000000080D422726.png" manifest:media-type="image/png"/>
  <manifest:file-entry manifest:full-path="Object 6/Pictures/100000000000000800000008CBFB14AB.png" manifest:media-type="image/png"/>
  <manifest:file-entry manifest:full-path="Object 6/Pictures/100000000000000800000008A2713C93.png" manifest:media-type="image/png"/>
  <manifest:file-entry manifest:full-path="Object 6/Pictures/100000000000000800000008752FBB01.png" manifest:media-type="image/png"/>
  <manifest:file-entry manifest:full-path="Object 6/Pictures/100000000000000800000008ECABA8EB.png" manifest:media-type="image/png"/>
  <manifest:file-entry manifest:full-path="Object 6/Pictures/100000000000000800000008E77C3914.png" manifest:media-type="image/png"/>
  <manifest:file-entry manifest:full-path="Object 6/Pictures/100000000000000800000008A6E09451.png" manifest:media-type="image/png"/>
  <manifest:file-entry manifest:full-path="Object 6/Pictures/100000000000000800000008ACA71E2A.png" manifest:media-type="image/png"/>
  <manifest:file-entry manifest:full-path="Object 6/Pictures/100000000000000800000008466D0C79.png" manifest:media-type="image/png"/>
  <manifest:file-entry manifest:full-path="Object 6/Pictures/100000000000000800000008E7246245.png" manifest:media-type="image/png"/>
  <manifest:file-entry manifest:full-path="Object 6/Pictures/100000000000000800000008DAFC220B.png" manifest:media-type="image/png"/>
  <manifest:file-entry manifest:full-path="Object 6/Pictures/100000000000000800000008EEBB2EE7.png" manifest:media-type="image/png"/>
  <manifest:file-entry manifest:full-path="Object 6/Pictures/10000000000000080000000894879245.png" manifest:media-type="image/png"/>
  <manifest:file-entry manifest:full-path="Object 6/Pictures/1000000000000008000000088693320A.png" manifest:media-type="image/png"/>
  <manifest:file-entry manifest:full-path="Object 6/Pictures/10000000000000080000000854C2C24C.png" manifest:media-type="image/png"/>
  <manifest:file-entry manifest:full-path="Object 6/Pictures/10000000000000080000000862D6A51C.png" manifest:media-type="image/png"/>
  <manifest:file-entry manifest:full-path="Object 6/Pictures/100000000000000800000008100A2A41.png" manifest:media-type="image/png"/>
  <manifest:file-entry manifest:full-path="Object 6/Pictures/1000000000000008000000085DDCBAB8.png" manifest:media-type="image/png"/>
  <manifest:file-entry manifest:full-path="Object 6/Pictures/10000000000000080000000876FF7815.png" manifest:media-type="image/png"/>
  <manifest:file-entry manifest:full-path="Object 6/Pictures/1000000000000008000000081C20157C.png" manifest:media-type="image/png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C5FDE7E7.png" manifest:media-type="image/png"/>
  <manifest:file-entry manifest:full-path="Object 2/Pictures/100000000000000800000008C5111EB9.png" manifest:media-type="image/png"/>
  <manifest:file-entry manifest:full-path="Object 2/Pictures/10000000000000080000000881F56B00.png" manifest:media-type="image/png"/>
  <manifest:file-entry manifest:full-path="Object 2/Pictures/1000000000000008000000084F2166A2.png" manifest:media-type="image/png"/>
  <manifest:file-entry manifest:full-path="Object 2/Pictures/10000000000000080000000839493935.png" manifest:media-type="image/png"/>
  <manifest:file-entry manifest:full-path="Object 2/Pictures/100000000000000800000008022402E9.png" manifest:media-type="image/png"/>
  <manifest:file-entry manifest:full-path="Object 2/Pictures/100000000000000800000008CA29F8D8.png" manifest:media-type="image/png"/>
  <manifest:file-entry manifest:full-path="Object 2/Pictures/10000000000000080000000829EBE764.png" manifest:media-type="image/png"/>
  <manifest:file-entry manifest:full-path="Object 2/Pictures/100000000000000800000008C07C749D.png" manifest:media-type="image/png"/>
  <manifest:file-entry manifest:full-path="Object 2/Pictures/100000000000000800000008E4CB855F.png" manifest:media-type="image/png"/>
  <manifest:file-entry manifest:full-path="Object 2/Pictures/100000000000000800000008A19C439F.png" manifest:media-type="image/png"/>
  <manifest:file-entry manifest:full-path="Object 2/Pictures/100000000000000800000008B861DA16.png" manifest:media-type="image/png"/>
  <manifest:file-entry manifest:full-path="Object 2/Pictures/100000000000000800000008DD05889E.png" manifest:media-type="image/png"/>
  <manifest:file-entry manifest:full-path="Object 2/Pictures/100000000000000800000008B349DDEC.png" manifest:media-type="image/png"/>
  <manifest:file-entry manifest:full-path="Object 2/Pictures/1000000000000008000000081CB5CF00.png" manifest:media-type="image/png"/>
  <manifest:file-entry manifest:full-path="Object 2/Pictures/100000000000000800000008816AF50A.png" manifest:media-type="image/png"/>
  <manifest:file-entry manifest:full-path="Object 2/Pictures/1000000000000008000000082AA353A8.png" manifest:media-type="image/png"/>
  <manifest:file-entry manifest:full-path="Object 2/Pictures/100000000000000800000008D18D7DB7.png" manifest:media-type="image/png"/>
  <manifest:file-entry manifest:full-path="Object 2/Pictures/1000000000000008000000087649CE9A.png" manifest:media-type="image/png"/>
  <manifest:file-entry manifest:full-path="Object 2/Pictures/100000000000000800000008F7997D43.png" manifest:media-type="image/png"/>
  <manifest:file-entry manifest:full-path="Object 2/Pictures/1000000000000008000000087FCCD96D.png" manifest:media-type="image/png"/>
  <manifest:file-entry manifest:full-path="Object 2/Pictures/10000000000000080000000856BC7A2F.png" manifest:media-type="image/png"/>
  <manifest:file-entry manifest:full-path="Object 2/Pictures/10000000000000080000000889DAE7A4.png" manifest:media-type="image/png"/>
  <manifest:file-entry manifest:full-path="Object 2/Pictures/10000000000000080000000800AE3E82.png" manifest:media-type="image/png"/>
  <manifest:file-entry manifest:full-path="Object 2/Pictures/10000000000000080000000853F82252.png" manifest:media-type="image/png"/>
  <manifest:file-entry manifest:full-path="Object 2/Pictures/10000000000000080000000888F44274.png" manifest:media-type="image/png"/>
  <manifest:file-entry manifest:full-path="Object 2/Pictures/1000000000000008000000081BABE357.png" manifest:media-type="image/png"/>
  <manifest:file-entry manifest:full-path="Object 2/Pictures/1000000000000008000000080D422726.png" manifest:media-type="image/png"/>
  <manifest:file-entry manifest:full-path="Object 2/Pictures/100000000000000800000008CBFB14AB.png" manifest:media-type="image/png"/>
  <manifest:file-entry manifest:full-path="Object 2/Pictures/100000000000000800000008A2713C93.png" manifest:media-type="image/png"/>
  <manifest:file-entry manifest:full-path="Object 2/Pictures/100000000000000800000008752FBB01.png" manifest:media-type="image/png"/>
  <manifest:file-entry manifest:full-path="Object 2/Pictures/100000000000000800000008ECABA8EB.png" manifest:media-type="image/png"/>
  <manifest:file-entry manifest:full-path="Object 2/Pictures/100000000000000800000008E77C3914.png" manifest:media-type="image/png"/>
  <manifest:file-entry manifest:full-path="Object 2/Pictures/100000000000000800000008A6E09451.png" manifest:media-type="image/png"/>
  <manifest:file-entry manifest:full-path="Object 2/Pictures/100000000000000800000008ACA71E2A.png" manifest:media-type="image/png"/>
  <manifest:file-entry manifest:full-path="Object 2/Pictures/100000000000000800000008466D0C79.png" manifest:media-type="image/png"/>
  <manifest:file-entry manifest:full-path="Object 2/Pictures/100000000000000800000008E7246245.png" manifest:media-type="image/png"/>
  <manifest:file-entry manifest:full-path="Object 2/Pictures/100000000000000800000008DAFC220B.png" manifest:media-type="image/png"/>
  <manifest:file-entry manifest:full-path="Object 2/Pictures/100000000000000800000008EEBB2EE7.png" manifest:media-type="image/png"/>
  <manifest:file-entry manifest:full-path="Object 2/Pictures/10000000000000080000000894879245.png" manifest:media-type="image/png"/>
  <manifest:file-entry manifest:full-path="Object 2/Pictures/1000000000000008000000088693320A.png" manifest:media-type="image/png"/>
  <manifest:file-entry manifest:full-path="Object 2/Pictures/10000000000000080000000854C2C24C.png" manifest:media-type="image/png"/>
  <manifest:file-entry manifest:full-path="Object 2/Pictures/10000000000000080000000862D6A51C.png" manifest:media-type="image/png"/>
  <manifest:file-entry manifest:full-path="Object 2/Pictures/100000000000000800000008100A2A41.png" manifest:media-type="image/png"/>
  <manifest:file-entry manifest:full-path="Object 2/Pictures/1000000000000008000000085DDCBAB8.png" manifest:media-type="image/png"/>
  <manifest:file-entry manifest:full-path="Object 2/Pictures/10000000000000080000000876FF7815.png" manifest:media-type="image/png"/>
  <manifest:file-entry manifest:full-path="Object 2/Pictures/1000000000000008000000081C20157C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73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7.33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3.757cm"/>
    </style:style>
    <style:style style:name="co10" style:family="table-column">
      <style:table-column-properties fo:break-before="auto" style:column-width="3.902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3.521cm"/>
    </style:style>
    <style:style style:name="co14" style:family="table-column">
      <style:table-column-properties fo:break-before="auto" style:column-width="6.299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1.369cm"/>
    </style:style>
    <style:style style:name="co17" style:family="table-column">
      <style:table-column-properties fo:break-before="auto" style:column-width="1.178cm"/>
    </style:style>
    <style:style style:name="co18" style:family="table-column">
      <style:table-column-properties fo:break-before="auto" style:column-width="3.711cm"/>
    </style:style>
    <style:style style:name="co19" style:family="table-column">
      <style:table-column-properties fo:break-before="auto" style:column-width="3.575cm"/>
    </style:style>
    <style:style style:name="co20" style:family="table-column">
      <style:table-column-properties fo:break-before="auto" style:column-width="3.794cm"/>
    </style:style>
    <style:style style:name="co21" style:family="table-column">
      <style:table-column-properties fo:break-before="auto" style:column-width="2.785cm"/>
    </style:style>
    <style:style style:name="co22" style:family="table-column">
      <style:table-column-properties fo:break-before="auto" style:column-width="3.657cm"/>
    </style:style>
    <style:style style:name="co23" style:family="table-column">
      <style:table-column-properties fo:break-before="auto" style:column-width="2.35cm"/>
    </style:style>
    <style:style style:name="co24" style:family="table-column">
      <style:table-column-properties fo:break-before="auto" style:column-width="1.887cm"/>
    </style:style>
    <style:style style:name="co25" style:family="table-column">
      <style:table-column-properties fo:break-before="auto" style:column-width="1.669cm"/>
    </style:style>
    <style:style style:name="co26" style:family="table-column">
      <style:table-column-properties fo:break-before="auto" style:column-width="2.404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3.9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number:percentage-style style:name="N10011" number:language="en" number:country="US">
      <number:number number:decimal-places="2" number:min-decimal-places="2" number:min-integer-digits="1"/>
      <number:text>%</number:text>
    </number:percentage-style>
    <style:style style:name="ce2" style:family="table-cell" style:parent-style-name="Default" style:data-style-name="N100"/>
    <style:style style:name="ce1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4"/>
    <style:style style:name="ce18" style:family="table-cell" style:parent-style-name="Default" style:data-style-name="N11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0129"/>
    <style:style style:name="ce25" style:family="table-cell" style:parent-style-name="Default" style:data-style-name="N100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putFrom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ntensity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rrections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Cosine Similarity</text:p>
          </table:table-cell>
          <table:table-cell/>
          <table:table-cell office:value-type="string" calcext:value-type="string">
            <text:p>IntensitySub</text:p>
          </table:table-cell>
          <table:table-cell table:number-columns-repeated="4"/>
          <table:table-cell office:value-type="string" calcext:value-type="string">
            <text:p>Request Type Sub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0869881275391" calcext:value-type="float">
            <text:p>0,70869881275391</text:p>
          </table:table-cell>
          <table:table-cell/>
          <table:table-cell table:formula="of:=SUBSTITUTE([.A2]; &quot;low_2&quot;; &quot;low25&quot;)" office:value-type="string" office:string-value="low" calcext:value-type="string">
            <text:p>low</text:p>
          </table:table-cell>
          <table:table-cell table:formula="of:=SUBSTITUTE([.D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87955454167597" calcext:value-type="float">
            <text:p>0,887955454167597</text:p>
          </table:table-cell>
          <table:table-cell/>
          <table:table-cell table:formula="of:=SUBSTITUTE([.A3]; &quot;low_2&quot;; &quot;low25&quot;)" office:value-type="string" office:string-value="low" calcext:value-type="string">
            <text:p>low</text:p>
          </table:table-cell>
          <table:table-cell table:formula="of:=SUBSTITUTE([.D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89619657349431" calcext:value-type="float">
            <text:p>0,889619657349431</text:p>
          </table:table-cell>
          <table:table-cell/>
          <table:table-cell table:formula="of:=SUBSTITUTE([.A4]; &quot;low_2&quot;; &quot;low25&quot;)" office:value-type="string" office:string-value="low" calcext:value-type="string">
            <text:p>low</text:p>
          </table:table-cell>
          <table:table-cell table:formula="of:=SUBSTITUTE([.D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27199683446163" calcext:value-type="float">
            <text:p>0,827199683446163</text:p>
          </table:table-cell>
          <table:table-cell/>
          <table:table-cell table:formula="of:=SUBSTITUTE([.A5]; &quot;low_2&quot;; &quot;low25&quot;)" office:value-type="string" office:string-value="low" calcext:value-type="string">
            <text:p>low</text:p>
          </table:table-cell>
          <table:table-cell table:formula="of:=SUBSTITUTE([.D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885859295028835" calcext:value-type="float">
            <text:p>0,885859295028835</text:p>
          </table:table-cell>
          <table:table-cell/>
          <table:table-cell table:formula="of:=SUBSTITUTE([.A6]; &quot;low_2&quot;; &quot;low25&quot;)" office:value-type="string" office:string-value="low" calcext:value-type="string">
            <text:p>low</text:p>
          </table:table-cell>
          <table:table-cell table:formula="of:=SUBSTITUTE([.D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817240521862394" calcext:value-type="float">
            <text:p>0,817240521862394</text:p>
          </table:table-cell>
          <table:table-cell/>
          <table:table-cell table:formula="of:=SUBSTITUTE([.A7]; &quot;low_2&quot;; &quot;low25&quot;)" office:value-type="string" office:string-value="low" calcext:value-type="string">
            <text:p>low</text:p>
          </table:table-cell>
          <table:table-cell table:formula="of:=SUBSTITUTE([.D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92621401560054" calcext:value-type="float">
            <text:p>0,92621401560054</text:p>
          </table:table-cell>
          <table:table-cell/>
          <table:table-cell table:formula="of:=SUBSTITUTE([.A8]; &quot;low_2&quot;; &quot;low25&quot;)" office:value-type="string" office:string-value="low" calcext:value-type="string">
            <text:p>low</text:p>
          </table:table-cell>
          <table:table-cell table:formula="of:=SUBSTITUTE([.D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923558231563866" calcext:value-type="float">
            <text:p>0,923558231563866</text:p>
          </table:table-cell>
          <table:table-cell/>
          <table:table-cell table:formula="of:=SUBSTITUTE([.A9]; &quot;low_2&quot;; &quot;low25&quot;)" office:value-type="string" office:string-value="low" calcext:value-type="string">
            <text:p>low</text:p>
          </table:table-cell>
          <table:table-cell table:formula="of:=SUBSTITUTE([.D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70667769042368" calcext:value-type="float">
            <text:p>0,870667769042368</text:p>
          </table:table-cell>
          <table:table-cell/>
          <table:table-cell table:formula="of:=SUBSTITUTE([.A10]; &quot;low_2&quot;; &quot;low25&quot;)" office:value-type="string" office:string-value="low" calcext:value-type="string">
            <text:p>low</text:p>
          </table:table-cell>
          <table:table-cell table:formula="of:=SUBSTITUTE([.D1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1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1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1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1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91596436930845" calcext:value-type="float">
            <text:p>0,91596436930845</text:p>
          </table:table-cell>
          <table:table-cell/>
          <table:table-cell table:formula="of:=SUBSTITUTE([.A11]; &quot;low_2&quot;; &quot;low25&quot;)" office:value-type="string" office:string-value="low" calcext:value-type="string">
            <text:p>low</text:p>
          </table:table-cell>
          <table:table-cell table:formula="of:=SUBSTITUTE([.D1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1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1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1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1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25253396670779" calcext:value-type="float">
            <text:p>0,725253396670779</text:p>
          </table:table-cell>
          <table:table-cell/>
          <table:table-cell table:formula="of:=SUBSTITUTE([.A12]; &quot;low_2&quot;; &quot;low25&quot;)" office:value-type="string" office:string-value="low" calcext:value-type="string">
            <text:p>low</text:p>
          </table:table-cell>
          <table:table-cell table:formula="of:=SUBSTITUTE([.D1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1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1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1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1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21946539369814" calcext:value-type="float">
            <text:p>0,821946539369814</text:p>
          </table:table-cell>
          <table:table-cell/>
          <table:table-cell table:formula="of:=SUBSTITUTE([.A13]; &quot;low_2&quot;; &quot;low25&quot;)" office:value-type="string" office:string-value="low" calcext:value-type="string">
            <text:p>low</text:p>
          </table:table-cell>
          <table:table-cell table:formula="of:=SUBSTITUTE([.D1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1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1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1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1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19611494161239" calcext:value-type="float">
            <text:p>0,819611494161239</text:p>
          </table:table-cell>
          <table:table-cell/>
          <table:table-cell table:formula="of:=SUBSTITUTE([.A14]; &quot;low_2&quot;; &quot;low25&quot;)" office:value-type="string" office:string-value="low" calcext:value-type="string">
            <text:p>low</text:p>
          </table:table-cell>
          <table:table-cell table:formula="of:=SUBSTITUTE([.D1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1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1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1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1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13993362425084" calcext:value-type="float">
            <text:p>0,813993362425084</text:p>
          </table:table-cell>
          <table:table-cell/>
          <table:table-cell table:formula="of:=SUBSTITUTE([.A15]; &quot;low_2&quot;; &quot;low25&quot;)" office:value-type="string" office:string-value="low" calcext:value-type="string">
            <text:p>low</text:p>
          </table:table-cell>
          <table:table-cell table:formula="of:=SUBSTITUTE([.D1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1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1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1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1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746231947506336" calcext:value-type="float">
            <text:p>0,746231947506336</text:p>
          </table:table-cell>
          <table:table-cell/>
          <table:table-cell table:formula="of:=SUBSTITUTE([.A16]; &quot;low_2&quot;; &quot;low25&quot;)" office:value-type="string" office:string-value="low" calcext:value-type="string">
            <text:p>low</text:p>
          </table:table-cell>
          <table:table-cell table:formula="of:=SUBSTITUTE([.D1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1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1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1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1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807750107290233" calcext:value-type="float">
            <text:p>0,807750107290233</text:p>
          </table:table-cell>
          <table:table-cell/>
          <table:table-cell table:formula="of:=SUBSTITUTE([.A17]; &quot;low_2&quot;; &quot;low25&quot;)" office:value-type="string" office:string-value="low" calcext:value-type="string">
            <text:p>low</text:p>
          </table:table-cell>
          <table:table-cell table:formula="of:=SUBSTITUTE([.D1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1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1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1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1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75818579012547" calcext:value-type="float">
            <text:p>0,775818579012547</text:p>
          </table:table-cell>
          <table:table-cell/>
          <table:table-cell table:formula="of:=SUBSTITUTE([.A18]; &quot;low_2&quot;; &quot;low25&quot;)" office:value-type="string" office:string-value="low" calcext:value-type="string">
            <text:p>low</text:p>
          </table:table-cell>
          <table:table-cell table:formula="of:=SUBSTITUTE([.D1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1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1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1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1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45100540886429" calcext:value-type="float">
            <text:p>0,745100540886429</text:p>
          </table:table-cell>
          <table:table-cell/>
          <table:table-cell table:formula="of:=SUBSTITUTE([.A19]; &quot;low_2&quot;; &quot;low25&quot;)" office:value-type="string" office:string-value="low" calcext:value-type="string">
            <text:p>low</text:p>
          </table:table-cell>
          <table:table-cell table:formula="of:=SUBSTITUTE([.D1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1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1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1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1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45925883262578" calcext:value-type="float">
            <text:p>0,845925883262578</text:p>
          </table:table-cell>
          <table:table-cell/>
          <table:table-cell table:formula="of:=SUBSTITUTE([.A20]; &quot;low_2&quot;; &quot;low25&quot;)" office:value-type="string" office:string-value="low" calcext:value-type="string">
            <text:p>low</text:p>
          </table:table-cell>
          <table:table-cell table:formula="of:=SUBSTITUTE([.D2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2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2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2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2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76308382518115" calcext:value-type="float">
            <text:p>0,76308382518115</text:p>
          </table:table-cell>
          <table:table-cell/>
          <table:table-cell table:formula="of:=SUBSTITUTE([.A21]; &quot;low_2&quot;; &quot;low25&quot;)" office:value-type="string" office:string-value="low" calcext:value-type="string">
            <text:p>low</text:p>
          </table:table-cell>
          <table:table-cell table:formula="of:=SUBSTITUTE([.D2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2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2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2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2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37177278293148" calcext:value-type="float">
            <text:p>0,637177278293148</text:p>
          </table:table-cell>
          <table:table-cell/>
          <table:table-cell table:formula="of:=SUBSTITUTE([.A22]; &quot;low_2&quot;; &quot;low25&quot;)" office:value-type="string" office:string-value="low25" calcext:value-type="string">
            <text:p>low25</text:p>
          </table:table-cell>
          <table:table-cell table:formula="of:=SUBSTITUTE([.D2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8373726240396" calcext:value-type="float">
            <text:p>0,78373726240396</text:p>
          </table:table-cell>
          <table:table-cell/>
          <table:table-cell table:formula="of:=SUBSTITUTE([.A23]; &quot;low_2&quot;; &quot;low25&quot;)" office:value-type="string" office:string-value="low25" calcext:value-type="string">
            <text:p>low25</text:p>
          </table:table-cell>
          <table:table-cell table:formula="of:=SUBSTITUTE([.D2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2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2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2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2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19486731387908" calcext:value-type="float">
            <text:p>0,819486731387908</text:p>
          </table:table-cell>
          <table:table-cell/>
          <table:table-cell table:formula="of:=SUBSTITUTE([.A24]; &quot;low_2&quot;; &quot;low25&quot;)" office:value-type="string" office:string-value="low25" calcext:value-type="string">
            <text:p>low25</text:p>
          </table:table-cell>
          <table:table-cell table:formula="of:=SUBSTITUTE([.D2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2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2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2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2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67324777060061" calcext:value-type="float">
            <text:p>0,767324777060061</text:p>
          </table:table-cell>
          <table:table-cell/>
          <table:table-cell table:formula="of:=SUBSTITUTE([.A25]; &quot;low_2&quot;; &quot;low25&quot;)" office:value-type="string" office:string-value="low25" calcext:value-type="string">
            <text:p>low25</text:p>
          </table:table-cell>
          <table:table-cell table:formula="of:=SUBSTITUTE([.D2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2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2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2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2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95812450335614" calcext:value-type="float">
            <text:p>0,595812450335614</text:p>
          </table:table-cell>
          <table:table-cell/>
          <table:table-cell table:formula="of:=SUBSTITUTE([.A26]; &quot;low_2&quot;; &quot;low25&quot;)" office:value-type="string" office:string-value="low25" calcext:value-type="string">
            <text:p>low25</text:p>
          </table:table-cell>
          <table:table-cell table:formula="of:=SUBSTITUTE([.D2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2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2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2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2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84853214715628" calcext:value-type="float">
            <text:p>0,784853214715628</text:p>
          </table:table-cell>
          <table:table-cell/>
          <table:table-cell table:formula="of:=SUBSTITUTE([.A27]; &quot;low_2&quot;; &quot;low25&quot;)" office:value-type="string" office:string-value="low25" calcext:value-type="string">
            <text:p>low25</text:p>
          </table:table-cell>
          <table:table-cell table:formula="of:=SUBSTITUTE([.D2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60045112483904" calcext:value-type="float">
            <text:p>0,860045112483904</text:p>
          </table:table-cell>
          <table:table-cell/>
          <table:table-cell table:formula="of:=SUBSTITUTE([.A28]; &quot;low_2&quot;; &quot;low25&quot;)" office:value-type="string" office:string-value="low25" calcext:value-type="string">
            <text:p>low25</text:p>
          </table:table-cell>
          <table:table-cell table:formula="of:=SUBSTITUTE([.D2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2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2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2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2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76698597949034" calcext:value-type="float">
            <text:p>0,876698597949034</text:p>
          </table:table-cell>
          <table:table-cell/>
          <table:table-cell table:formula="of:=SUBSTITUTE([.A29]; &quot;low_2&quot;; &quot;low25&quot;)" office:value-type="string" office:string-value="low25" calcext:value-type="string">
            <text:p>low25</text:p>
          </table:table-cell>
          <table:table-cell table:formula="of:=SUBSTITUTE([.D2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2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2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2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2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21053202617161" calcext:value-type="float">
            <text:p>0,821053202617161</text:p>
          </table:table-cell>
          <table:table-cell/>
          <table:table-cell table:formula="of:=SUBSTITUTE([.A30]; &quot;low_2&quot;; &quot;low25&quot;)" office:value-type="string" office:string-value="low25" calcext:value-type="string">
            <text:p>low25</text:p>
          </table:table-cell>
          <table:table-cell table:formula="of:=SUBSTITUTE([.D3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3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3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3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3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687865903130271" calcext:value-type="float">
            <text:p>0,687865903130271</text:p>
          </table:table-cell>
          <table:table-cell/>
          <table:table-cell table:formula="of:=SUBSTITUTE([.A31]; &quot;low_2&quot;; &quot;low25&quot;)" office:value-type="string" office:string-value="low25" calcext:value-type="string">
            <text:p>low25</text:p>
          </table:table-cell>
          <table:table-cell table:formula="of:=SUBSTITUTE([.D3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3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3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3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3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36324121970155" calcext:value-type="float">
            <text:p>0,636324121970155</text:p>
          </table:table-cell>
          <table:table-cell/>
          <table:table-cell table:formula="of:=SUBSTITUTE([.A32]; &quot;low_2&quot;; &quot;low25&quot;)" office:value-type="string" office:string-value="low25" calcext:value-type="string">
            <text:p>low25</text:p>
          </table:table-cell>
          <table:table-cell table:formula="of:=SUBSTITUTE([.D3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3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3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3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3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70625732245886" calcext:value-type="float">
            <text:p>0,770625732245886</text:p>
          </table:table-cell>
          <table:table-cell/>
          <table:table-cell table:formula="of:=SUBSTITUTE([.A33]; &quot;low_2&quot;; &quot;low25&quot;)" office:value-type="string" office:string-value="low25" calcext:value-type="string">
            <text:p>low25</text:p>
          </table:table-cell>
          <table:table-cell table:formula="of:=SUBSTITUTE([.D3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61867839913944" calcext:value-type="float">
            <text:p>0,761867839913944</text:p>
          </table:table-cell>
          <table:table-cell/>
          <table:table-cell table:formula="of:=SUBSTITUTE([.A34]; &quot;low_2&quot;; &quot;low25&quot;)" office:value-type="string" office:string-value="low25" calcext:value-type="string">
            <text:p>low25</text:p>
          </table:table-cell>
          <table:table-cell table:formula="of:=SUBSTITUTE([.D3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3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3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3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3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25958954127123" calcext:value-type="float">
            <text:p>0,725958954127123</text:p>
          </table:table-cell>
          <table:table-cell/>
          <table:table-cell table:formula="of:=SUBSTITUTE([.A35]; &quot;low_2&quot;; &quot;low25&quot;)" office:value-type="string" office:string-value="low25" calcext:value-type="string">
            <text:p>low25</text:p>
          </table:table-cell>
          <table:table-cell table:formula="of:=SUBSTITUTE([.D3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3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3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3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3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86620675269242" calcext:value-type="float">
            <text:p>0,586620675269242</text:p>
          </table:table-cell>
          <table:table-cell/>
          <table:table-cell table:formula="of:=SUBSTITUTE([.A36]; &quot;low_2&quot;; &quot;low25&quot;)" office:value-type="string" office:string-value="low25" calcext:value-type="string">
            <text:p>low25</text:p>
          </table:table-cell>
          <table:table-cell table:formula="of:=SUBSTITUTE([.D3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3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3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3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3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77749846042148" calcext:value-type="float">
            <text:p>0,777749846042148</text:p>
          </table:table-cell>
          <table:table-cell/>
          <table:table-cell table:formula="of:=SUBSTITUTE([.A37]; &quot;low_2&quot;; &quot;low25&quot;)" office:value-type="string" office:string-value="low25" calcext:value-type="string">
            <text:p>low25</text:p>
          </table:table-cell>
          <table:table-cell table:formula="of:=SUBSTITUTE([.D3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3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3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3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3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89326008625621" calcext:value-type="float">
            <text:p>0,689326008625621</text:p>
          </table:table-cell>
          <table:table-cell/>
          <table:table-cell table:formula="of:=SUBSTITUTE([.A38]; &quot;low_2&quot;; &quot;low25&quot;)" office:value-type="string" office:string-value="low25" calcext:value-type="string">
            <text:p>low25</text:p>
          </table:table-cell>
          <table:table-cell table:formula="of:=SUBSTITUTE([.D3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69769373750264" calcext:value-type="float">
            <text:p>0,69769373750264</text:p>
          </table:table-cell>
          <table:table-cell/>
          <table:table-cell table:formula="of:=SUBSTITUTE([.A39]; &quot;low_2&quot;; &quot;low25&quot;)" office:value-type="string" office:string-value="low25" calcext:value-type="string">
            <text:p>low25</text:p>
          </table:table-cell>
          <table:table-cell table:formula="of:=SUBSTITUTE([.D3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3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3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3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3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99821372938516" calcext:value-type="float">
            <text:p>0,799821372938516</text:p>
          </table:table-cell>
          <table:table-cell/>
          <table:table-cell table:formula="of:=SUBSTITUTE([.A40]; &quot;low_2&quot;; &quot;low25&quot;)" office:value-type="string" office:string-value="low25" calcext:value-type="string">
            <text:p>low25</text:p>
          </table:table-cell>
          <table:table-cell table:formula="of:=SUBSTITUTE([.D4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4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4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4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4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619424697704157" calcext:value-type="float">
            <text:p>0,619424697704157</text:p>
          </table:table-cell>
          <table:table-cell/>
          <table:table-cell table:formula="of:=SUBSTITUTE([.A41]; &quot;low_2&quot;; &quot;low25&quot;)" office:value-type="string" office:string-value="low25" calcext:value-type="string">
            <text:p>low25</text:p>
          </table:table-cell>
          <table:table-cell table:formula="of:=SUBSTITUTE([.D4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4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4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4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4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575267312815107" calcext:value-type="float">
            <text:p>0,575267312815107</text:p>
          </table:table-cell>
          <table:table-cell/>
          <table:table-cell table:formula="of:=SUBSTITUTE([.A42]; &quot;low_2&quot;; &quot;low25&quot;)" office:value-type="string" office:string-value="med" calcext:value-type="string">
            <text:p>med</text:p>
          </table:table-cell>
          <table:table-cell table:formula="of:=SUBSTITUTE([.D4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4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4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4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4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39463700668212" calcext:value-type="float">
            <text:p>0,739463700668212</text:p>
          </table:table-cell>
          <table:table-cell/>
          <table:table-cell table:formula="of:=SUBSTITUTE([.A43]; &quot;low_2&quot;; &quot;low25&quot;)" office:value-type="string" office:string-value="med" calcext:value-type="string">
            <text:p>med</text:p>
          </table:table-cell>
          <table:table-cell table:formula="of:=SUBSTITUTE([.D4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4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4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4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4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70209644778569" calcext:value-type="float">
            <text:p>0,770209644778569</text:p>
          </table:table-cell>
          <table:table-cell/>
          <table:table-cell table:formula="of:=SUBSTITUTE([.A44]; &quot;low_2&quot;; &quot;low25&quot;)" office:value-type="string" office:string-value="med" calcext:value-type="string">
            <text:p>med</text:p>
          </table:table-cell>
          <table:table-cell table:formula="of:=SUBSTITUTE([.D4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54653888108145" calcext:value-type="float">
            <text:p>0,654653888108145</text:p>
          </table:table-cell>
          <table:table-cell/>
          <table:table-cell table:formula="of:=SUBSTITUTE([.A45]; &quot;low_2&quot;; &quot;low25&quot;)" office:value-type="string" office:string-value="med" calcext:value-type="string">
            <text:p>med</text:p>
          </table:table-cell>
          <table:table-cell table:formula="of:=SUBSTITUTE([.D4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4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4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4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4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56947154780137" calcext:value-type="float">
            <text:p>0,456947154780137</text:p>
          </table:table-cell>
          <table:table-cell/>
          <table:table-cell table:formula="of:=SUBSTITUTE([.A46]; &quot;low_2&quot;; &quot;low25&quot;)" office:value-type="string" office:string-value="med" calcext:value-type="string">
            <text:p>med</text:p>
          </table:table-cell>
          <table:table-cell table:formula="of:=SUBSTITUTE([.D4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4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4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4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4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71150095335906" calcext:value-type="float">
            <text:p>0,671150095335906</text:p>
          </table:table-cell>
          <table:table-cell/>
          <table:table-cell table:formula="of:=SUBSTITUTE([.A47]; &quot;low_2&quot;; &quot;low25&quot;)" office:value-type="string" office:string-value="med" calcext:value-type="string">
            <text:p>med</text:p>
          </table:table-cell>
          <table:table-cell table:formula="of:=SUBSTITUTE([.D4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4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4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4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4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1987736154656" calcext:value-type="float">
            <text:p>0,81987736154656</text:p>
          </table:table-cell>
          <table:table-cell/>
          <table:table-cell table:formula="of:=SUBSTITUTE([.A48]; &quot;low_2&quot;; &quot;low25&quot;)" office:value-type="string" office:string-value="med" calcext:value-type="string">
            <text:p>med</text:p>
          </table:table-cell>
          <table:table-cell table:formula="of:=SUBSTITUTE([.D4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4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4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4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4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35500847197718" calcext:value-type="float">
            <text:p>0,835500847197718</text:p>
          </table:table-cell>
          <table:table-cell/>
          <table:table-cell table:formula="of:=SUBSTITUTE([.A49]; &quot;low_2&quot;; &quot;low25&quot;)" office:value-type="string" office:string-value="med" calcext:value-type="string">
            <text:p>med</text:p>
          </table:table-cell>
          <table:table-cell table:formula="of:=SUBSTITUTE([.D4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11960954497331" calcext:value-type="float">
            <text:p>0,711960954497331</text:p>
          </table:table-cell>
          <table:table-cell/>
          <table:table-cell table:formula="of:=SUBSTITUTE([.A50]; &quot;low_2&quot;; &quot;low25&quot;)" office:value-type="string" office:string-value="med" calcext:value-type="string">
            <text:p>med</text:p>
          </table:table-cell>
          <table:table-cell table:formula="of:=SUBSTITUTE([.D5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51961950498658" calcext:value-type="float">
            <text:p>0,551961950498658</text:p>
          </table:table-cell>
          <table:table-cell/>
          <table:table-cell table:formula="of:=SUBSTITUTE([.A51]; &quot;low_2&quot;; &quot;low25&quot;)" office:value-type="string" office:string-value="med" calcext:value-type="string">
            <text:p>med</text:p>
          </table:table-cell>
          <table:table-cell table:formula="of:=SUBSTITUTE([.D5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5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5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5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5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578026907399145" calcext:value-type="float">
            <text:p>0,578026907399145</text:p>
          </table:table-cell>
          <table:table-cell/>
          <table:table-cell table:formula="of:=SUBSTITUTE([.A52]; &quot;low_2&quot;; &quot;low25&quot;)" office:value-type="string" office:string-value="med" calcext:value-type="string">
            <text:p>med</text:p>
          </table:table-cell>
          <table:table-cell table:formula="of:=SUBSTITUTE([.D5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5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5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5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5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21093015245458" calcext:value-type="float">
            <text:p>0,721093015245458</text:p>
          </table:table-cell>
          <table:table-cell/>
          <table:table-cell table:formula="of:=SUBSTITUTE([.A53]; &quot;low_2&quot;; &quot;low25&quot;)" office:value-type="string" office:string-value="med" calcext:value-type="string">
            <text:p>med</text:p>
          </table:table-cell>
          <table:table-cell table:formula="of:=SUBSTITUTE([.D5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5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5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5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5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16155516921568" calcext:value-type="float">
            <text:p>0,716155516921568</text:p>
          </table:table-cell>
          <table:table-cell/>
          <table:table-cell table:formula="of:=SUBSTITUTE([.A54]; &quot;low_2&quot;; &quot;low25&quot;)" office:value-type="string" office:string-value="med" calcext:value-type="string">
            <text:p>med</text:p>
          </table:table-cell>
          <table:table-cell table:formula="of:=SUBSTITUTE([.D5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5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5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5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5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17986813538685" calcext:value-type="float">
            <text:p>0,617986813538685</text:p>
          </table:table-cell>
          <table:table-cell/>
          <table:table-cell table:formula="of:=SUBSTITUTE([.A55]; &quot;low_2&quot;; &quot;low25&quot;)" office:value-type="string" office:string-value="med" calcext:value-type="string">
            <text:p>med</text:p>
          </table:table-cell>
          <table:table-cell table:formula="of:=SUBSTITUTE([.D5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38184009003913" calcext:value-type="float">
            <text:p>0,38184009003913</text:p>
          </table:table-cell>
          <table:table-cell/>
          <table:table-cell table:formula="of:=SUBSTITUTE([.A56]; &quot;low_2&quot;; &quot;low25&quot;)" office:value-type="string" office:string-value="med" calcext:value-type="string">
            <text:p>med</text:p>
          </table:table-cell>
          <table:table-cell table:formula="of:=SUBSTITUTE([.D5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5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5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5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5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73877252750379" calcext:value-type="float">
            <text:p>0,673877252750379</text:p>
          </table:table-cell>
          <table:table-cell/>
          <table:table-cell table:formula="of:=SUBSTITUTE([.A57]; &quot;low_2&quot;; &quot;low25&quot;)" office:value-type="string" office:string-value="med" calcext:value-type="string">
            <text:p>med</text:p>
          </table:table-cell>
          <table:table-cell table:formula="of:=SUBSTITUTE([.D5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5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5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5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5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35266551524698" calcext:value-type="float">
            <text:p>0,735266551524698</text:p>
          </table:table-cell>
          <table:table-cell/>
          <table:table-cell table:formula="of:=SUBSTITUTE([.A58]; &quot;low_2&quot;; &quot;low25&quot;)" office:value-type="string" office:string-value="med" calcext:value-type="string">
            <text:p>med</text:p>
          </table:table-cell>
          <table:table-cell table:formula="of:=SUBSTITUTE([.D5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5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5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5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5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51080557355535" calcext:value-type="float">
            <text:p>0,751080557355535</text:p>
          </table:table-cell>
          <table:table-cell/>
          <table:table-cell table:formula="of:=SUBSTITUTE([.A59]; &quot;low_2&quot;; &quot;low25&quot;)" office:value-type="string" office:string-value="med" calcext:value-type="string">
            <text:p>med</text:p>
          </table:table-cell>
          <table:table-cell table:formula="of:=SUBSTITUTE([.D5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5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5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5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5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05999627459892" calcext:value-type="float">
            <text:p>0,705999627459892</text:p>
          </table:table-cell>
          <table:table-cell/>
          <table:table-cell table:formula="of:=SUBSTITUTE([.A60]; &quot;low_2&quot;; &quot;low25&quot;)" office:value-type="string" office:string-value="med" calcext:value-type="string">
            <text:p>med</text:p>
          </table:table-cell>
          <table:table-cell table:formula="of:=SUBSTITUTE([.D6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6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6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6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6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08712574556859" calcext:value-type="float">
            <text:p>0,508712574556859</text:p>
          </table:table-cell>
          <table:table-cell/>
          <table:table-cell table:formula="of:=SUBSTITUTE([.A61]; &quot;low_2&quot;; &quot;low25&quot;)" office:value-type="string" office:string-value="med" calcext:value-type="string">
            <text:p>med</text:p>
          </table:table-cell>
          <table:table-cell table:formula="of:=SUBSTITUTE([.D6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437071738359452" calcext:value-type="float">
            <text:p>0,437071738359452</text:p>
          </table:table-cell>
          <table:table-cell/>
          <table:table-cell table:formula="of:=SUBSTITUTE([.A62]; &quot;low_2&quot;; &quot;low25&quot;)" office:value-type="string" office:string-value="high" calcext:value-type="string">
            <text:p>high</text:p>
          </table:table-cell>
          <table:table-cell table:formula="of:=SUBSTITUTE([.D6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6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6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6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6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87703645740834" calcext:value-type="float">
            <text:p>0,687703645740834</text:p>
          </table:table-cell>
          <table:table-cell/>
          <table:table-cell table:formula="of:=SUBSTITUTE([.A63]; &quot;low_2&quot;; &quot;low25&quot;)" office:value-type="string" office:string-value="high" calcext:value-type="string">
            <text:p>high</text:p>
          </table:table-cell>
          <table:table-cell table:formula="of:=SUBSTITUTE([.D6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6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6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6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6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39562616687823" calcext:value-type="float">
            <text:p>0,739562616687823</text:p>
          </table:table-cell>
          <table:table-cell/>
          <table:table-cell table:formula="of:=SUBSTITUTE([.A64]; &quot;low_2&quot;; &quot;low25&quot;)" office:value-type="string" office:string-value="high" calcext:value-type="string">
            <text:p>high</text:p>
          </table:table-cell>
          <table:table-cell table:formula="of:=SUBSTITUTE([.D6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6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6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6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6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551089287436797" calcext:value-type="float">
            <text:p>0,551089287436797</text:p>
          </table:table-cell>
          <table:table-cell/>
          <table:table-cell table:formula="of:=SUBSTITUTE([.A65]; &quot;low_2&quot;; &quot;low25&quot;)" office:value-type="string" office:string-value="high" calcext:value-type="string">
            <text:p>high</text:p>
          </table:table-cell>
          <table:table-cell table:formula="of:=SUBSTITUTE([.D6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6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6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6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6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357378944519247" calcext:value-type="float">
            <text:p>0,357378944519247</text:p>
          </table:table-cell>
          <table:table-cell/>
          <table:table-cell table:formula="of:=SUBSTITUTE([.A66]; &quot;low_2&quot;; &quot;low25&quot;)" office:value-type="string" office:string-value="high" calcext:value-type="string">
            <text:p>high</text:p>
          </table:table-cell>
          <table:table-cell table:formula="of:=SUBSTITUTE([.D6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535680389816944" calcext:value-type="float">
            <text:p>0,535680389816944</text:p>
          </table:table-cell>
          <table:table-cell/>
          <table:table-cell table:formula="of:=SUBSTITUTE([.A67]; &quot;low_2&quot;; &quot;low25&quot;)" office:value-type="string" office:string-value="high" calcext:value-type="string">
            <text:p>high</text:p>
          </table:table-cell>
          <table:table-cell table:formula="of:=SUBSTITUTE([.D6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6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6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6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6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69183947828377" calcext:value-type="float">
            <text:p>0,769183947828377</text:p>
          </table:table-cell>
          <table:table-cell/>
          <table:table-cell table:formula="of:=SUBSTITUTE([.A68]; &quot;low_2&quot;; &quot;low25&quot;)" office:value-type="string" office:string-value="high" calcext:value-type="string">
            <text:p>high</text:p>
          </table:table-cell>
          <table:table-cell table:formula="of:=SUBSTITUTE([.D6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6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6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6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6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10679921026291" calcext:value-type="float">
            <text:p>0,810679921026291</text:p>
          </table:table-cell>
          <table:table-cell/>
          <table:table-cell table:formula="of:=SUBSTITUTE([.A69]; &quot;low_2&quot;; &quot;low25&quot;)" office:value-type="string" office:string-value="high" calcext:value-type="string">
            <text:p>high</text:p>
          </table:table-cell>
          <table:table-cell table:formula="of:=SUBSTITUTE([.D6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6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6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6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6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598322584818485" calcext:value-type="float">
            <text:p>0,598322584818485</text:p>
          </table:table-cell>
          <table:table-cell/>
          <table:table-cell table:formula="of:=SUBSTITUTE([.A70]; &quot;low_2&quot;; &quot;low25&quot;)" office:value-type="string" office:string-value="high" calcext:value-type="string">
            <text:p>high</text:p>
          </table:table-cell>
          <table:table-cell table:formula="of:=SUBSTITUTE([.D7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7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7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7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7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05566058019928" calcext:value-type="float">
            <text:p>0,405566058019928</text:p>
          </table:table-cell>
          <table:table-cell/>
          <table:table-cell table:formula="of:=SUBSTITUTE([.A71]; &quot;low_2&quot;; &quot;low25&quot;)" office:value-type="string" office:string-value="high" calcext:value-type="string">
            <text:p>high</text:p>
          </table:table-cell>
          <table:table-cell table:formula="of:=SUBSTITUTE([.D7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7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7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7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7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475815913037615" calcext:value-type="float">
            <text:p>0,475815913037615</text:p>
          </table:table-cell>
          <table:table-cell/>
          <table:table-cell table:formula="of:=SUBSTITUTE([.A72]; &quot;low_2&quot;; &quot;low25&quot;)" office:value-type="string" office:string-value="high" calcext:value-type="string">
            <text:p>high</text:p>
          </table:table-cell>
          <table:table-cell table:formula="of:=SUBSTITUTE([.D7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59213300656463" calcext:value-type="float">
            <text:p>0,659213300656463</text:p>
          </table:table-cell>
          <table:table-cell/>
          <table:table-cell table:formula="of:=SUBSTITUTE([.A73]; &quot;low_2&quot;; &quot;low25&quot;)" office:value-type="string" office:string-value="high" calcext:value-type="string">
            <text:p>high</text:p>
          </table:table-cell>
          <table:table-cell table:formula="of:=SUBSTITUTE([.D7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7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7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7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7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00422305247728" calcext:value-type="float">
            <text:p>0,700422305247728</text:p>
          </table:table-cell>
          <table:table-cell/>
          <table:table-cell table:formula="of:=SUBSTITUTE([.A74]; &quot;low_2&quot;; &quot;low25&quot;)" office:value-type="string" office:string-value="high" calcext:value-type="string">
            <text:p>high</text:p>
          </table:table-cell>
          <table:table-cell table:formula="of:=SUBSTITUTE([.D7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7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7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7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7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515645596714761" calcext:value-type="float">
            <text:p>0,515645596714761</text:p>
          </table:table-cell>
          <table:table-cell/>
          <table:table-cell table:formula="of:=SUBSTITUTE([.A75]; &quot;low_2&quot;; &quot;low25&quot;)" office:value-type="string" office:string-value="high" calcext:value-type="string">
            <text:p>high</text:p>
          </table:table-cell>
          <table:table-cell table:formula="of:=SUBSTITUTE([.D7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7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7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7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7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289759906313744" calcext:value-type="float">
            <text:p>0,289759906313744</text:p>
          </table:table-cell>
          <table:table-cell/>
          <table:table-cell table:formula="of:=SUBSTITUTE([.A76]; &quot;low_2&quot;; &quot;low25&quot;)" office:value-type="string" office:string-value="high" calcext:value-type="string">
            <text:p>high</text:p>
          </table:table-cell>
          <table:table-cell table:formula="of:=SUBSTITUTE([.D7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7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7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7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7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540724786960533" calcext:value-type="float">
            <text:p>0,540724786960533</text:p>
          </table:table-cell>
          <table:table-cell/>
          <table:table-cell table:formula="of:=SUBSTITUTE([.A77]; &quot;low_2&quot;; &quot;low25&quot;)" office:value-type="string" office:string-value="high" calcext:value-type="string">
            <text:p>high</text:p>
          </table:table-cell>
          <table:table-cell table:formula="of:=SUBSTITUTE([.D7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88013558897322" calcext:value-type="float">
            <text:p>0,688013558897322</text:p>
          </table:table-cell>
          <table:table-cell/>
          <table:table-cell table:formula="of:=SUBSTITUTE([.A78]; &quot;low_2&quot;; &quot;low25&quot;)" office:value-type="string" office:string-value="high" calcext:value-type="string">
            <text:p>high</text:p>
          </table:table-cell>
          <table:table-cell table:formula="of:=SUBSTITUTE([.D7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7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7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7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7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32681205820559" calcext:value-type="float">
            <text:p>0,732681205820559</text:p>
          </table:table-cell>
          <table:table-cell/>
          <table:table-cell table:formula="of:=SUBSTITUTE([.A79]; &quot;low_2&quot;; &quot;low25&quot;)" office:value-type="string" office:string-value="high" calcext:value-type="string">
            <text:p>high</text:p>
          </table:table-cell>
          <table:table-cell table:formula="of:=SUBSTITUTE([.D7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7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7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7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7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592686939244988" calcext:value-type="float">
            <text:p>0,592686939244988</text:p>
          </table:table-cell>
          <table:table-cell/>
          <table:table-cell table:formula="of:=SUBSTITUTE([.A80]; &quot;low_2&quot;; &quot;low25&quot;)" office:value-type="string" office:string-value="high" calcext:value-type="string">
            <text:p>high</text:p>
          </table:table-cell>
          <table:table-cell table:formula="of:=SUBSTITUTE([.D8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8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8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8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8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372026162326782" calcext:value-type="float">
            <text:p>0,372026162326782</text:p>
          </table:table-cell>
          <table:table-cell/>
          <table:table-cell table:formula="of:=SUBSTITUTE([.A81]; &quot;low_2&quot;; &quot;low25&quot;)" office:value-type="string" office:string-value="high" calcext:value-type="string">
            <text:p>high</text:p>
          </table:table-cell>
          <table:table-cell table:formula="of:=SUBSTITUTE([.D8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8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8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8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8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</table:table>
      <table:table table:name="similarity_scores" table:style-name="ta1">
        <table:shapes>
          <draw:frame draw:z-index="0" draw:style-name="gr1" draw:text-style-name="P1" svg:width="16.005cm" svg:height="9.27cm" svg:x="33.062cm" svg:y="0.472cm">
            <draw:object draw:notify-on-update-of-ranges="similarity_scores.D7:similarity_scores.D11 similarity_scores.A7:similarity_scores.A7 similarity_scores.E7:similarity_scores.E11 similarity_scores.A27:similarity_scores.A27 similarity_scores.E27:similarity_scores.E31 similarity_scores.A47:similarity_scores.A47 similarity_scores.E47:similarity_scores.E51 similarity_scores.A67:similarity_scores.A67 similarity_scores.E67:similarity_scores.E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5cm" svg:height="8.999cm" svg:x="33.06cm" svg:y="11.74cm">
            <draw:object draw:notify-on-update-of-ranges="similarity_scores.D17:similarity_scores.D21 similarity_scores.A17:similarity_scores.A17 similarity_scores.E17:similarity_scores.E21 similarity_scores.A37:similarity_scores.A37 similarity_scores.E37:similarity_scores.E41 similarity_scores.A57:similarity_scores.A57 similarity_scores.E57:similarity_scores.E61 similarity_scores.A77:similarity_scores.A77 similarity_scores.E77:similarity_scores.E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5cm" svg:height="9.27cm" svg:x="50.217cm" svg:y="0.449cm">
            <draw:object draw:notify-on-update-of-ranges="similarity_scores.D2:similarity_scores.D6 similarity_scores.A2:similarity_scores.A2 similarity_scores.E2:similarity_scores.E6 similarity_scores.A22:similarity_scores.A22 similarity_scores.E22:similarity_scores.E26 similarity_scores.A42:similarity_scores.A42 similarity_scores.E42:similarity_scores.E46 similarity_scores.A62:similarity_scores.A62 similarity_scores.E62:similarity_scores.E6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.985cm" svg:height="8.999cm" svg:x="50.902cm" svg:y="11.763cm">
            <draw:object draw:notify-on-update-of-ranges="similarity_scores.D12:similarity_scores.D16 similarity_scores.A12:similarity_scores.A12 similarity_scores.E12:similarity_scores.E16 similarity_scores.A32:similarity_scores.A32 similarity_scores.E32:similarity_scores.E36 similarity_scores.A52:similarity_scores.A52 similarity_scores.E52:similarity_scores.E56 similarity_scores.A72:similarity_scores.A72 similarity_scores.E72:similarity_scores.E7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ce6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Intensity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Corrections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Cosine Similarity</text:p>
          </table:table-cell>
          <table:table-cell table:number-columns-repeated="6"/>
        </table:table-row>
        <table:table-row table:style-name="ro1">
          <table:table-cell table:style-name="Default" table:formula="of:=[$InputFromCsv.G2]" office:value-type="string" office:string-value="low" calcext:value-type="string">
            <text:p>low</text:p>
          </table:table-cell>
          <table:table-cell table:style-name="Default" table:formula="of:=[$InputFromCsv.B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]" office:value-type="string" office:string-value="One correction" calcext:value-type="string">
            <text:p>One correction</text:p>
          </table:table-cell>
          <table:table-cell table:formula="of:=[$InputFromCsv.L2]" office:value-type="string" office:string-value="Login User" calcext:value-type="string">
            <text:p>Login User</text:p>
          </table:table-cell>
          <table:table-cell table:formula="of:=[$InputFromCsv.E2]" office:value-type="float" office:value="0.70869881275391" calcext:value-type="float">
            <text:p>0,70869881275391</text:p>
          </table:table-cell>
          <table:table-cell table:style-name="ce4" office:value-type="string" calcext:value-type="string" table:number-columns-spanned="1" table:number-rows-spanned="4">
            <text:p>Ridge with PR1, PR2, Request Type</text:p>
            <text:p>One Correction</text:p>
          </table:table-cell>
          <table:table-cell office:value-type="string" calcext:value-type="string">
            <text:p>Low</text:p>
          </table:table-cell>
          <table:table-cell table:formula="of:=MIN([.E2:.E6])" office:value-type="float" office:value="0.70869881275391" calcext:value-type="float">
            <text:p>0,7087</text:p>
          </table:table-cell>
          <table:table-cell table:formula="of:=MAX([.E2:.E6])" office:value-type="float" office:value="0.889619657349431" calcext:value-type="float">
            <text:p>0,8896</text:p>
          </table:table-cell>
          <table:table-cell table:number-columns-repeated="2"/>
        </table:table-row>
        <table:table-row table:style-name="ro1">
          <table:table-cell table:style-name="Default" table:formula="of:=[$InputFromCsv.G3]" office:value-type="string" office:string-value="low" calcext:value-type="string">
            <text:p>low</text:p>
          </table:table-cell>
          <table:table-cell table:style-name="Default" table:formula="of:=[$InputFromCsv.B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3]" office:value-type="string" office:string-value="One correction" calcext:value-type="string">
            <text:p>One correction</text:p>
          </table:table-cell>
          <table:table-cell table:formula="of:=[$InputFromCsv.L3]" office:value-type="string" office:string-value="GET Product Category" calcext:value-type="string">
            <text:p>GET Product Category</text:p>
          </table:table-cell>
          <table:table-cell table:formula="of:=[$InputFromCsv.E3]" office:value-type="float" office:value="0.887955454167597" calcext:value-type="float">
            <text:p>0,887955454167597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22:.E26])" office:value-type="float" office:value="0.595812450335614" calcext:value-type="float">
            <text:p>0,5958</text:p>
          </table:table-cell>
          <table:table-cell table:formula="of:=MAX([.E22:.E26])" office:value-type="float" office:value="0.819486731387908" calcext:value-type="float">
            <text:p>0,8195</text:p>
          </table:table-cell>
          <table:table-cell table:number-columns-repeated="2"/>
        </table:table-row>
        <table:table-row table:style-name="ro1">
          <table:table-cell table:style-name="Default" table:formula="of:=[$InputFromCsv.G4]" office:value-type="string" office:string-value="low" calcext:value-type="string">
            <text:p>low</text:p>
          </table:table-cell>
          <table:table-cell table:style-name="Default" table:formula="of:=[$InputFromCsv.B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]" office:value-type="string" office:string-value="One correction" calcext:value-type="string">
            <text:p>One correction</text:p>
          </table:table-cell>
          <table:table-cell table:formula="of:=[$InputFromCsv.L4]" office:value-type="string" office:string-value="GET Product" calcext:value-type="string">
            <text:p>GET Product</text:p>
          </table:table-cell>
          <table:table-cell table:formula="of:=[$InputFromCsv.E4]" office:value-type="float" office:value="0.889619657349431" calcext:value-type="float">
            <text:p>0,889619657349431</text:p>
          </table:table-cell>
          <table:covered-table-cell/>
          <table:table-cell office:value-type="string" calcext:value-type="string">
            <text:p>Med</text:p>
          </table:table-cell>
          <table:table-cell table:formula="of:=MIN([.E42:.E46])" office:value-type="float" office:value="0.456947154780137" calcext:value-type="float">
            <text:p>0,4569</text:p>
          </table:table-cell>
          <table:table-cell table:formula="of:=MAX([.E42:.E46])" office:value-type="float" office:value="0.770209644778569" calcext:value-type="float">
            <text:p>0,7702</text:p>
          </table:table-cell>
          <table:table-cell table:number-columns-repeated="2"/>
        </table:table-row>
        <table:table-row table:style-name="ro1">
          <table:table-cell table:style-name="Default" table:formula="of:=[$InputFromCsv.G5]" office:value-type="string" office:string-value="low" calcext:value-type="string">
            <text:p>low</text:p>
          </table:table-cell>
          <table:table-cell table:style-name="Default" table:formula="of:=[$InputFromCsv.B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5]" office:value-type="string" office:string-value="One correction" calcext:value-type="string">
            <text:p>One correction</text:p>
          </table:table-cell>
          <table:table-cell table:formula="of:=[$InputFromCsv.L5]" office:value-type="string" office:string-value="GET Cart" calcext:value-type="string">
            <text:p>GET Cart</text:p>
          </table:table-cell>
          <table:table-cell table:formula="of:=[$InputFromCsv.E5]" office:value-type="float" office:value="0.827199683446163" calcext:value-type="float">
            <text:p>0,827199683446163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62:.E66])" office:value-type="float" office:value="0.357378944519247" calcext:value-type="float">
            <text:p>0,3574</text:p>
          </table:table-cell>
          <table:table-cell table:formula="of:=MAX([.E62:.E66])" office:value-type="float" office:value="0.739562616687823" calcext:value-type="float">
            <text:p>0,7396</text:p>
          </table:table-cell>
          <table:table-cell table:number-columns-repeated="2"/>
        </table:table-row>
        <table:table-row table:style-name="ro1">
          <table:table-cell table:style-name="Default" table:formula="of:=[$InputFromCsv.G6]" office:value-type="string" office:string-value="low" calcext:value-type="string">
            <text:p>low</text:p>
          </table:table-cell>
          <table:table-cell table:style-name="Default" table:formula="of:=[$InputFromCsv.B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]" office:value-type="string" office:string-value="One correction" calcext:value-type="string">
            <text:p>One correction</text:p>
          </table:table-cell>
          <table:table-cell table:formula="of:=[$InputFromCsv.L6]" office:value-type="string" office:string-value="GET User Profile" calcext:value-type="string">
            <text:p>GET User Profile</text:p>
          </table:table-cell>
          <table:table-cell table:formula="of:=[$InputFromCsv.E6]" office:value-type="float" office:value="0.885859295028835" calcext:value-type="float">
            <text:p>0,88585929502883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]" office:value-type="string" office:string-value="low" calcext:value-type="string">
            <text:p>low</text:p>
          </table:table-cell>
          <table:table-cell table:style-name="Default" table:formula="of:=[$InputFromCsv.B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7]" office:value-type="string" office:string-value="No correction" calcext:value-type="string">
            <text:p>No correction</text:p>
          </table:table-cell>
          <table:table-cell table:formula="of:=[$InputFromCsv.L7]" office:value-type="string" office:string-value="Login User" calcext:value-type="string">
            <text:p>Login User</text:p>
          </table:table-cell>
          <table:table-cell table:formula="of:=[$InputFromCsv.E7]" office:value-type="float" office:value="0.817240521862394" calcext:value-type="float">
            <text:p>0,817240521862394</text:p>
          </table:table-cell>
          <table:table-cell table:style-name="ce4" office:value-type="string" calcext:value-type="string" table:number-columns-spanned="1" table:number-rows-spanned="4">
            <text:p>Ridge with PR1, PR2, Request Type</text:p>
            <text:p>No Correction</text:p>
          </table:table-cell>
          <table:table-cell office:value-type="string" calcext:value-type="string">
            <text:p>Low</text:p>
          </table:table-cell>
          <table:table-cell table:formula="of:=MIN([.E7:.E11])" office:value-type="float" office:value="0.817240521862394" calcext:value-type="float">
            <text:p>0,8172</text:p>
          </table:table-cell>
          <table:table-cell table:formula="of:=MAX([.E7:.E11])" office:value-type="float" office:value="0.92621401560054" calcext:value-type="float">
            <text:p>0,9262</text:p>
          </table:table-cell>
          <table:table-cell table:number-columns-repeated="2"/>
        </table:table-row>
        <table:table-row table:style-name="ro1">
          <table:table-cell table:style-name="Default" table:formula="of:=[$InputFromCsv.G8]" office:value-type="string" office:string-value="low" calcext:value-type="string">
            <text:p>low</text:p>
          </table:table-cell>
          <table:table-cell table:style-name="Default" table:formula="of:=[$InputFromCsv.B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8]" office:value-type="string" office:string-value="No correction" calcext:value-type="string">
            <text:p>No correction</text:p>
          </table:table-cell>
          <table:table-cell table:formula="of:=[$InputFromCsv.L8]" office:value-type="string" office:string-value="GET Product Category" calcext:value-type="string">
            <text:p>GET Product Category</text:p>
          </table:table-cell>
          <table:table-cell table:formula="of:=[$InputFromCsv.E8]" office:value-type="float" office:value="0.92621401560054" calcext:value-type="float">
            <text:p>0,92621401560054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27:.E31])" office:value-type="float" office:value="0.687865903130271" calcext:value-type="float">
            <text:p>0,6879</text:p>
          </table:table-cell>
          <table:table-cell table:formula="of:=MAX([.E27:.E31])" office:value-type="float" office:value="0.876698597949034" calcext:value-type="float">
            <text:p>0,8767</text:p>
          </table:table-cell>
          <table:table-cell table:number-columns-repeated="2"/>
        </table:table-row>
        <table:table-row table:style-name="ro1">
          <table:table-cell table:style-name="Default" table:formula="of:=[$InputFromCsv.G9]" office:value-type="string" office:string-value="low" calcext:value-type="string">
            <text:p>low</text:p>
          </table:table-cell>
          <table:table-cell table:style-name="Default" table:formula="of:=[$InputFromCsv.B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9]" office:value-type="string" office:string-value="No correction" calcext:value-type="string">
            <text:p>No correction</text:p>
          </table:table-cell>
          <table:table-cell table:formula="of:=[$InputFromCsv.L9]" office:value-type="string" office:string-value="GET Product" calcext:value-type="string">
            <text:p>GET Product</text:p>
          </table:table-cell>
          <table:table-cell table:formula="of:=[$InputFromCsv.E9]" office:value-type="float" office:value="0.923558231563866" calcext:value-type="float">
            <text:p>0,923558231563866</text:p>
          </table:table-cell>
          <table:covered-table-cell/>
          <table:table-cell office:value-type="string" calcext:value-type="string">
            <text:p>Med</text:p>
          </table:table-cell>
          <table:table-cell table:formula="of:=MIN([.E47:.E51])" office:value-type="float" office:value="0.551961950498658" calcext:value-type="float">
            <text:p>0,5520</text:p>
          </table:table-cell>
          <table:table-cell table:formula="of:=MAX([.E47:.E51])" office:value-type="float" office:value="0.835500847197718" calcext:value-type="float">
            <text:p>0,8355</text:p>
          </table:table-cell>
          <table:table-cell table:number-columns-repeated="2"/>
        </table:table-row>
        <table:table-row table:style-name="ro1">
          <table:table-cell table:style-name="Default" table:formula="of:=[$InputFromCsv.G10]" office:value-type="string" office:string-value="low" calcext:value-type="string">
            <text:p>low</text:p>
          </table:table-cell>
          <table:table-cell table:style-name="Default" table:formula="of:=[$InputFromCsv.B1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10]" office:value-type="string" office:string-value="No correction" calcext:value-type="string">
            <text:p>No correction</text:p>
          </table:table-cell>
          <table:table-cell table:formula="of:=[$InputFromCsv.L10]" office:value-type="string" office:string-value="GET Cart" calcext:value-type="string">
            <text:p>GET Cart</text:p>
          </table:table-cell>
          <table:table-cell table:formula="of:=[$InputFromCsv.E10]" office:value-type="float" office:value="0.870667769042368" calcext:value-type="float">
            <text:p>0,870667769042368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67:.E71])" office:value-type="float" office:value="0.405566058019928" calcext:value-type="float">
            <text:p>0,4056</text:p>
          </table:table-cell>
          <table:table-cell table:formula="of:=MAX([.E67:.E71])" office:value-type="float" office:value="0.810679921026291" calcext:value-type="float">
            <text:p>0,8107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1]" office:value-type="string" office:string-value="low" calcext:value-type="string">
            <text:p>low</text:p>
          </table:table-cell>
          <table:table-cell table:style-name="Default" table:formula="of:=[$InputFromCsv.B1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11]" office:value-type="string" office:string-value="No correction" calcext:value-type="string">
            <text:p>No correction</text:p>
          </table:table-cell>
          <table:table-cell table:formula="of:=[$InputFromCsv.L11]" office:value-type="string" office:string-value="GET User Profile" calcext:value-type="string">
            <text:p>GET User Profile</text:p>
          </table:table-cell>
          <table:table-cell table:formula="of:=[$InputFromCsv.E11]" office:value-type="float" office:value="0.91596436930845" calcext:value-type="float">
            <text:p>0,91596436930845</text:p>
          </table:table-cell>
          <table:table-cell table:number-columns-repeated="2"/>
          <table:table-cell table:style-name="Default" table:number-columns-repeated="2"/>
          <table:table-cell table:style-name="ce18" table:number-columns-repeated="2"/>
        </table:table-row>
        <table:table-row table:style-name="ro1">
          <table:table-cell table:style-name="Default" table:formula="of:=[$InputFromCsv.G12]" office:value-type="string" office:string-value="low" calcext:value-type="string">
            <text:p>low</text:p>
          </table:table-cell>
          <table:table-cell table:style-name="Default" table:formula="of:=[$InputFromCsv.B1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2]" office:value-type="string" office:string-value="One correction" calcext:value-type="string">
            <text:p>One correction</text:p>
          </table:table-cell>
          <table:table-cell table:formula="of:=[$InputFromCsv.L12]" office:value-type="string" office:string-value="Login User" calcext:value-type="string">
            <text:p>Login User</text:p>
          </table:table-cell>
          <table:table-cell table:formula="of:=[$InputFromCsv.E12]" office:value-type="float" office:value="0.725253396670779" calcext:value-type="float">
            <text:p>0,725253396670779</text:p>
          </table:table-cell>
          <table:table-cell table:style-name="ce4" office:value-type="string" calcext:value-type="string" table:number-columns-spanned="1" table:number-rows-spanned="4">
            <text:p>DT with PR1, PR2, Request Type</text:p>
            <text:p>One Correction</text:p>
          </table:table-cell>
          <table:table-cell office:value-type="string" calcext:value-type="string">
            <text:p>Low</text:p>
          </table:table-cell>
          <table:table-cell table:formula="of:=MIN([.E12:.E16])" office:value-type="float" office:value="0.725253396670779" calcext:value-type="float">
            <text:p>0,7253</text:p>
          </table:table-cell>
          <table:table-cell table:formula="of:=MAX([.E12:.E16])" office:value-type="float" office:value="0.821946539369814" calcext:value-type="float">
            <text:p>0,8219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3]" office:value-type="string" office:string-value="low" calcext:value-type="string">
            <text:p>low</text:p>
          </table:table-cell>
          <table:table-cell table:style-name="Default" table:formula="of:=[$InputFromCsv.B1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3]" office:value-type="string" office:string-value="One correction" calcext:value-type="string">
            <text:p>One correction</text:p>
          </table:table-cell>
          <table:table-cell table:formula="of:=[$InputFromCsv.L13]" office:value-type="string" office:string-value="GET Product Category" calcext:value-type="string">
            <text:p>GET Product Category</text:p>
          </table:table-cell>
          <table:table-cell table:formula="of:=[$InputFromCsv.E13]" office:value-type="float" office:value="0.821946539369814" calcext:value-type="float">
            <text:p>0,821946539369814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32:.E36])" office:value-type="float" office:value="0.586620675269242" calcext:value-type="float">
            <text:p>0,5866</text:p>
          </table:table-cell>
          <table:table-cell table:formula="of:=MAX([.E32:.E36])" office:value-type="float" office:value="0.770625732245886" calcext:value-type="float">
            <text:p>0,7706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4]" office:value-type="string" office:string-value="low" calcext:value-type="string">
            <text:p>low</text:p>
          </table:table-cell>
          <table:table-cell table:style-name="Default" table:formula="of:=[$InputFromCsv.B1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4]" office:value-type="string" office:string-value="One correction" calcext:value-type="string">
            <text:p>One correction</text:p>
          </table:table-cell>
          <table:table-cell table:formula="of:=[$InputFromCsv.L14]" office:value-type="string" office:string-value="GET Product" calcext:value-type="string">
            <text:p>GET Product</text:p>
          </table:table-cell>
          <table:table-cell table:formula="of:=[$InputFromCsv.E14]" office:value-type="float" office:value="0.819611494161239" calcext:value-type="float">
            <text:p>0,819611494161239</text:p>
          </table:table-cell>
          <table:covered-table-cell/>
          <table:table-cell office:value-type="string" calcext:value-type="string">
            <text:p>Med</text:p>
          </table:table-cell>
          <table:table-cell table:formula="of:=MIN([.E52:.E56])" office:value-type="float" office:value="0.38184009003913" calcext:value-type="float">
            <text:p>0,3818</text:p>
          </table:table-cell>
          <table:table-cell table:formula="of:=MAX([.E52:.E56])" office:value-type="float" office:value="0.721093015245458" calcext:value-type="float">
            <text:p>0,7211</text:p>
          </table:table-cell>
          <table:table-cell table:number-columns-repeated="2"/>
        </table:table-row>
        <table:table-row table:style-name="ro1">
          <table:table-cell table:style-name="Default" table:formula="of:=[$InputFromCsv.G15]" office:value-type="string" office:string-value="low" calcext:value-type="string">
            <text:p>low</text:p>
          </table:table-cell>
          <table:table-cell table:style-name="Default" table:formula="of:=[$InputFromCsv.B1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5]" office:value-type="string" office:string-value="One correction" calcext:value-type="string">
            <text:p>One correction</text:p>
          </table:table-cell>
          <table:table-cell table:formula="of:=[$InputFromCsv.L15]" office:value-type="string" office:string-value="GET Cart" calcext:value-type="string">
            <text:p>GET Cart</text:p>
          </table:table-cell>
          <table:table-cell table:formula="of:=[$InputFromCsv.E15]" office:value-type="float" office:value="0.813993362425084" calcext:value-type="float">
            <text:p>0,813993362425084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72:.E76])" office:value-type="float" office:value="0.289759906313744" calcext:value-type="float">
            <text:p>0,2898</text:p>
          </table:table-cell>
          <table:table-cell table:formula="of:=MAX([.E72:.E76])" office:value-type="float" office:value="0.700422305247728" calcext:value-type="float">
            <text:p>0,7004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6]" office:value-type="string" office:string-value="low" calcext:value-type="string">
            <text:p>low</text:p>
          </table:table-cell>
          <table:table-cell table:style-name="Default" table:formula="of:=[$InputFromCsv.B1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6]" office:value-type="string" office:string-value="One correction" calcext:value-type="string">
            <text:p>One correction</text:p>
          </table:table-cell>
          <table:table-cell table:formula="of:=[$InputFromCsv.L16]" office:value-type="string" office:string-value="GET User Profile" calcext:value-type="string">
            <text:p>GET User Profile</text:p>
          </table:table-cell>
          <table:table-cell table:formula="of:=[$InputFromCsv.E16]" office:value-type="float" office:value="0.746231947506336" calcext:value-type="float">
            <text:p>0,746231947506336</text:p>
          </table:table-cell>
          <table:table-cell table:number-columns-repeated="2"/>
          <table:table-cell table:style-name="Default" table:number-columns-repeated="2"/>
          <table:table-cell table:style-name="ce18" table:number-columns-repeated="2"/>
        </table:table-row>
        <table:table-row table:style-name="ro1">
          <table:table-cell table:style-name="Default" table:formula="of:=[$InputFromCsv.G17]" office:value-type="string" office:string-value="low" calcext:value-type="string">
            <text:p>low</text:p>
          </table:table-cell>
          <table:table-cell table:style-name="Default" table:formula="of:=[$InputFromCsv.B1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7]" office:value-type="string" office:string-value="No correction" calcext:value-type="string">
            <text:p>No correction</text:p>
          </table:table-cell>
          <table:table-cell table:formula="of:=[$InputFromCsv.L17]" office:value-type="string" office:string-value="Login User" calcext:value-type="string">
            <text:p>Login User</text:p>
          </table:table-cell>
          <table:table-cell table:formula="of:=[$InputFromCsv.E17]" office:value-type="float" office:value="0.807750107290233" calcext:value-type="float">
            <text:p>0,807750107290233</text:p>
          </table:table-cell>
          <table:table-cell table:style-name="ce4" office:value-type="string" calcext:value-type="string" table:number-columns-spanned="1" table:number-rows-spanned="4">
            <text:p>DT with PR1, PR2, Request Type</text:p>
            <text:p>No Correction</text:p>
          </table:table-cell>
          <table:table-cell office:value-type="string" calcext:value-type="string">
            <text:p>Low</text:p>
          </table:table-cell>
          <table:table-cell table:formula="of:=MIN([.E17:.E21])" office:value-type="float" office:value="0.745100540886429" calcext:value-type="float">
            <text:p>0,7451</text:p>
          </table:table-cell>
          <table:table-cell table:formula="of:=MAX([.E17:.E21])" office:value-type="float" office:value="0.845925883262578" calcext:value-type="float">
            <text:p>0,8459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8]" office:value-type="string" office:string-value="low" calcext:value-type="string">
            <text:p>low</text:p>
          </table:table-cell>
          <table:table-cell table:style-name="Default" table:formula="of:=[$InputFromCsv.B1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8]" office:value-type="string" office:string-value="No correction" calcext:value-type="string">
            <text:p>No correction</text:p>
          </table:table-cell>
          <table:table-cell table:formula="of:=[$InputFromCsv.L18]" office:value-type="string" office:string-value="GET Product Category" calcext:value-type="string">
            <text:p>GET Product Category</text:p>
          </table:table-cell>
          <table:table-cell table:formula="of:=[$InputFromCsv.E18]" office:value-type="float" office:value="0.775818579012547" calcext:value-type="float">
            <text:p>0,775818579012547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37:.E41])" office:value-type="float" office:value="0.619424697704157" calcext:value-type="float">
            <text:p>0,6194</text:p>
          </table:table-cell>
          <table:table-cell table:formula="of:=MAX([.E37:.E41])" office:value-type="float" office:value="0.799821372938516" calcext:value-type="float">
            <text:p>0,7998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9]" office:value-type="string" office:string-value="low" calcext:value-type="string">
            <text:p>low</text:p>
          </table:table-cell>
          <table:table-cell table:style-name="Default" table:formula="of:=[$InputFromCsv.B1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9]" office:value-type="string" office:string-value="No correction" calcext:value-type="string">
            <text:p>No correction</text:p>
          </table:table-cell>
          <table:table-cell table:formula="of:=[$InputFromCsv.L19]" office:value-type="string" office:string-value="GET Product" calcext:value-type="string">
            <text:p>GET Product</text:p>
          </table:table-cell>
          <table:table-cell table:formula="of:=[$InputFromCsv.E19]" office:value-type="float" office:value="0.745100540886429" calcext:value-type="float">
            <text:p>0,745100540886429</text:p>
          </table:table-cell>
          <table:covered-table-cell/>
          <table:table-cell office:value-type="string" calcext:value-type="string">
            <text:p>Med</text:p>
          </table:table-cell>
          <table:table-cell table:formula="of:=MIN([.E57:.E61])" office:value-type="float" office:value="0.508712574556859" calcext:value-type="float">
            <text:p>0,5087</text:p>
          </table:table-cell>
          <table:table-cell table:formula="of:=MAX([.E57:.E61])" office:value-type="float" office:value="0.751080557355535" calcext:value-type="float">
            <text:p>0,7511</text:p>
          </table:table-cell>
          <table:table-cell table:number-columns-repeated="2"/>
        </table:table-row>
        <table:table-row table:style-name="ro1">
          <table:table-cell table:style-name="Default" table:formula="of:=[$InputFromCsv.G20]" office:value-type="string" office:string-value="low" calcext:value-type="string">
            <text:p>low</text:p>
          </table:table-cell>
          <table:table-cell table:style-name="Default" table:formula="of:=[$InputFromCsv.B2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20]" office:value-type="string" office:string-value="No correction" calcext:value-type="string">
            <text:p>No correction</text:p>
          </table:table-cell>
          <table:table-cell table:formula="of:=[$InputFromCsv.L20]" office:value-type="string" office:string-value="GET Cart" calcext:value-type="string">
            <text:p>GET Cart</text:p>
          </table:table-cell>
          <table:table-cell table:formula="of:=[$InputFromCsv.E20]" office:value-type="float" office:value="0.845925883262578" calcext:value-type="float">
            <text:p>0,845925883262578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77:.E81])" office:value-type="float" office:value="0.372026162326782" calcext:value-type="float">
            <text:p>0,3720</text:p>
          </table:table-cell>
          <table:table-cell table:formula="of:=MAX([.E77:.E81])" office:value-type="float" office:value="0.732681205820559" calcext:value-type="float">
            <text:p>0,7327</text:p>
          </table:table-cell>
          <table:table-cell table:number-columns-repeated="2"/>
        </table:table-row>
        <table:table-row table:style-name="ro1">
          <table:table-cell table:style-name="Default" table:formula="of:=[$InputFromCsv.G21]" office:value-type="string" office:string-value="low" calcext:value-type="string">
            <text:p>low</text:p>
          </table:table-cell>
          <table:table-cell table:style-name="Default" table:formula="of:=[$InputFromCsv.B2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21]" office:value-type="string" office:string-value="No correction" calcext:value-type="string">
            <text:p>No correction</text:p>
          </table:table-cell>
          <table:table-cell table:formula="of:=[$InputFromCsv.L21]" office:value-type="string" office:string-value="GET User Profile" calcext:value-type="string">
            <text:p>GET User Profile</text:p>
          </table:table-cell>
          <table:table-cell table:formula="of:=[$InputFromCsv.E21]" office:value-type="float" office:value="0.76308382518115" calcext:value-type="float">
            <text:p>0,76308382518115</text:p>
          </table:table-cell>
          <table:table-cell table:number-columns-repeated="6"/>
        </table:table-row>
        <table:table-row table:style-name="ro1">
          <table:table-cell table:style-name="Default" table:formula="of:=[$InputFromCsv.G22]" office:value-type="string" office:string-value="low25" calcext:value-type="string">
            <text:p>low25</text:p>
          </table:table-cell>
          <table:table-cell table:style-name="Default" table:formula="of:=[$InputFromCsv.B2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2]" office:value-type="string" office:string-value="One correction" calcext:value-type="string">
            <text:p>One correction</text:p>
          </table:table-cell>
          <table:table-cell table:formula="of:=[$InputFromCsv.L22]" office:value-type="string" office:string-value="Login User" calcext:value-type="string">
            <text:p>Login User</text:p>
          </table:table-cell>
          <table:table-cell table:formula="of:=[$InputFromCsv.E22]" office:value-type="float" office:value="0.637177278293148" calcext:value-type="float">
            <text:p>0,637177278293148</text:p>
          </table:table-cell>
          <table:table-cell table:number-columns-repeated="6"/>
        </table:table-row>
        <table:table-row table:style-name="ro1">
          <table:table-cell table:style-name="Default" table:formula="of:=[$InputFromCsv.G23]" office:value-type="string" office:string-value="low25" calcext:value-type="string">
            <text:p>low25</text:p>
          </table:table-cell>
          <table:table-cell table:style-name="Default" table:formula="of:=[$InputFromCsv.B2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3]" office:value-type="string" office:string-value="One correction" calcext:value-type="string">
            <text:p>One correction</text:p>
          </table:table-cell>
          <table:table-cell table:formula="of:=[$InputFromCsv.L23]" office:value-type="string" office:string-value="GET Product Category" calcext:value-type="string">
            <text:p>GET Product Category</text:p>
          </table:table-cell>
          <table:table-cell table:formula="of:=[$InputFromCsv.E23]" office:value-type="float" office:value="0.78373726240396" calcext:value-type="float">
            <text:p>0,78373726240396</text:p>
          </table:table-cell>
          <table:table-cell table:number-columns-repeated="6"/>
        </table:table-row>
        <table:table-row table:style-name="ro1">
          <table:table-cell table:style-name="Default" table:formula="of:=[$InputFromCsv.G24]" office:value-type="string" office:string-value="low25" calcext:value-type="string">
            <text:p>low25</text:p>
          </table:table-cell>
          <table:table-cell table:style-name="Default" table:formula="of:=[$InputFromCsv.B2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4]" office:value-type="string" office:string-value="One correction" calcext:value-type="string">
            <text:p>One correction</text:p>
          </table:table-cell>
          <table:table-cell table:formula="of:=[$InputFromCsv.L24]" office:value-type="string" office:string-value="GET Product" calcext:value-type="string">
            <text:p>GET Product</text:p>
          </table:table-cell>
          <table:table-cell table:formula="of:=[$InputFromCsv.E24]" office:value-type="float" office:value="0.819486731387908" calcext:value-type="float">
            <text:p>0,81948673138790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25]" office:value-type="string" office:string-value="low25" calcext:value-type="string">
            <text:p>low25</text:p>
          </table:table-cell>
          <table:table-cell table:style-name="Default" table:formula="of:=[$InputFromCsv.B2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5]" office:value-type="string" office:string-value="One correction" calcext:value-type="string">
            <text:p>One correction</text:p>
          </table:table-cell>
          <table:table-cell table:formula="of:=[$InputFromCsv.L25]" office:value-type="string" office:string-value="GET Cart" calcext:value-type="string">
            <text:p>GET Cart</text:p>
          </table:table-cell>
          <table:table-cell table:formula="of:=[$InputFromCsv.E25]" office:value-type="float" office:value="0.767324777060061" calcext:value-type="float">
            <text:p>0,767324777060061</text:p>
          </table:table-cell>
          <table:table-cell table:style-name="ce4"/>
          <table:table-cell table:number-columns-repeated="5"/>
        </table:table-row>
        <table:table-row table:style-name="ro1">
          <table:table-cell table:style-name="Default" table:formula="of:=[$InputFromCsv.G26]" office:value-type="string" office:string-value="low25" calcext:value-type="string">
            <text:p>low25</text:p>
          </table:table-cell>
          <table:table-cell table:style-name="Default" table:formula="of:=[$InputFromCsv.B2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6]" office:value-type="string" office:string-value="One correction" calcext:value-type="string">
            <text:p>One correction</text:p>
          </table:table-cell>
          <table:table-cell table:formula="of:=[$InputFromCsv.L26]" office:value-type="string" office:string-value="GET User Profile" calcext:value-type="string">
            <text:p>GET User Profile</text:p>
          </table:table-cell>
          <table:table-cell table:formula="of:=[$InputFromCsv.E26]" office:value-type="float" office:value="0.595812450335614" calcext:value-type="float">
            <text:p>0,595812450335614</text:p>
          </table:table-cell>
          <table:table-cell table:number-columns-repeated="6"/>
        </table:table-row>
        <table:table-row table:style-name="ro1">
          <table:table-cell table:style-name="Default" table:formula="of:=[$InputFromCsv.G27]" office:value-type="string" office:string-value="low25" calcext:value-type="string">
            <text:p>low25</text:p>
          </table:table-cell>
          <table:table-cell table:style-name="Default" table:formula="of:=[$InputFromCsv.B2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7]" office:value-type="string" office:string-value="No correction" calcext:value-type="string">
            <text:p>No correction</text:p>
          </table:table-cell>
          <table:table-cell table:formula="of:=[$InputFromCsv.L27]" office:value-type="string" office:string-value="Login User" calcext:value-type="string">
            <text:p>Login User</text:p>
          </table:table-cell>
          <table:table-cell table:formula="of:=[$InputFromCsv.E27]" office:value-type="float" office:value="0.784853214715628" calcext:value-type="float">
            <text:p>0,784853214715628</text:p>
          </table:table-cell>
          <table:table-cell table:number-columns-repeated="6"/>
        </table:table-row>
        <table:table-row table:style-name="ro1">
          <table:table-cell table:style-name="Default" table:formula="of:=[$InputFromCsv.G28]" office:value-type="string" office:string-value="low25" calcext:value-type="string">
            <text:p>low25</text:p>
          </table:table-cell>
          <table:table-cell table:style-name="Default" table:formula="of:=[$InputFromCsv.B2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8]" office:value-type="string" office:string-value="No correction" calcext:value-type="string">
            <text:p>No correction</text:p>
          </table:table-cell>
          <table:table-cell table:formula="of:=[$InputFromCsv.L28]" office:value-type="string" office:string-value="GET Product Category" calcext:value-type="string">
            <text:p>GET Product Category</text:p>
          </table:table-cell>
          <table:table-cell table:formula="of:=[$InputFromCsv.E28]" office:value-type="float" office:value="0.860045112483904" calcext:value-type="float">
            <text:p>0,860045112483904</text:p>
          </table:table-cell>
          <table:table-cell table:number-columns-repeated="6"/>
        </table:table-row>
        <table:table-row table:style-name="ro1">
          <table:table-cell table:style-name="Default" table:formula="of:=[$InputFromCsv.G29]" office:value-type="string" office:string-value="low25" calcext:value-type="string">
            <text:p>low25</text:p>
          </table:table-cell>
          <table:table-cell table:style-name="Default" table:formula="of:=[$InputFromCsv.B2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9]" office:value-type="string" office:string-value="No correction" calcext:value-type="string">
            <text:p>No correction</text:p>
          </table:table-cell>
          <table:table-cell table:formula="of:=[$InputFromCsv.L29]" office:value-type="string" office:string-value="GET Product" calcext:value-type="string">
            <text:p>GET Product</text:p>
          </table:table-cell>
          <table:table-cell table:formula="of:=[$InputFromCsv.E29]" office:value-type="float" office:value="0.876698597949034" calcext:value-type="float">
            <text:p>0,876698597949034</text:p>
          </table:table-cell>
          <table:table-cell table:number-columns-repeated="6"/>
        </table:table-row>
        <table:table-row table:style-name="ro1">
          <table:table-cell table:style-name="Default" table:formula="of:=[$InputFromCsv.G30]" office:value-type="string" office:string-value="low25" calcext:value-type="string">
            <text:p>low25</text:p>
          </table:table-cell>
          <table:table-cell table:style-name="Default" table:formula="of:=[$InputFromCsv.B3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30]" office:value-type="string" office:string-value="No correction" calcext:value-type="string">
            <text:p>No correction</text:p>
          </table:table-cell>
          <table:table-cell table:formula="of:=[$InputFromCsv.L30]" office:value-type="string" office:string-value="GET Cart" calcext:value-type="string">
            <text:p>GET Cart</text:p>
          </table:table-cell>
          <table:table-cell table:formula="of:=[$InputFromCsv.E30]" office:value-type="float" office:value="0.821053202617161" calcext:value-type="float">
            <text:p>0,82105320261716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1]" office:value-type="string" office:string-value="low25" calcext:value-type="string">
            <text:p>low25</text:p>
          </table:table-cell>
          <table:table-cell table:style-name="Default" table:formula="of:=[$InputFromCsv.B3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31]" office:value-type="string" office:string-value="No correction" calcext:value-type="string">
            <text:p>No correction</text:p>
          </table:table-cell>
          <table:table-cell table:formula="of:=[$InputFromCsv.L31]" office:value-type="string" office:string-value="GET User Profile" calcext:value-type="string">
            <text:p>GET User Profile</text:p>
          </table:table-cell>
          <table:table-cell table:formula="of:=[$InputFromCsv.E31]" office:value-type="float" office:value="0.687865903130271" calcext:value-type="float">
            <text:p>0,68786590313027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2]" office:value-type="string" office:string-value="low25" calcext:value-type="string">
            <text:p>low25</text:p>
          </table:table-cell>
          <table:table-cell table:style-name="Default" table:formula="of:=[$InputFromCsv.B3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2]" office:value-type="string" office:string-value="One correction" calcext:value-type="string">
            <text:p>One correction</text:p>
          </table:table-cell>
          <table:table-cell table:formula="of:=[$InputFromCsv.L32]" office:value-type="string" office:string-value="Login User" calcext:value-type="string">
            <text:p>Login User</text:p>
          </table:table-cell>
          <table:table-cell table:formula="of:=[$InputFromCsv.E32]" office:value-type="float" office:value="0.636324121970155" calcext:value-type="float">
            <text:p>0,63632412197015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3]" office:value-type="string" office:string-value="low25" calcext:value-type="string">
            <text:p>low25</text:p>
          </table:table-cell>
          <table:table-cell table:style-name="Default" table:formula="of:=[$InputFromCsv.B3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3]" office:value-type="string" office:string-value="One correction" calcext:value-type="string">
            <text:p>One correction</text:p>
          </table:table-cell>
          <table:table-cell table:formula="of:=[$InputFromCsv.L33]" office:value-type="string" office:string-value="GET Product Category" calcext:value-type="string">
            <text:p>GET Product Category</text:p>
          </table:table-cell>
          <table:table-cell table:formula="of:=[$InputFromCsv.E33]" office:value-type="float" office:value="0.770625732245886" calcext:value-type="float">
            <text:p>0,77062573224588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4]" office:value-type="string" office:string-value="low25" calcext:value-type="string">
            <text:p>low25</text:p>
          </table:table-cell>
          <table:table-cell table:style-name="Default" table:formula="of:=[$InputFromCsv.B3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4]" office:value-type="string" office:string-value="One correction" calcext:value-type="string">
            <text:p>One correction</text:p>
          </table:table-cell>
          <table:table-cell table:formula="of:=[$InputFromCsv.L34]" office:value-type="string" office:string-value="GET Product" calcext:value-type="string">
            <text:p>GET Product</text:p>
          </table:table-cell>
          <table:table-cell table:formula="of:=[$InputFromCsv.E34]" office:value-type="float" office:value="0.761867839913944" calcext:value-type="float">
            <text:p>0,76186783991394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5]" office:value-type="string" office:string-value="low25" calcext:value-type="string">
            <text:p>low25</text:p>
          </table:table-cell>
          <table:table-cell table:style-name="Default" table:formula="of:=[$InputFromCsv.B3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5]" office:value-type="string" office:string-value="One correction" calcext:value-type="string">
            <text:p>One correction</text:p>
          </table:table-cell>
          <table:table-cell table:formula="of:=[$InputFromCsv.L35]" office:value-type="string" office:string-value="GET Cart" calcext:value-type="string">
            <text:p>GET Cart</text:p>
          </table:table-cell>
          <table:table-cell table:formula="of:=[$InputFromCsv.E35]" office:value-type="float" office:value="0.725958954127123" calcext:value-type="float">
            <text:p>0,72595895412712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6]" office:value-type="string" office:string-value="low25" calcext:value-type="string">
            <text:p>low25</text:p>
          </table:table-cell>
          <table:table-cell table:style-name="Default" table:formula="of:=[$InputFromCsv.B3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6]" office:value-type="string" office:string-value="One correction" calcext:value-type="string">
            <text:p>One correction</text:p>
          </table:table-cell>
          <table:table-cell table:formula="of:=[$InputFromCsv.L36]" office:value-type="string" office:string-value="GET User Profile" calcext:value-type="string">
            <text:p>GET User Profile</text:p>
          </table:table-cell>
          <table:table-cell table:formula="of:=[$InputFromCsv.E36]" office:value-type="float" office:value="0.586620675269242" calcext:value-type="float">
            <text:p>0,58662067526924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7]" office:value-type="string" office:string-value="low25" calcext:value-type="string">
            <text:p>low25</text:p>
          </table:table-cell>
          <table:table-cell table:style-name="Default" table:formula="of:=[$InputFromCsv.B3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7]" office:value-type="string" office:string-value="No correction" calcext:value-type="string">
            <text:p>No correction</text:p>
          </table:table-cell>
          <table:table-cell table:formula="of:=[$InputFromCsv.L37]" office:value-type="string" office:string-value="Login User" calcext:value-type="string">
            <text:p>Login User</text:p>
          </table:table-cell>
          <table:table-cell table:formula="of:=[$InputFromCsv.E37]" office:value-type="float" office:value="0.777749846042148" calcext:value-type="float">
            <text:p>0,77774984604214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8]" office:value-type="string" office:string-value="low25" calcext:value-type="string">
            <text:p>low25</text:p>
          </table:table-cell>
          <table:table-cell table:style-name="Default" table:formula="of:=[$InputFromCsv.B3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8]" office:value-type="string" office:string-value="No correction" calcext:value-type="string">
            <text:p>No correction</text:p>
          </table:table-cell>
          <table:table-cell table:formula="of:=[$InputFromCsv.L38]" office:value-type="string" office:string-value="GET Product Category" calcext:value-type="string">
            <text:p>GET Product Category</text:p>
          </table:table-cell>
          <table:table-cell table:formula="of:=[$InputFromCsv.E38]" office:value-type="float" office:value="0.689326008625621" calcext:value-type="float">
            <text:p>0,68932600862562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9]" office:value-type="string" office:string-value="low25" calcext:value-type="string">
            <text:p>low25</text:p>
          </table:table-cell>
          <table:table-cell table:style-name="Default" table:formula="of:=[$InputFromCsv.B3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9]" office:value-type="string" office:string-value="No correction" calcext:value-type="string">
            <text:p>No correction</text:p>
          </table:table-cell>
          <table:table-cell table:formula="of:=[$InputFromCsv.L39]" office:value-type="string" office:string-value="GET Product" calcext:value-type="string">
            <text:p>GET Product</text:p>
          </table:table-cell>
          <table:table-cell table:formula="of:=[$InputFromCsv.E39]" office:value-type="float" office:value="0.69769373750264" calcext:value-type="float">
            <text:p>0,6976937375026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0]" office:value-type="string" office:string-value="low25" calcext:value-type="string">
            <text:p>low25</text:p>
          </table:table-cell>
          <table:table-cell table:style-name="Default" table:formula="of:=[$InputFromCsv.B4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40]" office:value-type="string" office:string-value="No correction" calcext:value-type="string">
            <text:p>No correction</text:p>
          </table:table-cell>
          <table:table-cell table:formula="of:=[$InputFromCsv.L40]" office:value-type="string" office:string-value="GET Cart" calcext:value-type="string">
            <text:p>GET Cart</text:p>
          </table:table-cell>
          <table:table-cell table:formula="of:=[$InputFromCsv.E40]" office:value-type="float" office:value="0.799821372938516" calcext:value-type="float">
            <text:p>0,79982137293851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1]" office:value-type="string" office:string-value="low25" calcext:value-type="string">
            <text:p>low25</text:p>
          </table:table-cell>
          <table:table-cell table:style-name="Default" table:formula="of:=[$InputFromCsv.B4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41]" office:value-type="string" office:string-value="No correction" calcext:value-type="string">
            <text:p>No correction</text:p>
          </table:table-cell>
          <table:table-cell table:formula="of:=[$InputFromCsv.L41]" office:value-type="string" office:string-value="GET User Profile" calcext:value-type="string">
            <text:p>GET User Profile</text:p>
          </table:table-cell>
          <table:table-cell table:formula="of:=[$InputFromCsv.E41]" office:value-type="float" office:value="0.619424697704157" calcext:value-type="float">
            <text:p>0,61942469770415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2]" office:value-type="string" office:string-value="med" calcext:value-type="string">
            <text:p>med</text:p>
          </table:table-cell>
          <table:table-cell table:style-name="Default" table:formula="of:=[$InputFromCsv.B4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2]" office:value-type="string" office:string-value="One correction" calcext:value-type="string">
            <text:p>One correction</text:p>
          </table:table-cell>
          <table:table-cell table:formula="of:=[$InputFromCsv.L42]" office:value-type="string" office:string-value="Login User" calcext:value-type="string">
            <text:p>Login User</text:p>
          </table:table-cell>
          <table:table-cell table:formula="of:=[$InputFromCsv.E42]" office:value-type="float" office:value="0.575267312815107" calcext:value-type="float">
            <text:p>0,57526731281510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3]" office:value-type="string" office:string-value="med" calcext:value-type="string">
            <text:p>med</text:p>
          </table:table-cell>
          <table:table-cell table:style-name="Default" table:formula="of:=[$InputFromCsv.B4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3]" office:value-type="string" office:string-value="One correction" calcext:value-type="string">
            <text:p>One correction</text:p>
          </table:table-cell>
          <table:table-cell table:formula="of:=[$InputFromCsv.L43]" office:value-type="string" office:string-value="GET Product Category" calcext:value-type="string">
            <text:p>GET Product Category</text:p>
          </table:table-cell>
          <table:table-cell table:formula="of:=[$InputFromCsv.E43]" office:value-type="float" office:value="0.739463700668212" calcext:value-type="float">
            <text:p>0,73946370066821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4]" office:value-type="string" office:string-value="med" calcext:value-type="string">
            <text:p>med</text:p>
          </table:table-cell>
          <table:table-cell table:style-name="Default" table:formula="of:=[$InputFromCsv.B4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4]" office:value-type="string" office:string-value="One correction" calcext:value-type="string">
            <text:p>One correction</text:p>
          </table:table-cell>
          <table:table-cell table:formula="of:=[$InputFromCsv.L44]" office:value-type="string" office:string-value="GET Product" calcext:value-type="string">
            <text:p>GET Product</text:p>
          </table:table-cell>
          <table:table-cell table:formula="of:=[$InputFromCsv.E44]" office:value-type="float" office:value="0.770209644778569" calcext:value-type="float">
            <text:p>0,77020964477856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5]" office:value-type="string" office:string-value="med" calcext:value-type="string">
            <text:p>med</text:p>
          </table:table-cell>
          <table:table-cell table:style-name="Default" table:formula="of:=[$InputFromCsv.B4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5]" office:value-type="string" office:string-value="One correction" calcext:value-type="string">
            <text:p>One correction</text:p>
          </table:table-cell>
          <table:table-cell table:formula="of:=[$InputFromCsv.L45]" office:value-type="string" office:string-value="GET Cart" calcext:value-type="string">
            <text:p>GET Cart</text:p>
          </table:table-cell>
          <table:table-cell table:formula="of:=[$InputFromCsv.E45]" office:value-type="float" office:value="0.654653888108145" calcext:value-type="float">
            <text:p>0,65465388810814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6]" office:value-type="string" office:string-value="med" calcext:value-type="string">
            <text:p>med</text:p>
          </table:table-cell>
          <table:table-cell table:style-name="Default" table:formula="of:=[$InputFromCsv.B4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6]" office:value-type="string" office:string-value="One correction" calcext:value-type="string">
            <text:p>One correction</text:p>
          </table:table-cell>
          <table:table-cell table:formula="of:=[$InputFromCsv.L46]" office:value-type="string" office:string-value="GET User Profile" calcext:value-type="string">
            <text:p>GET User Profile</text:p>
          </table:table-cell>
          <table:table-cell table:formula="of:=[$InputFromCsv.E46]" office:value-type="float" office:value="0.456947154780137" calcext:value-type="float">
            <text:p>0,45694715478013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7]" office:value-type="string" office:string-value="med" calcext:value-type="string">
            <text:p>med</text:p>
          </table:table-cell>
          <table:table-cell table:style-name="Default" table:formula="of:=[$InputFromCsv.B4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7]" office:value-type="string" office:string-value="No correction" calcext:value-type="string">
            <text:p>No correction</text:p>
          </table:table-cell>
          <table:table-cell table:formula="of:=[$InputFromCsv.L47]" office:value-type="string" office:string-value="Login User" calcext:value-type="string">
            <text:p>Login User</text:p>
          </table:table-cell>
          <table:table-cell table:formula="of:=[$InputFromCsv.E47]" office:value-type="float" office:value="0.671150095335906" calcext:value-type="float">
            <text:p>0,67115009533590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8]" office:value-type="string" office:string-value="med" calcext:value-type="string">
            <text:p>med</text:p>
          </table:table-cell>
          <table:table-cell table:style-name="Default" table:formula="of:=[$InputFromCsv.B4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8]" office:value-type="string" office:string-value="No correction" calcext:value-type="string">
            <text:p>No correction</text:p>
          </table:table-cell>
          <table:table-cell table:formula="of:=[$InputFromCsv.L48]" office:value-type="string" office:string-value="GET Product Category" calcext:value-type="string">
            <text:p>GET Product Category</text:p>
          </table:table-cell>
          <table:table-cell table:formula="of:=[$InputFromCsv.E48]" office:value-type="float" office:value="0.81987736154656" calcext:value-type="float">
            <text:p>0,8198773615465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9]" office:value-type="string" office:string-value="med" calcext:value-type="string">
            <text:p>med</text:p>
          </table:table-cell>
          <table:table-cell table:style-name="Default" table:formula="of:=[$InputFromCsv.B4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9]" office:value-type="string" office:string-value="No correction" calcext:value-type="string">
            <text:p>No correction</text:p>
          </table:table-cell>
          <table:table-cell table:formula="of:=[$InputFromCsv.L49]" office:value-type="string" office:string-value="GET Product" calcext:value-type="string">
            <text:p>GET Product</text:p>
          </table:table-cell>
          <table:table-cell table:formula="of:=[$InputFromCsv.E49]" office:value-type="float" office:value="0.835500847197718" calcext:value-type="float">
            <text:p>0,83550084719771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50]" office:value-type="string" office:string-value="med" calcext:value-type="string">
            <text:p>med</text:p>
          </table:table-cell>
          <table:table-cell table:style-name="Default" table:formula="of:=[$InputFromCsv.B5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50]" office:value-type="string" office:string-value="No correction" calcext:value-type="string">
            <text:p>No correction</text:p>
          </table:table-cell>
          <table:table-cell table:formula="of:=[$InputFromCsv.L50]" office:value-type="string" office:string-value="GET Cart" calcext:value-type="string">
            <text:p>GET Cart</text:p>
          </table:table-cell>
          <table:table-cell table:formula="of:=[$InputFromCsv.E50]" office:value-type="float" office:value="0.711960954497331" calcext:value-type="float">
            <text:p>0,711960954497331</text:p>
          </table:table-cell>
          <table:table-cell table:number-columns-repeated="6"/>
        </table:table-row>
        <table:table-row table:style-name="ro1">
          <table:table-cell table:style-name="Default" table:formula="of:=[$InputFromCsv.G51]" office:value-type="string" office:string-value="med" calcext:value-type="string">
            <text:p>med</text:p>
          </table:table-cell>
          <table:table-cell table:style-name="Default" table:formula="of:=[$InputFromCsv.B5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51]" office:value-type="string" office:string-value="No correction" calcext:value-type="string">
            <text:p>No correction</text:p>
          </table:table-cell>
          <table:table-cell table:formula="of:=[$InputFromCsv.L51]" office:value-type="string" office:string-value="GET User Profile" calcext:value-type="string">
            <text:p>GET User Profile</text:p>
          </table:table-cell>
          <table:table-cell table:formula="of:=[$InputFromCsv.E51]" office:value-type="float" office:value="0.551961950498658" calcext:value-type="float">
            <text:p>0,551961950498658</text:p>
          </table:table-cell>
          <table:table-cell table:number-columns-repeated="6"/>
        </table:table-row>
        <table:table-row table:style-name="ro1">
          <table:table-cell table:style-name="Default" table:formula="of:=[$InputFromCsv.G52]" office:value-type="string" office:string-value="med" calcext:value-type="string">
            <text:p>med</text:p>
          </table:table-cell>
          <table:table-cell table:style-name="Default" table:formula="of:=[$InputFromCsv.B5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2]" office:value-type="string" office:string-value="One correction" calcext:value-type="string">
            <text:p>One correction</text:p>
          </table:table-cell>
          <table:table-cell table:formula="of:=[$InputFromCsv.L52]" office:value-type="string" office:string-value="Login User" calcext:value-type="string">
            <text:p>Login User</text:p>
          </table:table-cell>
          <table:table-cell table:formula="of:=[$InputFromCsv.E52]" office:value-type="float" office:value="0.578026907399145" calcext:value-type="float">
            <text:p>0,578026907399145</text:p>
          </table:table-cell>
          <table:table-cell table:number-columns-repeated="6"/>
        </table:table-row>
        <table:table-row table:style-name="ro1">
          <table:table-cell table:style-name="Default" table:formula="of:=[$InputFromCsv.G53]" office:value-type="string" office:string-value="med" calcext:value-type="string">
            <text:p>med</text:p>
          </table:table-cell>
          <table:table-cell table:style-name="Default" table:formula="of:=[$InputFromCsv.B5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3]" office:value-type="string" office:string-value="One correction" calcext:value-type="string">
            <text:p>One correction</text:p>
          </table:table-cell>
          <table:table-cell table:formula="of:=[$InputFromCsv.L53]" office:value-type="string" office:string-value="GET Product Category" calcext:value-type="string">
            <text:p>GET Product Category</text:p>
          </table:table-cell>
          <table:table-cell table:formula="of:=[$InputFromCsv.E53]" office:value-type="float" office:value="0.721093015245458" calcext:value-type="float">
            <text:p>0,721093015245458</text:p>
          </table:table-cell>
          <table:table-cell table:number-columns-repeated="6"/>
        </table:table-row>
        <table:table-row table:style-name="ro1">
          <table:table-cell table:style-name="Default" table:formula="of:=[$InputFromCsv.G54]" office:value-type="string" office:string-value="med" calcext:value-type="string">
            <text:p>med</text:p>
          </table:table-cell>
          <table:table-cell table:style-name="Default" table:formula="of:=[$InputFromCsv.B5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4]" office:value-type="string" office:string-value="One correction" calcext:value-type="string">
            <text:p>One correction</text:p>
          </table:table-cell>
          <table:table-cell table:formula="of:=[$InputFromCsv.L54]" office:value-type="string" office:string-value="GET Product" calcext:value-type="string">
            <text:p>GET Product</text:p>
          </table:table-cell>
          <table:table-cell table:formula="of:=[$InputFromCsv.E54]" office:value-type="float" office:value="0.716155516921568" calcext:value-type="float">
            <text:p>0,71615551692156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55]" office:value-type="string" office:string-value="med" calcext:value-type="string">
            <text:p>med</text:p>
          </table:table-cell>
          <table:table-cell table:style-name="Default" table:formula="of:=[$InputFromCsv.B5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5]" office:value-type="string" office:string-value="One correction" calcext:value-type="string">
            <text:p>One correction</text:p>
          </table:table-cell>
          <table:table-cell table:formula="of:=[$InputFromCsv.L55]" office:value-type="string" office:string-value="GET Cart" calcext:value-type="string">
            <text:p>GET Cart</text:p>
          </table:table-cell>
          <table:table-cell table:formula="of:=[$InputFromCsv.E55]" office:value-type="float" office:value="0.617986813538685" calcext:value-type="float">
            <text:p>0,617986813538685</text:p>
          </table:table-cell>
          <table:table-cell table:style-name="ce7"/>
          <table:table-cell table:number-columns-repeated="5"/>
        </table:table-row>
        <table:table-row table:style-name="ro1">
          <table:table-cell table:style-name="Default" table:formula="of:=[$InputFromCsv.G56]" office:value-type="string" office:string-value="med" calcext:value-type="string">
            <text:p>med</text:p>
          </table:table-cell>
          <table:table-cell table:style-name="Default" table:formula="of:=[$InputFromCsv.B5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6]" office:value-type="string" office:string-value="One correction" calcext:value-type="string">
            <text:p>One correction</text:p>
          </table:table-cell>
          <table:table-cell table:formula="of:=[$InputFromCsv.L56]" office:value-type="string" office:string-value="GET User Profile" calcext:value-type="string">
            <text:p>GET User Profile</text:p>
          </table:table-cell>
          <table:table-cell table:formula="of:=[$InputFromCsv.E56]" office:value-type="float" office:value="0.38184009003913" calcext:value-type="float">
            <text:p>0,38184009003913</text:p>
          </table:table-cell>
          <table:table-cell table:number-columns-repeated="6"/>
        </table:table-row>
        <table:table-row table:style-name="ro1">
          <table:table-cell table:style-name="Default" table:formula="of:=[$InputFromCsv.G57]" office:value-type="string" office:string-value="med" calcext:value-type="string">
            <text:p>med</text:p>
          </table:table-cell>
          <table:table-cell table:style-name="Default" table:formula="of:=[$InputFromCsv.B5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7]" office:value-type="string" office:string-value="No correction" calcext:value-type="string">
            <text:p>No correction</text:p>
          </table:table-cell>
          <table:table-cell table:formula="of:=[$InputFromCsv.L57]" office:value-type="string" office:string-value="Login User" calcext:value-type="string">
            <text:p>Login User</text:p>
          </table:table-cell>
          <table:table-cell table:formula="of:=[$InputFromCsv.E57]" office:value-type="float" office:value="0.673877252750379" calcext:value-type="float">
            <text:p>0,673877252750379</text:p>
          </table:table-cell>
          <table:table-cell table:number-columns-repeated="6"/>
        </table:table-row>
        <table:table-row table:style-name="ro1">
          <table:table-cell table:style-name="Default" table:formula="of:=[$InputFromCsv.G58]" office:value-type="string" office:string-value="med" calcext:value-type="string">
            <text:p>med</text:p>
          </table:table-cell>
          <table:table-cell table:style-name="Default" table:formula="of:=[$InputFromCsv.B5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8]" office:value-type="string" office:string-value="No correction" calcext:value-type="string">
            <text:p>No correction</text:p>
          </table:table-cell>
          <table:table-cell table:formula="of:=[$InputFromCsv.L58]" office:value-type="string" office:string-value="GET Product Category" calcext:value-type="string">
            <text:p>GET Product Category</text:p>
          </table:table-cell>
          <table:table-cell table:formula="of:=[$InputFromCsv.E58]" office:value-type="float" office:value="0.735266551524698" calcext:value-type="float">
            <text:p>0,735266551524698</text:p>
          </table:table-cell>
          <table:table-cell table:number-columns-repeated="6"/>
        </table:table-row>
        <table:table-row table:style-name="ro1">
          <table:table-cell table:style-name="Default" table:formula="of:=[$InputFromCsv.G59]" office:value-type="string" office:string-value="med" calcext:value-type="string">
            <text:p>med</text:p>
          </table:table-cell>
          <table:table-cell table:style-name="Default" table:formula="of:=[$InputFromCsv.B5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9]" office:value-type="string" office:string-value="No correction" calcext:value-type="string">
            <text:p>No correction</text:p>
          </table:table-cell>
          <table:table-cell table:formula="of:=[$InputFromCsv.L59]" office:value-type="string" office:string-value="GET Product" calcext:value-type="string">
            <text:p>GET Product</text:p>
          </table:table-cell>
          <table:table-cell table:formula="of:=[$InputFromCsv.E59]" office:value-type="float" office:value="0.751080557355535" calcext:value-type="float">
            <text:p>0,75108055735553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0]" office:value-type="string" office:string-value="med" calcext:value-type="string">
            <text:p>med</text:p>
          </table:table-cell>
          <table:table-cell table:style-name="Default" table:formula="of:=[$InputFromCsv.B6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60]" office:value-type="string" office:string-value="No correction" calcext:value-type="string">
            <text:p>No correction</text:p>
          </table:table-cell>
          <table:table-cell table:formula="of:=[$InputFromCsv.L60]" office:value-type="string" office:string-value="GET Cart" calcext:value-type="string">
            <text:p>GET Cart</text:p>
          </table:table-cell>
          <table:table-cell table:formula="of:=[$InputFromCsv.E60]" office:value-type="float" office:value="0.705999627459892" calcext:value-type="float">
            <text:p>0,70599962745989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1]" office:value-type="string" office:string-value="med" calcext:value-type="string">
            <text:p>med</text:p>
          </table:table-cell>
          <table:table-cell table:style-name="Default" table:formula="of:=[$InputFromCsv.B6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61]" office:value-type="string" office:string-value="No correction" calcext:value-type="string">
            <text:p>No correction</text:p>
          </table:table-cell>
          <table:table-cell table:formula="of:=[$InputFromCsv.L61]" office:value-type="string" office:string-value="GET User Profile" calcext:value-type="string">
            <text:p>GET User Profile</text:p>
          </table:table-cell>
          <table:table-cell table:formula="of:=[$InputFromCsv.E61]" office:value-type="float" office:value="0.508712574556859" calcext:value-type="float">
            <text:p>0,50871257455685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2]" office:value-type="string" office:string-value="high" calcext:value-type="string">
            <text:p>high</text:p>
          </table:table-cell>
          <table:table-cell table:style-name="Default" table:formula="of:=[$InputFromCsv.B6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2]" office:value-type="string" office:string-value="One correction" calcext:value-type="string">
            <text:p>One correction</text:p>
          </table:table-cell>
          <table:table-cell table:formula="of:=[$InputFromCsv.L62]" office:value-type="string" office:string-value="Login User" calcext:value-type="string">
            <text:p>Login User</text:p>
          </table:table-cell>
          <table:table-cell table:formula="of:=[$InputFromCsv.E62]" office:value-type="float" office:value="0.437071738359452" calcext:value-type="float">
            <text:p>0,43707173835945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3]" office:value-type="string" office:string-value="high" calcext:value-type="string">
            <text:p>high</text:p>
          </table:table-cell>
          <table:table-cell table:style-name="Default" table:formula="of:=[$InputFromCsv.B6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3]" office:value-type="string" office:string-value="One correction" calcext:value-type="string">
            <text:p>One correction</text:p>
          </table:table-cell>
          <table:table-cell table:formula="of:=[$InputFromCsv.L63]" office:value-type="string" office:string-value="GET Product Category" calcext:value-type="string">
            <text:p>GET Product Category</text:p>
          </table:table-cell>
          <table:table-cell table:formula="of:=[$InputFromCsv.E63]" office:value-type="float" office:value="0.687703645740834" calcext:value-type="float">
            <text:p>0,68770364574083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4]" office:value-type="string" office:string-value="high" calcext:value-type="string">
            <text:p>high</text:p>
          </table:table-cell>
          <table:table-cell table:style-name="Default" table:formula="of:=[$InputFromCsv.B6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4]" office:value-type="string" office:string-value="One correction" calcext:value-type="string">
            <text:p>One correction</text:p>
          </table:table-cell>
          <table:table-cell table:formula="of:=[$InputFromCsv.L64]" office:value-type="string" office:string-value="GET Product" calcext:value-type="string">
            <text:p>GET Product</text:p>
          </table:table-cell>
          <table:table-cell table:formula="of:=[$InputFromCsv.E64]" office:value-type="float" office:value="0.739562616687823" calcext:value-type="float">
            <text:p>0,73956261668782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5]" office:value-type="string" office:string-value="high" calcext:value-type="string">
            <text:p>high</text:p>
          </table:table-cell>
          <table:table-cell table:style-name="Default" table:formula="of:=[$InputFromCsv.B6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5]" office:value-type="string" office:string-value="One correction" calcext:value-type="string">
            <text:p>One correction</text:p>
          </table:table-cell>
          <table:table-cell table:formula="of:=[$InputFromCsv.L65]" office:value-type="string" office:string-value="GET Cart" calcext:value-type="string">
            <text:p>GET Cart</text:p>
          </table:table-cell>
          <table:table-cell table:formula="of:=[$InputFromCsv.E65]" office:value-type="float" office:value="0.551089287436797" calcext:value-type="float">
            <text:p>0,55108928743679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6]" office:value-type="string" office:string-value="high" calcext:value-type="string">
            <text:p>high</text:p>
          </table:table-cell>
          <table:table-cell table:style-name="Default" table:formula="of:=[$InputFromCsv.B6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6]" office:value-type="string" office:string-value="One correction" calcext:value-type="string">
            <text:p>One correction</text:p>
          </table:table-cell>
          <table:table-cell table:formula="of:=[$InputFromCsv.L66]" office:value-type="string" office:string-value="GET User Profile" calcext:value-type="string">
            <text:p>GET User Profile</text:p>
          </table:table-cell>
          <table:table-cell table:formula="of:=[$InputFromCsv.E66]" office:value-type="float" office:value="0.357378944519247" calcext:value-type="float">
            <text:p>0,35737894451924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7]" office:value-type="string" office:string-value="high" calcext:value-type="string">
            <text:p>high</text:p>
          </table:table-cell>
          <table:table-cell table:style-name="Default" table:formula="of:=[$InputFromCsv.B6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7]" office:value-type="string" office:string-value="No correction" calcext:value-type="string">
            <text:p>No correction</text:p>
          </table:table-cell>
          <table:table-cell table:formula="of:=[$InputFromCsv.L67]" office:value-type="string" office:string-value="Login User" calcext:value-type="string">
            <text:p>Login User</text:p>
          </table:table-cell>
          <table:table-cell table:formula="of:=[$InputFromCsv.E67]" office:value-type="float" office:value="0.535680389816944" calcext:value-type="float">
            <text:p>0,53568038981694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8]" office:value-type="string" office:string-value="high" calcext:value-type="string">
            <text:p>high</text:p>
          </table:table-cell>
          <table:table-cell table:style-name="Default" table:formula="of:=[$InputFromCsv.B6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8]" office:value-type="string" office:string-value="No correction" calcext:value-type="string">
            <text:p>No correction</text:p>
          </table:table-cell>
          <table:table-cell table:formula="of:=[$InputFromCsv.L68]" office:value-type="string" office:string-value="GET Product Category" calcext:value-type="string">
            <text:p>GET Product Category</text:p>
          </table:table-cell>
          <table:table-cell table:formula="of:=[$InputFromCsv.E68]" office:value-type="float" office:value="0.769183947828377" calcext:value-type="float">
            <text:p>0,76918394782837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9]" office:value-type="string" office:string-value="high" calcext:value-type="string">
            <text:p>high</text:p>
          </table:table-cell>
          <table:table-cell table:style-name="Default" table:formula="of:=[$InputFromCsv.B6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9]" office:value-type="string" office:string-value="No correction" calcext:value-type="string">
            <text:p>No correction</text:p>
          </table:table-cell>
          <table:table-cell table:formula="of:=[$InputFromCsv.L69]" office:value-type="string" office:string-value="GET Product" calcext:value-type="string">
            <text:p>GET Product</text:p>
          </table:table-cell>
          <table:table-cell table:formula="of:=[$InputFromCsv.E69]" office:value-type="float" office:value="0.810679921026291" calcext:value-type="float">
            <text:p>0,81067992102629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0]" office:value-type="string" office:string-value="high" calcext:value-type="string">
            <text:p>high</text:p>
          </table:table-cell>
          <table:table-cell table:style-name="Default" table:formula="of:=[$InputFromCsv.B7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70]" office:value-type="string" office:string-value="No correction" calcext:value-type="string">
            <text:p>No correction</text:p>
          </table:table-cell>
          <table:table-cell table:formula="of:=[$InputFromCsv.L70]" office:value-type="string" office:string-value="GET Cart" calcext:value-type="string">
            <text:p>GET Cart</text:p>
          </table:table-cell>
          <table:table-cell table:formula="of:=[$InputFromCsv.E70]" office:value-type="float" office:value="0.598322584818485" calcext:value-type="float">
            <text:p>0,59832258481848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1]" office:value-type="string" office:string-value="high" calcext:value-type="string">
            <text:p>high</text:p>
          </table:table-cell>
          <table:table-cell table:style-name="Default" table:formula="of:=[$InputFromCsv.B7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71]" office:value-type="string" office:string-value="No correction" calcext:value-type="string">
            <text:p>No correction</text:p>
          </table:table-cell>
          <table:table-cell table:formula="of:=[$InputFromCsv.L71]" office:value-type="string" office:string-value="GET User Profile" calcext:value-type="string">
            <text:p>GET User Profile</text:p>
          </table:table-cell>
          <table:table-cell table:formula="of:=[$InputFromCsv.E71]" office:value-type="float" office:value="0.405566058019928" calcext:value-type="float">
            <text:p>0,405566058019928</text:p>
          </table:table-cell>
          <table:table-cell table:number-columns-repeated="2"/>
          <table:table-cell table:style-name="Default" table:number-columns-repeated="2"/>
          <table:table-cell table:style-name="ce18"/>
          <table:table-cell/>
        </table:table-row>
        <table:table-row table:style-name="ro1">
          <table:table-cell table:style-name="Default" table:formula="of:=[$InputFromCsv.G72]" office:value-type="string" office:string-value="high" calcext:value-type="string">
            <text:p>high</text:p>
          </table:table-cell>
          <table:table-cell table:style-name="Default" table:formula="of:=[$InputFromCsv.B7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2]" office:value-type="string" office:string-value="One correction" calcext:value-type="string">
            <text:p>One correction</text:p>
          </table:table-cell>
          <table:table-cell table:formula="of:=[$InputFromCsv.L72]" office:value-type="string" office:string-value="Login User" calcext:value-type="string">
            <text:p>Login User</text:p>
          </table:table-cell>
          <table:table-cell table:formula="of:=[$InputFromCsv.E72]" office:value-type="float" office:value="0.475815913037615" calcext:value-type="float">
            <text:p>0,47581591303761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3]" office:value-type="string" office:string-value="high" calcext:value-type="string">
            <text:p>high</text:p>
          </table:table-cell>
          <table:table-cell table:style-name="Default" table:formula="of:=[$InputFromCsv.B7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3]" office:value-type="string" office:string-value="One correction" calcext:value-type="string">
            <text:p>One correction</text:p>
          </table:table-cell>
          <table:table-cell table:formula="of:=[$InputFromCsv.L73]" office:value-type="string" office:string-value="GET Product Category" calcext:value-type="string">
            <text:p>GET Product Category</text:p>
          </table:table-cell>
          <table:table-cell table:formula="of:=[$InputFromCsv.E73]" office:value-type="float" office:value="0.659213300656463" calcext:value-type="float">
            <text:p>0,65921330065646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4]" office:value-type="string" office:string-value="high" calcext:value-type="string">
            <text:p>high</text:p>
          </table:table-cell>
          <table:table-cell table:style-name="Default" table:formula="of:=[$InputFromCsv.B7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4]" office:value-type="string" office:string-value="One correction" calcext:value-type="string">
            <text:p>One correction</text:p>
          </table:table-cell>
          <table:table-cell table:formula="of:=[$InputFromCsv.L74]" office:value-type="string" office:string-value="GET Product" calcext:value-type="string">
            <text:p>GET Product</text:p>
          </table:table-cell>
          <table:table-cell table:formula="of:=[$InputFromCsv.E74]" office:value-type="float" office:value="0.700422305247728" calcext:value-type="float">
            <text:p>0,70042230524772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5]" office:value-type="string" office:string-value="high" calcext:value-type="string">
            <text:p>high</text:p>
          </table:table-cell>
          <table:table-cell table:style-name="Default" table:formula="of:=[$InputFromCsv.B7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5]" office:value-type="string" office:string-value="One correction" calcext:value-type="string">
            <text:p>One correction</text:p>
          </table:table-cell>
          <table:table-cell table:formula="of:=[$InputFromCsv.L75]" office:value-type="string" office:string-value="GET Cart" calcext:value-type="string">
            <text:p>GET Cart</text:p>
          </table:table-cell>
          <table:table-cell table:formula="of:=[$InputFromCsv.E75]" office:value-type="float" office:value="0.515645596714761" calcext:value-type="float">
            <text:p>0,515645596714761</text:p>
          </table:table-cell>
          <table:table-cell table:number-columns-repeated="6"/>
        </table:table-row>
        <table:table-row table:style-name="ro1">
          <table:table-cell table:style-name="Default" table:formula="of:=[$InputFromCsv.G76]" office:value-type="string" office:string-value="high" calcext:value-type="string">
            <text:p>high</text:p>
          </table:table-cell>
          <table:table-cell table:style-name="Default" table:formula="of:=[$InputFromCsv.B7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6]" office:value-type="string" office:string-value="One correction" calcext:value-type="string">
            <text:p>One correction</text:p>
          </table:table-cell>
          <table:table-cell table:formula="of:=[$InputFromCsv.L76]" office:value-type="string" office:string-value="GET User Profile" calcext:value-type="string">
            <text:p>GET User Profile</text:p>
          </table:table-cell>
          <table:table-cell table:formula="of:=[$InputFromCsv.E76]" office:value-type="float" office:value="0.289759906313744" calcext:value-type="float">
            <text:p>0,289759906313744</text:p>
          </table:table-cell>
          <table:table-cell table:number-columns-repeated="6"/>
        </table:table-row>
        <table:table-row table:style-name="ro1">
          <table:table-cell table:style-name="Default" table:formula="of:=[$InputFromCsv.G77]" office:value-type="string" office:string-value="high" calcext:value-type="string">
            <text:p>high</text:p>
          </table:table-cell>
          <table:table-cell table:style-name="Default" table:formula="of:=[$InputFromCsv.B7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7]" office:value-type="string" office:string-value="No correction" calcext:value-type="string">
            <text:p>No correction</text:p>
          </table:table-cell>
          <table:table-cell table:formula="of:=[$InputFromCsv.L77]" office:value-type="string" office:string-value="Login User" calcext:value-type="string">
            <text:p>Login User</text:p>
          </table:table-cell>
          <table:table-cell table:formula="of:=[$InputFromCsv.E77]" office:value-type="float" office:value="0.540724786960533" calcext:value-type="float">
            <text:p>0,540724786960533</text:p>
          </table:table-cell>
          <table:table-cell table:number-columns-repeated="6"/>
        </table:table-row>
        <table:table-row table:style-name="ro1">
          <table:table-cell table:style-name="Default" table:formula="of:=[$InputFromCsv.G78]" office:value-type="string" office:string-value="high" calcext:value-type="string">
            <text:p>high</text:p>
          </table:table-cell>
          <table:table-cell table:style-name="Default" table:formula="of:=[$InputFromCsv.B7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8]" office:value-type="string" office:string-value="No correction" calcext:value-type="string">
            <text:p>No correction</text:p>
          </table:table-cell>
          <table:table-cell table:formula="of:=[$InputFromCsv.L78]" office:value-type="string" office:string-value="GET Product Category" calcext:value-type="string">
            <text:p>GET Product Category</text:p>
          </table:table-cell>
          <table:table-cell table:formula="of:=[$InputFromCsv.E78]" office:value-type="float" office:value="0.688013558897322" calcext:value-type="float">
            <text:p>0,688013558897322</text:p>
          </table:table-cell>
          <table:table-cell table:number-columns-repeated="6"/>
        </table:table-row>
        <table:table-row table:style-name="ro1">
          <table:table-cell table:style-name="Default" table:formula="of:=[$InputFromCsv.G79]" office:value-type="string" office:string-value="high" calcext:value-type="string">
            <text:p>high</text:p>
          </table:table-cell>
          <table:table-cell table:style-name="Default" table:formula="of:=[$InputFromCsv.B7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9]" office:value-type="string" office:string-value="No correction" calcext:value-type="string">
            <text:p>No correction</text:p>
          </table:table-cell>
          <table:table-cell table:formula="of:=[$InputFromCsv.L79]" office:value-type="string" office:string-value="GET Product" calcext:value-type="string">
            <text:p>GET Product</text:p>
          </table:table-cell>
          <table:table-cell table:formula="of:=[$InputFromCsv.E79]" office:value-type="float" office:value="0.732681205820559" calcext:value-type="float">
            <text:p>0,732681205820559</text:p>
          </table:table-cell>
          <table:table-cell table:number-columns-repeated="6"/>
        </table:table-row>
        <table:table-row table:style-name="ro1">
          <table:table-cell table:style-name="Default" table:formula="of:=[$InputFromCsv.G80]" office:value-type="string" office:string-value="high" calcext:value-type="string">
            <text:p>high</text:p>
          </table:table-cell>
          <table:table-cell table:style-name="Default" table:formula="of:=[$InputFromCsv.B8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80]" office:value-type="string" office:string-value="No correction" calcext:value-type="string">
            <text:p>No correction</text:p>
          </table:table-cell>
          <table:table-cell table:formula="of:=[$InputFromCsv.L80]" office:value-type="string" office:string-value="GET Cart" calcext:value-type="string">
            <text:p>GET Cart</text:p>
          </table:table-cell>
          <table:table-cell table:formula="of:=[$InputFromCsv.E80]" office:value-type="float" office:value="0.592686939244988" calcext:value-type="float">
            <text:p>0,59268693924498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81]" office:value-type="string" office:string-value="high" calcext:value-type="string">
            <text:p>high</text:p>
          </table:table-cell>
          <table:table-cell table:style-name="Default" table:formula="of:=[$InputFromCsv.B8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81]" office:value-type="string" office:string-value="No correction" calcext:value-type="string">
            <text:p>No correction</text:p>
          </table:table-cell>
          <table:table-cell table:formula="of:=[$InputFromCsv.L81]" office:value-type="string" office:string-value="GET User Profile" calcext:value-type="string">
            <text:p>GET User Profile</text:p>
          </table:table-cell>
          <table:table-cell table:formula="of:=[$InputFromCsv.E81]" office:value-type="float" office:value="0.372026162326782" calcext:value-type="float">
            <text:p>0,37202616232678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style-name="Default" table:number-columns-repeated="3"/>
          <table:table-cell table:number-columns-repeated="8"/>
        </table:table-row>
        <table:table-row table:style-name="ro1" table:number-rows-repeated="15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9">
          <table:table-cell table:style-name="Default"/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2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0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104833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oad Intensity Profiles" table:style-name="ta1">
        <table:shapes>
          <draw:frame draw:z-index="0" draw:style-name="gr1" draw:text-style-name="P1" svg:width="15.999cm" svg:height="8.999cm" svg:x="34.069cm" svg:y="0.525cm">
            <draw:object draw:notify-on-update-of-ranges="'Load Intensity Profiles'.A3:'Load Intensity Profiles'.A122 'Load Intensity Profiles'.E1:'Load Intensity Profiles'.E1 'Load Intensity Profiles'.E3:'Load Intensity Profiles'.E122 'Load Intensity Profiles'.D1:'Load Intensity Profiles'.D1 'Load Intensity Profiles'.D3:'Load Intensity Profiles'.D122 'Load Intensity Profiles'.C1:'Load Intensity Profiles'.C1 'Load Intensity Profiles'.C3:'Load Intensity Profiles'.C122 'Load Intensity Profiles'.B1:'Load Intensity Profiles'.B1 'Load Intensity Profiles'.B3:'Load Intensity Profiles'.B1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7" table:default-cell-style-name="Default"/>
        <table:table-column table:style-name="co18" table:number-columns-repeated="4" table:default-cell-style-name="Default"/>
        <table:table-row table:style-name="ro1">
          <table:table-cell/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Low25</text:p>
          </table:table-cell>
          <table:table-cell table:style-name="ce11" office:value-type="string" calcext:value-type="string">
            <text:p>Med</text:p>
          </table:table-cell>
          <table:table-cell table:style-name="ce11" office:value-type="string" calcext:value-type="string">
            <text:p>High</text:p>
          </table:table-cell>
        </table:table-row>
        <table:table-row table:style-name="ro1">
          <table:table-cell table:style-name="ce10" office:value-type="string" calcext:value-type="string">
            <text:p>Time</text:p>
          </table:table-cell>
          <table:table-cell table:number-columns-repeated="4" office:value-type="string" calcext:value-type="string">
            <text:p>Requests per Second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416666666666667" calcext:value-type="float">
            <text:p>0,416666666666667</text:p>
          </table:table-cell>
          <table:table-cell office:value-type="float" office:value="1.075" calcext:value-type="float">
            <text:p>1,075</text:p>
          </table:table-cell>
          <table:table-cell office:value-type="float" office:value="8.333333333" calcext:value-type="float">
            <text:p>8,333333333</text:p>
          </table:table-cell>
          <table:table-cell office:value-type="float" office:value="16.66666667" calcext:value-type="float">
            <text:p>16,6666666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25" calcext:value-type="float">
            <text:p>1,25</text:p>
          </table:table-cell>
          <table:table-cell office:value-type="float" office:value="3.225" calcext:value-type="float">
            <text:p>3,225</text:p>
          </table:table-cell>
          <table:table-cell office:value-type="float" office:value="16.66666667" calcext:value-type="float">
            <text:p>16,66666667</text:p>
          </table:table-cell>
          <table:table-cell office:value-type="float" office:value="33.33333333" calcext:value-type="float">
            <text:p>33,33333333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08333333333333" calcext:value-type="float">
            <text:p>2,08333333333333</text:p>
          </table:table-cell>
          <table:table-cell office:value-type="float" office:value="5.375" calcext:value-type="float">
            <text:p>5,3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.91666666666667" calcext:value-type="float">
            <text:p>2,91666666666667</text:p>
          </table:table-cell>
          <table:table-cell office:value-type="float" office:value="7.525" calcext:value-type="float">
            <text:p>7,525</text:p>
          </table:table-cell>
          <table:table-cell office:value-type="float" office:value="33.33333333" calcext:value-type="float">
            <text:p>33,33333333</text:p>
          </table:table-cell>
          <table:table-cell office:value-type="float" office:value="66.66666667" calcext:value-type="float">
            <text:p>66,66666667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3.75" calcext:value-type="float">
            <text:p>3,75</text:p>
          </table:table-cell>
          <table:table-cell office:value-type="float" office:value="9.675" calcext:value-type="float">
            <text:p>9,675</text:p>
          </table:table-cell>
          <table:table-cell office:value-type="float" office:value="41.66666667" calcext:value-type="float">
            <text:p>41,66666667</text:p>
          </table:table-cell>
          <table:table-cell office:value-type="float" office:value="83.33333333" calcext:value-type="float">
            <text:p>83,33333333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4.58333333333333" calcext:value-type="float">
            <text:p>4,58333333333333</text:p>
          </table:table-cell>
          <table:table-cell office:value-type="float" office:value="11.825" calcext:value-type="float">
            <text:p>11,8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5.41666666666667" calcext:value-type="float">
            <text:p>5,41666666666667</text:p>
          </table:table-cell>
          <table:table-cell office:value-type="float" office:value="13.975" calcext:value-type="float">
            <text:p>13,975</text:p>
          </table:table-cell>
          <table:table-cell office:value-type="float" office:value="58.33333333" calcext:value-type="float">
            <text:p>58,33333333</text:p>
          </table:table-cell>
          <table:table-cell office:value-type="float" office:value="116.6666667" calcext:value-type="float">
            <text:p>116,666666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6.25" calcext:value-type="float">
            <text:p>6,25</text:p>
          </table:table-cell>
          <table:table-cell office:value-type="float" office:value="16.125" calcext:value-type="float">
            <text:p>16,125</text:p>
          </table:table-cell>
          <table:table-cell office:value-type="float" office:value="66.66666667" calcext:value-type="float">
            <text:p>66,66666667</text:p>
          </table:table-cell>
          <table:table-cell office:value-type="float" office:value="133.3333333" calcext:value-type="float">
            <text:p>133,3333333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7.08333333333333" calcext:value-type="float">
            <text:p>7,08333333333333</text:p>
          </table:table-cell>
          <table:table-cell office:value-type="float" office:value="18.275" calcext:value-type="float">
            <text:p>18,275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7.91666666666667" calcext:value-type="float">
            <text:p>7,91666666666667</text:p>
          </table:table-cell>
          <table:table-cell office:value-type="float" office:value="20.425" calcext:value-type="float">
            <text:p>20,425</text:p>
          </table:table-cell>
          <table:table-cell office:value-type="float" office:value="83.33333333" calcext:value-type="float">
            <text:p>83,33333333</text:p>
          </table:table-cell>
          <table:table-cell office:value-type="float" office:value="166.6666667" calcext:value-type="float">
            <text:p>166,6666667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8.75" calcext:value-type="float">
            <text:p>8,75</text:p>
          </table:table-cell>
          <table:table-cell office:value-type="float" office:value="22.575" calcext:value-type="float">
            <text:p>22,575</text:p>
          </table:table-cell>
          <table:table-cell office:value-type="float" office:value="91.66666667" calcext:value-type="float">
            <text:p>91,66666667</text:p>
          </table:table-cell>
          <table:table-cell office:value-type="float" office:value="183.3333333" calcext:value-type="float">
            <text:p>183,3333333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9.58333333333333" calcext:value-type="float">
            <text:p>9,58333333333333</text:p>
          </table:table-cell>
          <table:table-cell office:value-type="float" office:value="24.725" calcext:value-type="float">
            <text:p>24,72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10.4166666666667" calcext:value-type="float">
            <text:p>10,4166666666667</text:p>
          </table:table-cell>
          <table:table-cell office:value-type="float" office:value="26.875" calcext:value-type="float">
            <text:p>26,875</text:p>
          </table:table-cell>
          <table:table-cell office:value-type="float" office:value="108.3333333" calcext:value-type="float">
            <text:p>108,3333333</text:p>
          </table:table-cell>
          <table:table-cell office:value-type="float" office:value="216.6666667" calcext:value-type="float">
            <text:p>216,6666667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1.25" calcext:value-type="float">
            <text:p>11,25</text:p>
          </table:table-cell>
          <table:table-cell office:value-type="float" office:value="29.025" calcext:value-type="float">
            <text:p>29,025</text:p>
          </table:table-cell>
          <table:table-cell office:value-type="float" office:value="116.6666667" calcext:value-type="float">
            <text:p>116,6666667</text:p>
          </table:table-cell>
          <table:table-cell office:value-type="float" office:value="233.3333333" calcext:value-type="float">
            <text:p>233,3333333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12.0833333333333" calcext:value-type="float">
            <text:p>12,0833333333333</text:p>
          </table:table-cell>
          <table:table-cell office:value-type="float" office:value="31.175" calcext:value-type="float">
            <text:p>31,175</text:p>
          </table:table-cell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12.9166666666667" calcext:value-type="float">
            <text:p>12,9166666666667</text:p>
          </table:table-cell>
          <table:table-cell office:value-type="float" office:value="33.325" calcext:value-type="float">
            <text:p>33,325</text:p>
          </table:table-cell>
          <table:table-cell office:value-type="float" office:value="133.3333333" calcext:value-type="float">
            <text:p>133,3333333</text:p>
          </table:table-cell>
          <table:table-cell office:value-type="float" office:value="266.6666667" calcext:value-type="float">
            <text:p>266,6666667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13.75" calcext:value-type="float">
            <text:p>13,75</text:p>
          </table:table-cell>
          <table:table-cell office:value-type="float" office:value="35.475" calcext:value-type="float">
            <text:p>35,475</text:p>
          </table:table-cell>
          <table:table-cell office:value-type="float" office:value="141.6666667" calcext:value-type="float">
            <text:p>141,6666667</text:p>
          </table:table-cell>
          <table:table-cell office:value-type="float" office:value="283.3333333" calcext:value-type="float">
            <text:p>283,3333333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14.5833333333333" calcext:value-type="float">
            <text:p>14,5833333333333</text:p>
          </table:table-cell>
          <table:table-cell office:value-type="float" office:value="37.625" calcext:value-type="float">
            <text:p>37,625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15.4166666666667" calcext:value-type="float">
            <text:p>15,4166666666667</text:p>
          </table:table-cell>
          <table:table-cell office:value-type="float" office:value="39.775" calcext:value-type="float">
            <text:p>39,775</text:p>
          </table:table-cell>
          <table:table-cell office:value-type="float" office:value="158.3333333" calcext:value-type="float">
            <text:p>158,3333333</text:p>
          </table:table-cell>
          <table:table-cell office:value-type="float" office:value="316.6666667" calcext:value-type="float">
            <text:p>316,6666667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16.25" calcext:value-type="float">
            <text:p>16,25</text:p>
          </table:table-cell>
          <table:table-cell office:value-type="float" office:value="41.925" calcext:value-type="float">
            <text:p>41,925</text:p>
          </table:table-cell>
          <table:table-cell office:value-type="float" office:value="166.6666667" calcext:value-type="float">
            <text:p>166,6666667</text:p>
          </table:table-cell>
          <table:table-cell office:value-type="float" office:value="333.3333333" calcext:value-type="float">
            <text:p>333,3333333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17.0833333333333" calcext:value-type="float">
            <text:p>17,0833333333333</text:p>
          </table:table-cell>
          <table:table-cell office:value-type="float" office:value="44.075" calcext:value-type="float">
            <text:p>44,075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17.9166666666667" calcext:value-type="float">
            <text:p>17,9166666666667</text:p>
          </table:table-cell>
          <table:table-cell office:value-type="float" office:value="46.225" calcext:value-type="float">
            <text:p>46,225</text:p>
          </table:table-cell>
          <table:table-cell office:value-type="float" office:value="183.3333333" calcext:value-type="float">
            <text:p>183,3333333</text:p>
          </table:table-cell>
          <table:table-cell office:value-type="float" office:value="366.6666667" calcext:value-type="float">
            <text:p>366,6666667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18.75" calcext:value-type="float">
            <text:p>18,75</text:p>
          </table:table-cell>
          <table:table-cell office:value-type="float" office:value="48.375" calcext:value-type="float">
            <text:p>48,375</text:p>
          </table:table-cell>
          <table:table-cell office:value-type="float" office:value="191.6666667" calcext:value-type="float">
            <text:p>191,6666667</text:p>
          </table:table-cell>
          <table:table-cell office:value-type="float" office:value="383.3333333" calcext:value-type="float">
            <text:p>383,3333333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19.5833333333333" calcext:value-type="float">
            <text:p>19,5833333333333</text:p>
          </table:table-cell>
          <table:table-cell office:value-type="float" office:value="50.525" calcext:value-type="float">
            <text:p>50,525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20.4166666666667" calcext:value-type="float">
            <text:p>20,4166666666667</text:p>
          </table:table-cell>
          <table:table-cell office:value-type="float" office:value="52.675" calcext:value-type="float">
            <text:p>52,675</text:p>
          </table:table-cell>
          <table:table-cell office:value-type="float" office:value="208.3333333" calcext:value-type="float">
            <text:p>208,3333333</text:p>
          </table:table-cell>
          <table:table-cell office:value-type="float" office:value="416.6666667" calcext:value-type="float">
            <text:p>416,6666667</text:p>
          </table:table-cell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21.25" calcext:value-type="float">
            <text:p>21,25</text:p>
          </table:table-cell>
          <table:table-cell office:value-type="float" office:value="54.825" calcext:value-type="float">
            <text:p>54,825</text:p>
          </table:table-cell>
          <table:table-cell office:value-type="float" office:value="216.6666667" calcext:value-type="float">
            <text:p>216,6666667</text:p>
          </table:table-cell>
          <table:table-cell office:value-type="float" office:value="433.3333333" calcext:value-type="float">
            <text:p>433,3333333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22.0833333333333" calcext:value-type="float">
            <text:p>22,0833333333333</text:p>
          </table:table-cell>
          <table:table-cell office:value-type="float" office:value="56.975" calcext:value-type="float">
            <text:p>56,975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22.9166666666667" calcext:value-type="float">
            <text:p>22,9166666666667</text:p>
          </table:table-cell>
          <table:table-cell office:value-type="float" office:value="59.125" calcext:value-type="float">
            <text:p>59,125</text:p>
          </table:table-cell>
          <table:table-cell office:value-type="float" office:value="233.3333333" calcext:value-type="float">
            <text:p>233,3333333</text:p>
          </table:table-cell>
          <table:table-cell office:value-type="float" office:value="466.6666667" calcext:value-type="float">
            <text:p>466,6666667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23.75" calcext:value-type="float">
            <text:p>23,75</text:p>
          </table:table-cell>
          <table:table-cell office:value-type="float" office:value="61.275" calcext:value-type="float">
            <text:p>61,275</text:p>
          </table:table-cell>
          <table:table-cell office:value-type="float" office:value="241.6666667" calcext:value-type="float">
            <text:p>241,6666667</text:p>
          </table:table-cell>
          <table:table-cell office:value-type="float" office:value="483.3333333" calcext:value-type="float">
            <text:p>483,3333333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24.5833333333333" calcext:value-type="float">
            <text:p>24,5833333333333</text:p>
          </table:table-cell>
          <table:table-cell office:value-type="float" office:value="63.425" calcext:value-type="float">
            <text:p>63,425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25.4166666666667" calcext:value-type="float">
            <text:p>25,4166666666667</text:p>
          </table:table-cell>
          <table:table-cell office:value-type="float" office:value="65.575" calcext:value-type="float">
            <text:p>65,575</text:p>
          </table:table-cell>
          <table:table-cell office:value-type="float" office:value="258.3333333" calcext:value-type="float">
            <text:p>258,3333333</text:p>
          </table:table-cell>
          <table:table-cell office:value-type="float" office:value="516.6666667" calcext:value-type="float">
            <text:p>516,6666667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26.25" calcext:value-type="float">
            <text:p>26,25</text:p>
          </table:table-cell>
          <table:table-cell office:value-type="float" office:value="67.725" calcext:value-type="float">
            <text:p>67,725</text:p>
          </table:table-cell>
          <table:table-cell office:value-type="float" office:value="266.6666667" calcext:value-type="float">
            <text:p>266,6666667</text:p>
          </table:table-cell>
          <table:table-cell office:value-type="float" office:value="533.3333333" calcext:value-type="float">
            <text:p>533,3333333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27.0833333333333" calcext:value-type="float">
            <text:p>27,0833333333333</text:p>
          </table:table-cell>
          <table:table-cell office:value-type="float" office:value="69.875" calcext:value-type="float">
            <text:p>69,875</text:p>
          </table:table-cell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3.5" calcext:value-type="float">
            <text:p>33,5</text:p>
          </table:table-cell>
          <table:table-cell office:value-type="float" office:value="27.9166666666667" calcext:value-type="float">
            <text:p>27,9166666666667</text:p>
          </table:table-cell>
          <table:table-cell office:value-type="float" office:value="72.025" calcext:value-type="float">
            <text:p>72,025</text:p>
          </table:table-cell>
          <table:table-cell office:value-type="float" office:value="283.3333333" calcext:value-type="float">
            <text:p>283,3333333</text:p>
          </table:table-cell>
          <table:table-cell office:value-type="float" office:value="566.6666667" calcext:value-type="float">
            <text:p>566,6666667</text:p>
          </table:table-cell>
        </table:table-row>
        <table:table-row table:style-name="ro1">
          <table:table-cell office:value-type="float" office:value="34.5" calcext:value-type="float">
            <text:p>34,5</text:p>
          </table:table-cell>
          <table:table-cell office:value-type="float" office:value="28.75" calcext:value-type="float">
            <text:p>28,75</text:p>
          </table:table-cell>
          <table:table-cell office:value-type="float" office:value="74.175" calcext:value-type="float">
            <text:p>74,175</text:p>
          </table:table-cell>
          <table:table-cell office:value-type="float" office:value="291.6666667" calcext:value-type="float">
            <text:p>291,6666667</text:p>
          </table:table-cell>
          <table:table-cell office:value-type="float" office:value="583.3333333" calcext:value-type="float">
            <text:p>583,3333333</text:p>
          </table:table-cell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29.5833333333333" calcext:value-type="float">
            <text:p>29,5833333333333</text:p>
          </table:table-cell>
          <table:table-cell office:value-type="float" office:value="76.325" calcext:value-type="float">
            <text:p>76,325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6.5" calcext:value-type="float">
            <text:p>36,5</text:p>
          </table:table-cell>
          <table:table-cell office:value-type="float" office:value="30.4166666666667" calcext:value-type="float">
            <text:p>30,4166666666667</text:p>
          </table:table-cell>
          <table:table-cell office:value-type="float" office:value="78.475" calcext:value-type="float">
            <text:p>78,475</text:p>
          </table:table-cell>
          <table:table-cell office:value-type="float" office:value="308.3333333" calcext:value-type="float">
            <text:p>308,3333333</text:p>
          </table:table-cell>
          <table:table-cell office:value-type="float" office:value="616.6666667" calcext:value-type="float">
            <text:p>616,6666667</text:p>
          </table:table-cell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31.25" calcext:value-type="float">
            <text:p>31,25</text:p>
          </table:table-cell>
          <table:table-cell office:value-type="float" office:value="80.625" calcext:value-type="float">
            <text:p>80,625</text:p>
          </table:table-cell>
          <table:table-cell office:value-type="float" office:value="316.6666667" calcext:value-type="float">
            <text:p>316,6666667</text:p>
          </table:table-cell>
          <table:table-cell office:value-type="float" office:value="633.3333333" calcext:value-type="float">
            <text:p>633,3333333</text:p>
          </table:table-cell>
        </table:table-row>
        <table:table-row table:style-name="ro1">
          <table:table-cell office:value-type="float" office:value="38.5" calcext:value-type="float">
            <text:p>38,5</text:p>
          </table:table-cell>
          <table:table-cell office:value-type="float" office:value="32.0833333333333" calcext:value-type="float">
            <text:p>32,0833333333333</text:p>
          </table:table-cell>
          <table:table-cell office:value-type="float" office:value="82.775" calcext:value-type="float">
            <text:p>82,775</text:p>
          </table:table-cell>
          <table:table-cell office:value-type="float" office:value="325" calcext:value-type="float">
            <text:p>32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9.5" calcext:value-type="float">
            <text:p>39,5</text:p>
          </table:table-cell>
          <table:table-cell office:value-type="float" office:value="32.9166666666667" calcext:value-type="float">
            <text:p>32,9166666666667</text:p>
          </table:table-cell>
          <table:table-cell office:value-type="float" office:value="84.925" calcext:value-type="float">
            <text:p>84,925</text:p>
          </table:table-cell>
          <table:table-cell office:value-type="float" office:value="333.3333333" calcext:value-type="float">
            <text:p>333,3333333</text:p>
          </table:table-cell>
          <table:table-cell office:value-type="float" office:value="666.6666667" calcext:value-type="float">
            <text:p>666,6666667</text:p>
          </table:table-cell>
        </table:table-row>
        <table:table-row table:style-name="ro1">
          <table:table-cell office:value-type="float" office:value="40.5" calcext:value-type="float">
            <text:p>40,5</text:p>
          </table:table-cell>
          <table:table-cell office:value-type="float" office:value="33.75" calcext:value-type="float">
            <text:p>33,75</text:p>
          </table:table-cell>
          <table:table-cell office:value-type="float" office:value="87.075" calcext:value-type="float">
            <text:p>87,075</text:p>
          </table:table-cell>
          <table:table-cell office:value-type="float" office:value="341.6666667" calcext:value-type="float">
            <text:p>341,6666667</text:p>
          </table:table-cell>
          <table:table-cell office:value-type="float" office:value="683.3333333" calcext:value-type="float">
            <text:p>683,3333333</text:p>
          </table:table-cell>
        </table:table-row>
        <table:table-row table:style-name="ro1">
          <table:table-cell office:value-type="float" office:value="41.5" calcext:value-type="float">
            <text:p>41,5</text:p>
          </table:table-cell>
          <table:table-cell office:value-type="float" office:value="34.5833333333333" calcext:value-type="float">
            <text:p>34,5833333333333</text:p>
          </table:table-cell>
          <table:table-cell office:value-type="float" office:value="89.225" calcext:value-type="float">
            <text:p>89,225</text:p>
          </table:table-cell>
          <table:table-cell office:value-type="float" office:value="350" calcext:value-type="float">
            <text:p>35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2.5" calcext:value-type="float">
            <text:p>42,5</text:p>
          </table:table-cell>
          <table:table-cell office:value-type="float" office:value="35.4166666666667" calcext:value-type="float">
            <text:p>35,4166666666667</text:p>
          </table:table-cell>
          <table:table-cell office:value-type="float" office:value="91.375" calcext:value-type="float">
            <text:p>91,375</text:p>
          </table:table-cell>
          <table:table-cell office:value-type="float" office:value="358.3333333" calcext:value-type="float">
            <text:p>358,3333333</text:p>
          </table:table-cell>
          <table:table-cell office:value-type="float" office:value="716.6666667" calcext:value-type="float">
            <text:p>716,6666667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36.25" calcext:value-type="float">
            <text:p>36,25</text:p>
          </table:table-cell>
          <table:table-cell office:value-type="float" office:value="93.525" calcext:value-type="float">
            <text:p>93,525</text:p>
          </table:table-cell>
          <table:table-cell office:value-type="float" office:value="366.6666667" calcext:value-type="float">
            <text:p>366,6666667</text:p>
          </table:table-cell>
          <table:table-cell office:value-type="float" office:value="733.3333333" calcext:value-type="float">
            <text:p>733,3333333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37.0833333333333" calcext:value-type="float">
            <text:p>37,0833333333333</text:p>
          </table:table-cell>
          <table:table-cell office:value-type="float" office:value="95.675" calcext:value-type="float">
            <text:p>95,675</text:p>
          </table:table-cell>
          <table:table-cell office:value-type="float" office:value="375" calcext:value-type="float">
            <text:p>37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37.9166666666667" calcext:value-type="float">
            <text:p>37,9166666666667</text:p>
          </table:table-cell>
          <table:table-cell office:value-type="float" office:value="97.825" calcext:value-type="float">
            <text:p>97,825</text:p>
          </table:table-cell>
          <table:table-cell office:value-type="float" office:value="383.3333333" calcext:value-type="float">
            <text:p>383,3333333</text:p>
          </table:table-cell>
          <table:table-cell office:value-type="float" office:value="766.6666667" calcext:value-type="float">
            <text:p>766,6666667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38.75" calcext:value-type="float">
            <text:p>38,75</text:p>
          </table:table-cell>
          <table:table-cell office:value-type="float" office:value="99.975" calcext:value-type="float">
            <text:p>99,975</text:p>
          </table:table-cell>
          <table:table-cell office:value-type="float" office:value="391.6666667" calcext:value-type="float">
            <text:p>391,6666667</text:p>
          </table:table-cell>
          <table:table-cell office:value-type="float" office:value="783.3333333" calcext:value-type="float">
            <text:p>783,3333333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39.5833333333333" calcext:value-type="float">
            <text:p>39,5833333333333</text:p>
          </table:table-cell>
          <table:table-cell office:value-type="float" office:value="102.125" calcext:value-type="float">
            <text:p>102,125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40.4166666666667" calcext:value-type="float">
            <text:p>40,4166666666667</text:p>
          </table:table-cell>
          <table:table-cell office:value-type="float" office:value="104.275" calcext:value-type="float">
            <text:p>104,275</text:p>
          </table:table-cell>
          <table:table-cell office:value-type="float" office:value="408.3333333" calcext:value-type="float">
            <text:p>408,3333333</text:p>
          </table:table-cell>
          <table:table-cell office:value-type="float" office:value="816.6666667" calcext:value-type="float">
            <text:p>816,6666667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41.25" calcext:value-type="float">
            <text:p>41,25</text:p>
          </table:table-cell>
          <table:table-cell office:value-type="float" office:value="106.425" calcext:value-type="float">
            <text:p>106,425</text:p>
          </table:table-cell>
          <table:table-cell office:value-type="float" office:value="416.6666667" calcext:value-type="float">
            <text:p>416,6666667</text:p>
          </table:table-cell>
          <table:table-cell office:value-type="float" office:value="833.3333333" calcext:value-type="float">
            <text:p>833,3333333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42.0833333333333" calcext:value-type="float">
            <text:p>42,0833333333333</text:p>
          </table:table-cell>
          <table:table-cell office:value-type="float" office:value="108.575" calcext:value-type="float">
            <text:p>108,575</text:p>
          </table:table-cell>
          <table:table-cell office:value-type="float" office:value="425" calcext:value-type="float">
            <text:p>425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42.9166666666667" calcext:value-type="float">
            <text:p>42,9166666666667</text:p>
          </table:table-cell>
          <table:table-cell office:value-type="float" office:value="110.725" calcext:value-type="float">
            <text:p>110,725</text:p>
          </table:table-cell>
          <table:table-cell office:value-type="float" office:value="433.3333333" calcext:value-type="float">
            <text:p>433,3333333</text:p>
          </table:table-cell>
          <table:table-cell office:value-type="float" office:value="866.6666667" calcext:value-type="float">
            <text:p>866,6666667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43.75" calcext:value-type="float">
            <text:p>43,75</text:p>
          </table:table-cell>
          <table:table-cell office:value-type="float" office:value="112.875" calcext:value-type="float">
            <text:p>112,875</text:p>
          </table:table-cell>
          <table:table-cell office:value-type="float" office:value="441.6666667" calcext:value-type="float">
            <text:p>441,6666667</text:p>
          </table:table-cell>
          <table:table-cell office:value-type="float" office:value="883.3333333" calcext:value-type="float">
            <text:p>883,3333333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44.5833333333333" calcext:value-type="float">
            <text:p>44,5833333333333</text:p>
          </table:table-cell>
          <table:table-cell office:value-type="float" office:value="115.025" calcext:value-type="float">
            <text:p>115,025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45.4166666666667" calcext:value-type="float">
            <text:p>45,4166666666667</text:p>
          </table:table-cell>
          <table:table-cell office:value-type="float" office:value="117.175" calcext:value-type="float">
            <text:p>117,175</text:p>
          </table:table-cell>
          <table:table-cell office:value-type="float" office:value="458.3333333" calcext:value-type="float">
            <text:p>458,3333333</text:p>
          </table:table-cell>
          <table:table-cell office:value-type="float" office:value="916.6666667" calcext:value-type="float">
            <text:p>916,6666667</text:p>
          </table:table-cell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46.25" calcext:value-type="float">
            <text:p>46,25</text:p>
          </table:table-cell>
          <table:table-cell office:value-type="float" office:value="119.325" calcext:value-type="float">
            <text:p>119,325</text:p>
          </table:table-cell>
          <table:table-cell office:value-type="float" office:value="466.6666667" calcext:value-type="float">
            <text:p>466,6666667</text:p>
          </table:table-cell>
          <table:table-cell office:value-type="float" office:value="933.3333333" calcext:value-type="float">
            <text:p>933,3333333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47.0833333333333" calcext:value-type="float">
            <text:p>47,0833333333333</text:p>
          </table:table-cell>
          <table:table-cell office:value-type="float" office:value="121.475" calcext:value-type="float">
            <text:p>121,475</text:p>
          </table:table-cell>
          <table:table-cell office:value-type="float" office:value="475" calcext:value-type="float">
            <text:p>475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57.5" calcext:value-type="float">
            <text:p>57,5</text:p>
          </table:table-cell>
          <table:table-cell office:value-type="float" office:value="47.9166666666667" calcext:value-type="float">
            <text:p>47,9166666666667</text:p>
          </table:table-cell>
          <table:table-cell office:value-type="float" office:value="123.625" calcext:value-type="float">
            <text:p>123,625</text:p>
          </table:table-cell>
          <table:table-cell office:value-type="float" office:value="483.3333333" calcext:value-type="float">
            <text:p>483,3333333</text:p>
          </table:table-cell>
          <table:table-cell office:value-type="float" office:value="966.6666667" calcext:value-type="float">
            <text:p>966,6666667</text:p>
          </table:table-cell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48.75" calcext:value-type="float">
            <text:p>48,75</text:p>
          </table:table-cell>
          <table:table-cell office:value-type="float" office:value="125.775" calcext:value-type="float">
            <text:p>125,775</text:p>
          </table:table-cell>
          <table:table-cell office:value-type="float" office:value="491.6666667" calcext:value-type="float">
            <text:p>491,6666667</text:p>
          </table:table-cell>
          <table:table-cell office:value-type="float" office:value="983.3333333" calcext:value-type="float">
            <text:p>983,3333333</text:p>
          </table:table-cell>
        </table:table-row>
        <table:table-row table:style-name="ro1">
          <table:table-cell office:value-type="float" office:value="59.5" calcext:value-type="float">
            <text:p>59,5</text:p>
          </table:table-cell>
          <table:table-cell office:value-type="float" office:value="49.5833333333333" calcext:value-type="float">
            <text:p>49,5833333333333</text:p>
          </table:table-cell>
          <table:table-cell office:value-type="float" office:value="127.925" calcext:value-type="float">
            <text:p>127,925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50.4166666666667" calcext:value-type="float">
            <text:p>50,4166666666667</text:p>
          </table:table-cell>
          <table:table-cell office:value-type="float" office:value="130.075" calcext:value-type="float">
            <text:p>130,075</text:p>
          </table:table-cell>
          <table:table-cell office:value-type="float" office:value="508.3333333" calcext:value-type="float">
            <text:p>508,3333333</text:p>
          </table:table-cell>
          <table:table-cell office:value-type="float" office:value="1016.666667" calcext:value-type="float">
            <text:p>1016,666667</text:p>
          </table:table-cell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51.25" calcext:value-type="float">
            <text:p>51,25</text:p>
          </table:table-cell>
          <table:table-cell office:value-type="float" office:value="132.225" calcext:value-type="float">
            <text:p>132,225</text:p>
          </table:table-cell>
          <table:table-cell office:value-type="float" office:value="516.6666667" calcext:value-type="float">
            <text:p>516,6666667</text:p>
          </table:table-cell>
          <table:table-cell office:value-type="float" office:value="1033.333333" calcext:value-type="float">
            <text:p>1033,333333</text:p>
          </table:table-cell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52.0833333333333" calcext:value-type="float">
            <text:p>52,0833333333333</text:p>
          </table:table-cell>
          <table:table-cell office:value-type="float" office:value="134.375" calcext:value-type="float">
            <text:p>134,375</text:p>
          </table:table-cell>
          <table:table-cell office:value-type="float" office:value="525" calcext:value-type="float">
            <text:p>525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52.9166666666667" calcext:value-type="float">
            <text:p>52,9166666666667</text:p>
          </table:table-cell>
          <table:table-cell office:value-type="float" office:value="136.525" calcext:value-type="float">
            <text:p>136,525</text:p>
          </table:table-cell>
          <table:table-cell office:value-type="float" office:value="533.3333333" calcext:value-type="float">
            <text:p>533,3333333</text:p>
          </table:table-cell>
          <table:table-cell office:value-type="float" office:value="1066.666667" calcext:value-type="float">
            <text:p>1066,666667</text:p>
          </table:table-cell>
        </table:table-row>
        <table:table-row table:style-name="ro1">
          <table:table-cell office:value-type="float" office:value="64.5" calcext:value-type="float">
            <text:p>64,5</text:p>
          </table:table-cell>
          <table:table-cell office:value-type="float" office:value="53.75" calcext:value-type="float">
            <text:p>53,75</text:p>
          </table:table-cell>
          <table:table-cell office:value-type="float" office:value="138.675" calcext:value-type="float">
            <text:p>138,675</text:p>
          </table:table-cell>
          <table:table-cell office:value-type="float" office:value="541.6666667" calcext:value-type="float">
            <text:p>541,6666667</text:p>
          </table:table-cell>
          <table:table-cell office:value-type="float" office:value="1083.333333" calcext:value-type="float">
            <text:p>1083,333333</text:p>
          </table:table-cell>
        </table:table-row>
        <table:table-row table:style-name="ro1">
          <table:table-cell office:value-type="float" office:value="65.5" calcext:value-type="float">
            <text:p>65,5</text:p>
          </table:table-cell>
          <table:table-cell office:value-type="float" office:value="54.5833333333333" calcext:value-type="float">
            <text:p>54,5833333333333</text:p>
          </table:table-cell>
          <table:table-cell office:value-type="float" office:value="140.825" calcext:value-type="float">
            <text:p>140,825</text:p>
          </table:table-cell>
          <table:table-cell office:value-type="float" office:value="550" calcext:value-type="float">
            <text:p>55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66.5" calcext:value-type="float">
            <text:p>66,5</text:p>
          </table:table-cell>
          <table:table-cell office:value-type="float" office:value="55.4166666666667" calcext:value-type="float">
            <text:p>55,4166666666667</text:p>
          </table:table-cell>
          <table:table-cell office:value-type="float" office:value="142.975" calcext:value-type="float">
            <text:p>142,975</text:p>
          </table:table-cell>
          <table:table-cell office:value-type="float" office:value="558.3333333" calcext:value-type="float">
            <text:p>558,3333333</text:p>
          </table:table-cell>
          <table:table-cell office:value-type="float" office:value="1116.666667" calcext:value-type="float">
            <text:p>1116,666667</text:p>
          </table:table-cell>
        </table:table-row>
        <table:table-row table:style-name="ro1">
          <table:table-cell office:value-type="float" office:value="67.5" calcext:value-type="float">
            <text:p>67,5</text:p>
          </table:table-cell>
          <table:table-cell office:value-type="float" office:value="56.25" calcext:value-type="float">
            <text:p>56,25</text:p>
          </table:table-cell>
          <table:table-cell office:value-type="float" office:value="145.125" calcext:value-type="float">
            <text:p>145,125</text:p>
          </table:table-cell>
          <table:table-cell office:value-type="float" office:value="566.6666667" calcext:value-type="float">
            <text:p>566,6666667</text:p>
          </table:table-cell>
          <table:table-cell office:value-type="float" office:value="1133.333333" calcext:value-type="float">
            <text:p>1133,333333</text:p>
          </table:table-cell>
        </table:table-row>
        <table:table-row table:style-name="ro1">
          <table:table-cell office:value-type="float" office:value="68.5" calcext:value-type="float">
            <text:p>68,5</text:p>
          </table:table-cell>
          <table:table-cell office:value-type="float" office:value="57.0833333333333" calcext:value-type="float">
            <text:p>57,0833333333333</text:p>
          </table:table-cell>
          <table:table-cell office:value-type="float" office:value="147.275" calcext:value-type="float">
            <text:p>147,275</text:p>
          </table:table-cell>
          <table:table-cell office:value-type="float" office:value="575" calcext:value-type="float">
            <text:p>575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69.5" calcext:value-type="float">
            <text:p>69,5</text:p>
          </table:table-cell>
          <table:table-cell office:value-type="float" office:value="57.9166666666667" calcext:value-type="float">
            <text:p>57,9166666666667</text:p>
          </table:table-cell>
          <table:table-cell office:value-type="float" office:value="149.425" calcext:value-type="float">
            <text:p>149,425</text:p>
          </table:table-cell>
          <table:table-cell office:value-type="float" office:value="583.3333333" calcext:value-type="float">
            <text:p>583,3333333</text:p>
          </table:table-cell>
          <table:table-cell office:value-type="float" office:value="1166.666667" calcext:value-type="float">
            <text:p>1166,666667</text:p>
          </table:table-cell>
        </table:table-row>
        <table:table-row table:style-name="ro1">
          <table:table-cell office:value-type="float" office:value="70.5" calcext:value-type="float">
            <text:p>70,5</text:p>
          </table:table-cell>
          <table:table-cell office:value-type="float" office:value="58.75" calcext:value-type="float">
            <text:p>58,75</text:p>
          </table:table-cell>
          <table:table-cell office:value-type="float" office:value="151.575" calcext:value-type="float">
            <text:p>151,575</text:p>
          </table:table-cell>
          <table:table-cell office:value-type="float" office:value="591.6666667" calcext:value-type="float">
            <text:p>591,6666667</text:p>
          </table:table-cell>
          <table:table-cell office:value-type="float" office:value="1183.333333" calcext:value-type="float">
            <text:p>1183,333333</text:p>
          </table:table-cell>
        </table:table-row>
        <table:table-row table:style-name="ro1">
          <table:table-cell office:value-type="float" office:value="71.5" calcext:value-type="float">
            <text:p>71,5</text:p>
          </table:table-cell>
          <table:table-cell office:value-type="float" office:value="59.5833333333333" calcext:value-type="float">
            <text:p>59,5833333333333</text:p>
          </table:table-cell>
          <table:table-cell office:value-type="float" office:value="153.725" calcext:value-type="float">
            <text:p>153,725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2.5" calcext:value-type="float">
            <text:p>72,5</text:p>
          </table:table-cell>
          <table:table-cell office:value-type="float" office:value="60.4166666666667" calcext:value-type="float">
            <text:p>60,4166666666667</text:p>
          </table:table-cell>
          <table:table-cell office:value-type="float" office:value="155.875" calcext:value-type="float">
            <text:p>155,875</text:p>
          </table:table-cell>
          <table:table-cell office:value-type="float" office:value="608.3333333" calcext:value-type="float">
            <text:p>608,3333333</text:p>
          </table:table-cell>
          <table:table-cell office:value-type="float" office:value="1216.666667" calcext:value-type="float">
            <text:p>1216,666667</text:p>
          </table:table-cell>
        </table:table-row>
        <table:table-row table:style-name="ro1">
          <table:table-cell office:value-type="float" office:value="73.5" calcext:value-type="float">
            <text:p>73,5</text:p>
          </table:table-cell>
          <table:table-cell office:value-type="float" office:value="61.25" calcext:value-type="float">
            <text:p>61,25</text:p>
          </table:table-cell>
          <table:table-cell office:value-type="float" office:value="158.025" calcext:value-type="float">
            <text:p>158,025</text:p>
          </table:table-cell>
          <table:table-cell office:value-type="float" office:value="616.6666667" calcext:value-type="float">
            <text:p>616,6666667</text:p>
          </table:table-cell>
          <table:table-cell office:value-type="float" office:value="1233.333333" calcext:value-type="float">
            <text:p>1233,333333</text:p>
          </table:table-cell>
        </table:table-row>
        <table:table-row table:style-name="ro1">
          <table:table-cell office:value-type="float" office:value="74.5" calcext:value-type="float">
            <text:p>74,5</text:p>
          </table:table-cell>
          <table:table-cell office:value-type="float" office:value="62.0833333333333" calcext:value-type="float">
            <text:p>62,0833333333333</text:p>
          </table:table-cell>
          <table:table-cell office:value-type="float" office:value="160.175" calcext:value-type="float">
            <text:p>160,175</text:p>
          </table:table-cell>
          <table:table-cell office:value-type="float" office:value="625" calcext:value-type="float">
            <text:p>625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75.5" calcext:value-type="float">
            <text:p>75,5</text:p>
          </table:table-cell>
          <table:table-cell office:value-type="float" office:value="62.9166666666667" calcext:value-type="float">
            <text:p>62,9166666666667</text:p>
          </table:table-cell>
          <table:table-cell office:value-type="float" office:value="162.325" calcext:value-type="float">
            <text:p>162,325</text:p>
          </table:table-cell>
          <table:table-cell office:value-type="float" office:value="633.3333333" calcext:value-type="float">
            <text:p>633,3333333</text:p>
          </table:table-cell>
          <table:table-cell office:value-type="float" office:value="1266.666667" calcext:value-type="float">
            <text:p>1266,666667</text:p>
          </table:table-cell>
        </table:table-row>
        <table:table-row table:style-name="ro1">
          <table:table-cell office:value-type="float" office:value="76.5" calcext:value-type="float">
            <text:p>76,5</text:p>
          </table:table-cell>
          <table:table-cell office:value-type="float" office:value="63.75" calcext:value-type="float">
            <text:p>63,75</text:p>
          </table:table-cell>
          <table:table-cell office:value-type="float" office:value="164.475" calcext:value-type="float">
            <text:p>164,475</text:p>
          </table:table-cell>
          <table:table-cell office:value-type="float" office:value="641.6666667" calcext:value-type="float">
            <text:p>641,6666667</text:p>
          </table:table-cell>
          <table:table-cell office:value-type="float" office:value="1283.333333" calcext:value-type="float">
            <text:p>1283,333333</text:p>
          </table:table-cell>
        </table:table-row>
        <table:table-row table:style-name="ro1">
          <table:table-cell office:value-type="float" office:value="77.5" calcext:value-type="float">
            <text:p>77,5</text:p>
          </table:table-cell>
          <table:table-cell office:value-type="float" office:value="64.5833333333333" calcext:value-type="float">
            <text:p>64,5833333333333</text:p>
          </table:table-cell>
          <table:table-cell office:value-type="float" office:value="166.625" calcext:value-type="float">
            <text:p>166,625</text:p>
          </table:table-cell>
          <table:table-cell office:value-type="float" office:value="650" calcext:value-type="float">
            <text:p>65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8.5" calcext:value-type="float">
            <text:p>78,5</text:p>
          </table:table-cell>
          <table:table-cell office:value-type="float" office:value="65.4166666666667" calcext:value-type="float">
            <text:p>65,4166666666667</text:p>
          </table:table-cell>
          <table:table-cell office:value-type="float" office:value="168.775" calcext:value-type="float">
            <text:p>168,775</text:p>
          </table:table-cell>
          <table:table-cell office:value-type="float" office:value="658.3333333" calcext:value-type="float">
            <text:p>658,3333333</text:p>
          </table:table-cell>
          <table:table-cell office:value-type="float" office:value="1316.666667" calcext:value-type="float">
            <text:p>1316,666667</text:p>
          </table:table-cell>
        </table:table-row>
        <table:table-row table:style-name="ro1">
          <table:table-cell office:value-type="float" office:value="79.5" calcext:value-type="float">
            <text:p>79,5</text:p>
          </table:table-cell>
          <table:table-cell office:value-type="float" office:value="66.25" calcext:value-type="float">
            <text:p>66,25</text:p>
          </table:table-cell>
          <table:table-cell office:value-type="float" office:value="170.925" calcext:value-type="float">
            <text:p>170,925</text:p>
          </table:table-cell>
          <table:table-cell office:value-type="float" office:value="666.6666667" calcext:value-type="float">
            <text:p>666,6666667</text:p>
          </table:table-cell>
          <table:table-cell office:value-type="float" office:value="1333.333333" calcext:value-type="float">
            <text:p>1333,333333</text:p>
          </table:table-cell>
        </table:table-row>
        <table:table-row table:style-name="ro1">
          <table:table-cell office:value-type="float" office:value="80.5" calcext:value-type="float">
            <text:p>80,5</text:p>
          </table:table-cell>
          <table:table-cell office:value-type="float" office:value="67.0833333333333" calcext:value-type="float">
            <text:p>67,0833333333333</text:p>
          </table:table-cell>
          <table:table-cell office:value-type="float" office:value="173.075" calcext:value-type="float">
            <text:p>173,075</text:p>
          </table:table-cell>
          <table:table-cell office:value-type="float" office:value="675" calcext:value-type="float">
            <text:p>675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81.5" calcext:value-type="float">
            <text:p>81,5</text:p>
          </table:table-cell>
          <table:table-cell office:value-type="float" office:value="67.9166666666667" calcext:value-type="float">
            <text:p>67,9166666666667</text:p>
          </table:table-cell>
          <table:table-cell office:value-type="float" office:value="175.225" calcext:value-type="float">
            <text:p>175,225</text:p>
          </table:table-cell>
          <table:table-cell office:value-type="float" office:value="683.3333333" calcext:value-type="float">
            <text:p>683,3333333</text:p>
          </table:table-cell>
          <table:table-cell office:value-type="float" office:value="1366.666667" calcext:value-type="float">
            <text:p>1366,666667</text:p>
          </table:table-cell>
        </table:table-row>
        <table:table-row table:style-name="ro1">
          <table:table-cell office:value-type="float" office:value="82.5" calcext:value-type="float">
            <text:p>82,5</text:p>
          </table:table-cell>
          <table:table-cell office:value-type="float" office:value="68.75" calcext:value-type="float">
            <text:p>68,75</text:p>
          </table:table-cell>
          <table:table-cell office:value-type="float" office:value="177.375" calcext:value-type="float">
            <text:p>177,375</text:p>
          </table:table-cell>
          <table:table-cell office:value-type="float" office:value="691.6666667" calcext:value-type="float">
            <text:p>691,6666667</text:p>
          </table:table-cell>
          <table:table-cell office:value-type="float" office:value="1383.333333" calcext:value-type="float">
            <text:p>1383,333333</text:p>
          </table:table-cell>
        </table:table-row>
        <table:table-row table:style-name="ro1">
          <table:table-cell office:value-type="float" office:value="83.5" calcext:value-type="float">
            <text:p>83,5</text:p>
          </table:table-cell>
          <table:table-cell office:value-type="float" office:value="69.5833333333333" calcext:value-type="float">
            <text:p>69,5833333333333</text:p>
          </table:table-cell>
          <table:table-cell office:value-type="float" office:value="179.525" calcext:value-type="float">
            <text:p>179,525</text:p>
          </table:table-cell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84.5" calcext:value-type="float">
            <text:p>84,5</text:p>
          </table:table-cell>
          <table:table-cell office:value-type="float" office:value="70.4166666666667" calcext:value-type="float">
            <text:p>70,4166666666667</text:p>
          </table:table-cell>
          <table:table-cell office:value-type="float" office:value="181.675" calcext:value-type="float">
            <text:p>181,675</text:p>
          </table:table-cell>
          <table:table-cell office:value-type="float" office:value="708.3333333" calcext:value-type="float">
            <text:p>708,3333333</text:p>
          </table:table-cell>
          <table:table-cell office:value-type="float" office:value="1416.666667" calcext:value-type="float">
            <text:p>1416,666667</text:p>
          </table:table-cell>
        </table:table-row>
        <table:table-row table:style-name="ro1">
          <table:table-cell office:value-type="float" office:value="85.5" calcext:value-type="float">
            <text:p>85,5</text:p>
          </table:table-cell>
          <table:table-cell office:value-type="float" office:value="71.25" calcext:value-type="float">
            <text:p>71,25</text:p>
          </table:table-cell>
          <table:table-cell office:value-type="float" office:value="183.825" calcext:value-type="float">
            <text:p>183,825</text:p>
          </table:table-cell>
          <table:table-cell office:value-type="float" office:value="716.6666667" calcext:value-type="float">
            <text:p>716,6666667</text:p>
          </table:table-cell>
          <table:table-cell office:value-type="float" office:value="1433.333333" calcext:value-type="float">
            <text:p>1433,333333</text:p>
          </table:table-cell>
        </table:table-row>
        <table:table-row table:style-name="ro1">
          <table:table-cell office:value-type="float" office:value="86.5" calcext:value-type="float">
            <text:p>86,5</text:p>
          </table:table-cell>
          <table:table-cell office:value-type="float" office:value="72.0833333333333" calcext:value-type="float">
            <text:p>72,0833333333333</text:p>
          </table:table-cell>
          <table:table-cell office:value-type="float" office:value="185.975" calcext:value-type="float">
            <text:p>185,975</text:p>
          </table:table-cell>
          <table:table-cell office:value-type="float" office:value="725" calcext:value-type="float">
            <text:p>725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72.9166666666667" calcext:value-type="float">
            <text:p>72,9166666666667</text:p>
          </table:table-cell>
          <table:table-cell office:value-type="float" office:value="188.125" calcext:value-type="float">
            <text:p>188,125</text:p>
          </table:table-cell>
          <table:table-cell office:value-type="float" office:value="733.3333333" calcext:value-type="float">
            <text:p>733,3333333</text:p>
          </table:table-cell>
          <table:table-cell office:value-type="float" office:value="1466.666667" calcext:value-type="float">
            <text:p>1466,666667</text:p>
          </table:table-cell>
        </table:table-row>
        <table:table-row table:style-name="ro1">
          <table:table-cell office:value-type="float" office:value="88.5" calcext:value-type="float">
            <text:p>88,5</text:p>
          </table:table-cell>
          <table:table-cell office:value-type="float" office:value="73.75" calcext:value-type="float">
            <text:p>73,75</text:p>
          </table:table-cell>
          <table:table-cell office:value-type="float" office:value="190.275" calcext:value-type="float">
            <text:p>190,275</text:p>
          </table:table-cell>
          <table:table-cell office:value-type="float" office:value="741.6666667" calcext:value-type="float">
            <text:p>741,6666667</text:p>
          </table:table-cell>
          <table:table-cell office:value-type="float" office:value="1483.333333" calcext:value-type="float">
            <text:p>1483,333333</text:p>
          </table:table-cell>
        </table:table-row>
        <table:table-row table:style-name="ro1">
          <table:table-cell office:value-type="float" office:value="89.5" calcext:value-type="float">
            <text:p>89,5</text:p>
          </table:table-cell>
          <table:table-cell office:value-type="float" office:value="74.5833333333333" calcext:value-type="float">
            <text:p>74,5833333333333</text:p>
          </table:table-cell>
          <table:table-cell office:value-type="float" office:value="192.425" calcext:value-type="float">
            <text:p>192,425</text:p>
          </table:table-cell>
          <table:table-cell office:value-type="float" office:value="750" calcext:value-type="float">
            <text:p>75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90.5" calcext:value-type="float">
            <text:p>90,5</text:p>
          </table:table-cell>
          <table:table-cell office:value-type="float" office:value="75.4166666666667" calcext:value-type="float">
            <text:p>75,4166666666667</text:p>
          </table:table-cell>
          <table:table-cell office:value-type="float" office:value="194.575" calcext:value-type="float">
            <text:p>194,575</text:p>
          </table:table-cell>
          <table:table-cell office:value-type="float" office:value="758.3333333" calcext:value-type="float">
            <text:p>758,3333333</text:p>
          </table:table-cell>
          <table:table-cell office:value-type="float" office:value="1516.666667" calcext:value-type="float">
            <text:p>1516,666667</text:p>
          </table:table-cell>
        </table:table-row>
        <table:table-row table:style-name="ro1">
          <table:table-cell office:value-type="float" office:value="91.5" calcext:value-type="float">
            <text:p>91,5</text:p>
          </table:table-cell>
          <table:table-cell office:value-type="float" office:value="76.25" calcext:value-type="float">
            <text:p>76,25</text:p>
          </table:table-cell>
          <table:table-cell office:value-type="float" office:value="196.725" calcext:value-type="float">
            <text:p>196,725</text:p>
          </table:table-cell>
          <table:table-cell office:value-type="float" office:value="766.6666667" calcext:value-type="float">
            <text:p>766,6666667</text:p>
          </table:table-cell>
          <table:table-cell office:value-type="float" office:value="1533.333333" calcext:value-type="float">
            <text:p>1533,333333</text:p>
          </table:table-cell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77.0833333333333" calcext:value-type="float">
            <text:p>77,0833333333333</text:p>
          </table:table-cell>
          <table:table-cell office:value-type="float" office:value="198.875" calcext:value-type="float">
            <text:p>198,875</text:p>
          </table:table-cell>
          <table:table-cell office:value-type="float" office:value="775" calcext:value-type="float">
            <text:p>775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93.5" calcext:value-type="float">
            <text:p>93,5</text:p>
          </table:table-cell>
          <table:table-cell office:value-type="float" office:value="77.9166666666667" calcext:value-type="float">
            <text:p>77,9166666666667</text:p>
          </table:table-cell>
          <table:table-cell office:value-type="float" office:value="201.025" calcext:value-type="float">
            <text:p>201,025</text:p>
          </table:table-cell>
          <table:table-cell office:value-type="float" office:value="783.3333333" calcext:value-type="float">
            <text:p>783,3333333</text:p>
          </table:table-cell>
          <table:table-cell office:value-type="float" office:value="1566.666667" calcext:value-type="float">
            <text:p>1566,666667</text:p>
          </table:table-cell>
        </table:table-row>
        <table:table-row table:style-name="ro1">
          <table:table-cell office:value-type="float" office:value="94.5" calcext:value-type="float">
            <text:p>94,5</text:p>
          </table:table-cell>
          <table:table-cell office:value-type="float" office:value="78.75" calcext:value-type="float">
            <text:p>78,75</text:p>
          </table:table-cell>
          <table:table-cell office:value-type="float" office:value="203.175" calcext:value-type="float">
            <text:p>203,175</text:p>
          </table:table-cell>
          <table:table-cell office:value-type="float" office:value="791.6666667" calcext:value-type="float">
            <text:p>791,6666667</text:p>
          </table:table-cell>
          <table:table-cell office:value-type="float" office:value="1583.333333" calcext:value-type="float">
            <text:p>1583,333333</text:p>
          </table:table-cell>
        </table:table-row>
        <table:table-row table:style-name="ro1">
          <table:table-cell office:value-type="float" office:value="95.5" calcext:value-type="float">
            <text:p>95,5</text:p>
          </table:table-cell>
          <table:table-cell office:value-type="float" office:value="79.5833333333333" calcext:value-type="float">
            <text:p>79,5833333333333</text:p>
          </table:table-cell>
          <table:table-cell office:value-type="float" office:value="205.325" calcext:value-type="float">
            <text:p>205,325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96.5" calcext:value-type="float">
            <text:p>96,5</text:p>
          </table:table-cell>
          <table:table-cell office:value-type="float" office:value="80.4166666666667" calcext:value-type="float">
            <text:p>80,4166666666667</text:p>
          </table:table-cell>
          <table:table-cell office:value-type="float" office:value="207.475" calcext:value-type="float">
            <text:p>207,475</text:p>
          </table:table-cell>
          <table:table-cell office:value-type="float" office:value="808.3333333" calcext:value-type="float">
            <text:p>808,3333333</text:p>
          </table:table-cell>
          <table:table-cell office:value-type="float" office:value="1616.666667" calcext:value-type="float">
            <text:p>1616,666667</text:p>
          </table:table-cell>
        </table:table-row>
        <table:table-row table:style-name="ro1">
          <table:table-cell office:value-type="float" office:value="97.5" calcext:value-type="float">
            <text:p>97,5</text:p>
          </table:table-cell>
          <table:table-cell office:value-type="float" office:value="81.25" calcext:value-type="float">
            <text:p>81,25</text:p>
          </table:table-cell>
          <table:table-cell office:value-type="float" office:value="209.625" calcext:value-type="float">
            <text:p>209,625</text:p>
          </table:table-cell>
          <table:table-cell office:value-type="float" office:value="816.6666667" calcext:value-type="float">
            <text:p>816,6666667</text:p>
          </table:table-cell>
          <table:table-cell office:value-type="float" office:value="1633.333333" calcext:value-type="float">
            <text:p>1633,333333</text:p>
          </table:table-cell>
        </table:table-row>
        <table:table-row table:style-name="ro1">
          <table:table-cell office:value-type="float" office:value="98.5" calcext:value-type="float">
            <text:p>98,5</text:p>
          </table:table-cell>
          <table:table-cell office:value-type="float" office:value="82.0833333333333" calcext:value-type="float">
            <text:p>82,0833333333333</text:p>
          </table:table-cell>
          <table:table-cell office:value-type="float" office:value="211.775" calcext:value-type="float">
            <text:p>211,775</text:p>
          </table:table-cell>
          <table:table-cell office:value-type="float" office:value="825" calcext:value-type="float">
            <text:p>825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99.5" calcext:value-type="float">
            <text:p>99,5</text:p>
          </table:table-cell>
          <table:table-cell office:value-type="float" office:value="82.9166666666667" calcext:value-type="float">
            <text:p>82,9166666666667</text:p>
          </table:table-cell>
          <table:table-cell office:value-type="float" office:value="213.925" calcext:value-type="float">
            <text:p>213,925</text:p>
          </table:table-cell>
          <table:table-cell office:value-type="float" office:value="833.3333333" calcext:value-type="float">
            <text:p>833,3333333</text:p>
          </table:table-cell>
          <table:table-cell office:value-type="float" office:value="1666.666667" calcext:value-type="float">
            <text:p>1666,666667</text:p>
          </table:table-cell>
        </table:table-row>
        <table:table-row table:style-name="ro1">
          <table:table-cell office:value-type="float" office:value="100.5" calcext:value-type="float">
            <text:p>100,5</text:p>
          </table:table-cell>
          <table:table-cell office:value-type="float" office:value="83.75" calcext:value-type="float">
            <text:p>83,75</text:p>
          </table:table-cell>
          <table:table-cell office:value-type="float" office:value="216.075" calcext:value-type="float">
            <text:p>216,075</text:p>
          </table:table-cell>
          <table:table-cell office:value-type="float" office:value="841.6666667" calcext:value-type="float">
            <text:p>841,6666667</text:p>
          </table:table-cell>
          <table:table-cell office:value-type="float" office:value="1683.333333" calcext:value-type="float">
            <text:p>1683,333333</text:p>
          </table:table-cell>
        </table:table-row>
        <table:table-row table:style-name="ro1">
          <table:table-cell office:value-type="float" office:value="101.5" calcext:value-type="float">
            <text:p>101,5</text:p>
          </table:table-cell>
          <table:table-cell office:value-type="float" office:value="84.5833333333333" calcext:value-type="float">
            <text:p>84,5833333333333</text:p>
          </table:table-cell>
          <table:table-cell office:value-type="float" office:value="218.225" calcext:value-type="float">
            <text:p>218,225</text:p>
          </table:table-cell>
          <table:table-cell office:value-type="float" office:value="850" calcext:value-type="float">
            <text:p>85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02.5" calcext:value-type="float">
            <text:p>102,5</text:p>
          </table:table-cell>
          <table:table-cell office:value-type="float" office:value="85.4166666666667" calcext:value-type="float">
            <text:p>85,4166666666667</text:p>
          </table:table-cell>
          <table:table-cell office:value-type="float" office:value="220.375" calcext:value-type="float">
            <text:p>220,375</text:p>
          </table:table-cell>
          <table:table-cell office:value-type="float" office:value="858.3333333" calcext:value-type="float">
            <text:p>858,3333333</text:p>
          </table:table-cell>
          <table:table-cell office:value-type="float" office:value="1716.666667" calcext:value-type="float">
            <text:p>1716,666667</text:p>
          </table:table-cell>
        </table:table-row>
        <table:table-row table:style-name="ro1">
          <table:table-cell office:value-type="float" office:value="103.5" calcext:value-type="float">
            <text:p>103,5</text:p>
          </table:table-cell>
          <table:table-cell office:value-type="float" office:value="86.25" calcext:value-type="float">
            <text:p>86,25</text:p>
          </table:table-cell>
          <table:table-cell office:value-type="float" office:value="222.525" calcext:value-type="float">
            <text:p>222,525</text:p>
          </table:table-cell>
          <table:table-cell office:value-type="float" office:value="866.6666667" calcext:value-type="float">
            <text:p>866,6666667</text:p>
          </table:table-cell>
          <table:table-cell office:value-type="float" office:value="1733.333333" calcext:value-type="float">
            <text:p>1733,333333</text:p>
          </table:table-cell>
        </table:table-row>
        <table:table-row table:style-name="ro1">
          <table:table-cell office:value-type="float" office:value="104.5" calcext:value-type="float">
            <text:p>104,5</text:p>
          </table:table-cell>
          <table:table-cell office:value-type="float" office:value="87.0833333333333" calcext:value-type="float">
            <text:p>87,0833333333333</text:p>
          </table:table-cell>
          <table:table-cell office:value-type="float" office:value="224.675" calcext:value-type="float">
            <text:p>224,675</text:p>
          </table:table-cell>
          <table:table-cell office:value-type="float" office:value="875" calcext:value-type="float">
            <text:p>875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05.5" calcext:value-type="float">
            <text:p>105,5</text:p>
          </table:table-cell>
          <table:table-cell office:value-type="float" office:value="87.9166666666667" calcext:value-type="float">
            <text:p>87,9166666666667</text:p>
          </table:table-cell>
          <table:table-cell office:value-type="float" office:value="226.825" calcext:value-type="float">
            <text:p>226,825</text:p>
          </table:table-cell>
          <table:table-cell office:value-type="float" office:value="883.3333333" calcext:value-type="float">
            <text:p>883,3333333</text:p>
          </table:table-cell>
          <table:table-cell office:value-type="float" office:value="1766.666667" calcext:value-type="float">
            <text:p>1766,666667</text:p>
          </table:table-cell>
        </table:table-row>
        <table:table-row table:style-name="ro1">
          <table:table-cell office:value-type="float" office:value="106.5" calcext:value-type="float">
            <text:p>106,5</text:p>
          </table:table-cell>
          <table:table-cell office:value-type="float" office:value="88.75" calcext:value-type="float">
            <text:p>88,75</text:p>
          </table:table-cell>
          <table:table-cell office:value-type="float" office:value="228.975" calcext:value-type="float">
            <text:p>228,975</text:p>
          </table:table-cell>
          <table:table-cell office:value-type="float" office:value="891.6666667" calcext:value-type="float">
            <text:p>891,6666667</text:p>
          </table:table-cell>
          <table:table-cell office:value-type="float" office:value="1783.333333" calcext:value-type="float">
            <text:p>1783,333333</text:p>
          </table:table-cell>
        </table:table-row>
        <table:table-row table:style-name="ro1">
          <table:table-cell office:value-type="float" office:value="107.5" calcext:value-type="float">
            <text:p>107,5</text:p>
          </table:table-cell>
          <table:table-cell office:value-type="float" office:value="89.5833333333333" calcext:value-type="float">
            <text:p>89,5833333333333</text:p>
          </table:table-cell>
          <table:table-cell office:value-type="float" office:value="231.125" calcext:value-type="float">
            <text:p>231,125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08.5" calcext:value-type="float">
            <text:p>108,5</text:p>
          </table:table-cell>
          <table:table-cell office:value-type="float" office:value="90.4166666666667" calcext:value-type="float">
            <text:p>90,4166666666667</text:p>
          </table:table-cell>
          <table:table-cell office:value-type="float" office:value="233.275" calcext:value-type="float">
            <text:p>233,275</text:p>
          </table:table-cell>
          <table:table-cell office:value-type="float" office:value="908.3333333" calcext:value-type="float">
            <text:p>908,3333333</text:p>
          </table:table-cell>
          <table:table-cell office:value-type="float" office:value="1816.666667" calcext:value-type="float">
            <text:p>1816,666667</text:p>
          </table:table-cell>
        </table:table-row>
        <table:table-row table:style-name="ro1">
          <table:table-cell office:value-type="float" office:value="109.5" calcext:value-type="float">
            <text:p>109,5</text:p>
          </table:table-cell>
          <table:table-cell office:value-type="float" office:value="91.25" calcext:value-type="float">
            <text:p>91,25</text:p>
          </table:table-cell>
          <table:table-cell office:value-type="float" office:value="235.425" calcext:value-type="float">
            <text:p>235,425</text:p>
          </table:table-cell>
          <table:table-cell office:value-type="float" office:value="916.6666667" calcext:value-type="float">
            <text:p>916,6666667</text:p>
          </table:table-cell>
          <table:table-cell office:value-type="float" office:value="1833.333333" calcext:value-type="float">
            <text:p>1833,333333</text:p>
          </table:table-cell>
        </table:table-row>
        <table:table-row table:style-name="ro1">
          <table:table-cell office:value-type="float" office:value="110.5" calcext:value-type="float">
            <text:p>110,5</text:p>
          </table:table-cell>
          <table:table-cell office:value-type="float" office:value="92.0833333333333" calcext:value-type="float">
            <text:p>92,0833333333333</text:p>
          </table:table-cell>
          <table:table-cell office:value-type="float" office:value="237.575" calcext:value-type="float">
            <text:p>237,575</text:p>
          </table:table-cell>
          <table:table-cell office:value-type="float" office:value="925" calcext:value-type="float">
            <text:p>92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11.5" calcext:value-type="float">
            <text:p>111,5</text:p>
          </table:table-cell>
          <table:table-cell office:value-type="float" office:value="92.9166666666667" calcext:value-type="float">
            <text:p>92,9166666666667</text:p>
          </table:table-cell>
          <table:table-cell office:value-type="float" office:value="239.725" calcext:value-type="float">
            <text:p>239,725</text:p>
          </table:table-cell>
          <table:table-cell office:value-type="float" office:value="933.3333333" calcext:value-type="float">
            <text:p>933,3333333</text:p>
          </table:table-cell>
          <table:table-cell office:value-type="float" office:value="1866.666667" calcext:value-type="float">
            <text:p>1866,666667</text:p>
          </table:table-cell>
        </table:table-row>
        <table:table-row table:style-name="ro1">
          <table:table-cell office:value-type="float" office:value="112.5" calcext:value-type="float">
            <text:p>112,5</text:p>
          </table:table-cell>
          <table:table-cell office:value-type="float" office:value="93.75" calcext:value-type="float">
            <text:p>93,75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941.6666667" calcext:value-type="float">
            <text:p>941,6666667</text:p>
          </table:table-cell>
          <table:table-cell office:value-type="float" office:value="1883.333333" calcext:value-type="float">
            <text:p>1883,333333</text:p>
          </table:table-cell>
        </table:table-row>
        <table:table-row table:style-name="ro1">
          <table:table-cell office:value-type="float" office:value="113.5" calcext:value-type="float">
            <text:p>113,5</text:p>
          </table:table-cell>
          <table:table-cell office:value-type="float" office:value="94.5833333333333" calcext:value-type="float">
            <text:p>94,5833333333333</text:p>
          </table:table-cell>
          <table:table-cell office:value-type="float" office:value="244.025" calcext:value-type="float">
            <text:p>244,025</text:p>
          </table:table-cell>
          <table:table-cell office:value-type="float" office:value="950" calcext:value-type="float">
            <text:p>95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114.5" calcext:value-type="float">
            <text:p>114,5</text:p>
          </table:table-cell>
          <table:table-cell office:value-type="float" office:value="95.4166666666667" calcext:value-type="float">
            <text:p>95,4166666666667</text:p>
          </table:table-cell>
          <table:table-cell office:value-type="float" office:value="246.175" calcext:value-type="float">
            <text:p>246,175</text:p>
          </table:table-cell>
          <table:table-cell office:value-type="float" office:value="958.3333333" calcext:value-type="float">
            <text:p>958,3333333</text:p>
          </table:table-cell>
          <table:table-cell office:value-type="float" office:value="1916.666667" calcext:value-type="float">
            <text:p>1916,666667</text:p>
          </table:table-cell>
        </table:table-row>
        <table:table-row table:style-name="ro1">
          <table:table-cell office:value-type="float" office:value="115.5" calcext:value-type="float">
            <text:p>115,5</text:p>
          </table:table-cell>
          <table:table-cell office:value-type="float" office:value="96.25" calcext:value-type="float">
            <text:p>96,25</text:p>
          </table:table-cell>
          <table:table-cell office:value-type="float" office:value="248.325" calcext:value-type="float">
            <text:p>248,325</text:p>
          </table:table-cell>
          <table:table-cell office:value-type="float" office:value="966.6666667" calcext:value-type="float">
            <text:p>966,6666667</text:p>
          </table:table-cell>
          <table:table-cell office:value-type="float" office:value="1933.333333" calcext:value-type="float">
            <text:p>1933,333333</text:p>
          </table:table-cell>
        </table:table-row>
        <table:table-row table:style-name="ro1">
          <table:table-cell office:value-type="float" office:value="116.5" calcext:value-type="float">
            <text:p>116,5</text:p>
          </table:table-cell>
          <table:table-cell office:value-type="float" office:value="97.0833333333333" calcext:value-type="float">
            <text:p>97,0833333333333</text:p>
          </table:table-cell>
          <table:table-cell office:value-type="float" office:value="250.475" calcext:value-type="float">
            <text:p>250,475</text:p>
          </table:table-cell>
          <table:table-cell office:value-type="float" office:value="975" calcext:value-type="float">
            <text:p>975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117.5" calcext:value-type="float">
            <text:p>117,5</text:p>
          </table:table-cell>
          <table:table-cell office:value-type="float" office:value="97.9166666666667" calcext:value-type="float">
            <text:p>97,9166666666667</text:p>
          </table:table-cell>
          <table:table-cell office:value-type="float" office:value="252.625" calcext:value-type="float">
            <text:p>252,625</text:p>
          </table:table-cell>
          <table:table-cell office:value-type="float" office:value="983.3333333" calcext:value-type="float">
            <text:p>983,3333333</text:p>
          </table:table-cell>
          <table:table-cell office:value-type="float" office:value="1966.666667" calcext:value-type="float">
            <text:p>1966,666667</text:p>
          </table:table-cell>
        </table:table-row>
        <table:table-row table:style-name="ro1">
          <table:table-cell office:value-type="float" office:value="118.5" calcext:value-type="float">
            <text:p>118,5</text:p>
          </table:table-cell>
          <table:table-cell office:value-type="float" office:value="98.75" calcext:value-type="float">
            <text:p>98,75</text:p>
          </table:table-cell>
          <table:table-cell office:value-type="float" office:value="254.775" calcext:value-type="float">
            <text:p>254,775</text:p>
          </table:table-cell>
          <table:table-cell office:value-type="float" office:value="991.6666667" calcext:value-type="float">
            <text:p>991,6666667</text:p>
          </table:table-cell>
          <table:table-cell office:value-type="float" office:value="1983.333333" calcext:value-type="float">
            <text:p>1983,333333</text:p>
          </table:table-cell>
        </table:table-row>
        <table:table-row table:style-name="ro1">
          <table:table-cell office:value-type="float" office:value="119.5" calcext:value-type="float">
            <text:p>119,5</text:p>
          </table:table-cell>
          <table:table-cell office:value-type="float" office:value="99.5833333333333" calcext:value-type="float">
            <text:p>99,5833333333333</text:p>
          </table:table-cell>
          <table:table-cell office:value-type="float" office:value="256.925" calcext:value-type="float">
            <text:p>256,925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Differences between Models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4"/>
        <table:table-column table:style-name="co1" table:default-cell-style-name="ce24"/>
        <table:table-column table:style-name="co1" table:default-cell-style-name="ce25"/>
        <table:table-column table:style-name="co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1" table:default-cell-style-name="ce24"/>
        <table:table-column table:style-name="co23" table:default-cell-style-name="ce24"/>
        <table:table-column table:style-name="co24" table:default-cell-style-name="ce25"/>
        <table:table-column table:style-name="co1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26" table:number-columns-repeated="2" table:default-cell-style-name="ce24"/>
        <table:table-column table:style-name="co24" table:default-cell-style-name="ce25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6" table:number-columns-repeated="2" table:default-cell-style-name="ce24"/>
        <table:table-column table:style-name="co1" table:default-cell-style-name="ce25"/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23" office:value-type="string" calcext:value-type="string" table:number-columns-spanned="5" table:number-rows-spanned="1">
            <text:p>Comparison between Ridge and DT Similarity for all request types (corr_max=0)</text:p>
          </table:table-cell>
          <table:covered-table-cell/>
          <table:covered-table-cell table:number-columns-repeated="3" table:style-name="Default"/>
          <table:table-cell/>
          <table:table-cell table:style-name="ce23" office:value-type="string" calcext:value-type="string" table:number-columns-spanned="5" table:number-rows-spanned="1">
            <text:p>Comparison between Ridge and DT Similarity for all request types (corr_max=1)</text:p>
          </table:table-cell>
          <table:covered-table-cell/>
          <table:covered-table-cell table:number-columns-repeated="3" table:style-name="Default"/>
          <table:table-cell/>
          <table:table-cell table:style-name="ce23" office:value-type="string" calcext:value-type="string" table:number-columns-spanned="5" table:number-rows-spanned="1">
            <text:p>Comparison between Ridge for all request types (corr_max=0, 1)</text:p>
          </table:table-cell>
          <table:covered-table-cell/>
          <table:covered-table-cell table:number-columns-repeated="3" table:style-name="Default"/>
          <table:table-cell/>
          <table:table-cell table:style-name="ce23" office:value-type="string" calcext:value-type="string" table:number-columns-spanned="5" table:number-rows-spanned="1">
            <text:p>Comparison between DT for all request types (corr_max=0, 1)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/>
          <table:table-cell office:value-type="string" calcext:value-type="string">
            <text:p>Load Intensity Profile</text:p>
          </table:table-cell>
          <table:table-cell office:value-type="string" calcext:value-type="string">
            <text:p>Request Type</text:p>
          </table:table-cell>
          <table:table-cell table:style-name="Default" office:value-type="string" calcext:value-type="string">
            <text:p>Similarity Ridge</text:p>
          </table:table-cell>
          <table:table-cell table:style-name="Default" office:value-type="string" calcext:value-type="string">
            <text:p>Similarity DT</text:p>
          </table:table-cell>
          <table:table-cell table:style-name="Default" office:value-type="string" calcext:value-type="string">
            <text:p>Difference</text:p>
          </table:table-cell>
          <table:table-cell/>
          <table:table-cell office:value-type="string" calcext:value-type="string">
            <text:p>Load Intensity Profile</text:p>
          </table:table-cell>
          <table:table-cell office:value-type="string" calcext:value-type="string">
            <text:p>Request Type</text:p>
          </table:table-cell>
          <table:table-cell table:style-name="Default" office:value-type="string" calcext:value-type="string">
            <text:p>Similarity Ridge</text:p>
          </table:table-cell>
          <table:table-cell table:style-name="Default" office:value-type="string" calcext:value-type="string">
            <text:p>Similarity DT</text:p>
          </table:table-cell>
          <table:table-cell table:style-name="Default" office:value-type="string" calcext:value-type="string">
            <text:p>Difference</text:p>
          </table:table-cell>
          <table:table-cell/>
          <table:table-cell office:value-type="string" calcext:value-type="string">
            <text:p>Load</text:p>
            <text:p>Intensity</text:p>
            <text:p>Profile</text:p>
          </table:table-cell>
          <table:table-cell office:value-type="string" calcext:value-type="string">
            <text:p>Request Type</text:p>
          </table:table-cell>
          <table:table-cell table:style-name="Default" office:value-type="string" calcext:value-type="string">
            <text:p>Similarity </text:p>
            <text:p>(corr_max=0)</text:p>
          </table:table-cell>
          <table:table-cell table:style-name="Default" office:value-type="string" calcext:value-type="string">
            <text:p>Similarity </text:p>
            <text:p>(corr_max=1)</text:p>
          </table:table-cell>
          <table:table-cell table:style-name="Default" office:value-type="string" calcext:value-type="string">
            <text:p>Difference</text:p>
          </table:table-cell>
          <table:table-cell/>
          <table:table-cell office:value-type="string" calcext:value-type="string">
            <text:p>Load</text:p>
            <text:p>Intensity</text:p>
            <text:p>Profile</text:p>
          </table:table-cell>
          <table:table-cell office:value-type="string" calcext:value-type="string">
            <text:p>Request Type</text:p>
          </table:table-cell>
          <table:table-cell table:style-name="Default" office:value-type="string" calcext:value-type="string">
            <text:p>Similarity </text:p>
            <text:p>(corr_max=0)</text:p>
          </table:table-cell>
          <table:table-cell table:style-name="Default" office:value-type="string" calcext:value-type="string">
            <text:p>Similarity </text:p>
            <text:p>(corr_max=1)</text:p>
          </table:table-cell>
          <table:table-cell table:style-name="Default" office:value-type="string" calcext:value-type="string">
            <text:p>Difference</text:p>
          </table:table-cell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formula="of:=[$similarity_scores.E7]" office:value-type="float" office:value="0.817240521862394" calcext:value-type="float">
            <text:p>0.8172</text:p>
          </table:table-cell>
          <table:table-cell table:formula="of:=[$similarity_scores.E17]" office:value-type="float" office:value="0.807750107290233" calcext:value-type="float">
            <text:p>0.8078</text:p>
          </table:table-cell>
          <table:table-cell table:formula="of:=[.D4]/[.E4]-1" office:value-type="percentage" office:value="0.0117491963003242" calcext:value-type="percentage">
            <text:p>1.17%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formula="of:=[$similarity_scores.E2]" office:value-type="float" office:value="0.70869881275391" calcext:value-type="float">
            <text:p>0.7087</text:p>
          </table:table-cell>
          <table:table-cell table:formula="of:=[$similarity_scores.E12]" office:value-type="float" office:value="0.725253396670779" calcext:value-type="float">
            <text:p>0.7253</text:p>
          </table:table-cell>
          <table:table-cell table:formula="of:=[.J4]/[.K4]-1" office:value-type="percentage" office:value="-0.022825930899271" calcext:value-type="percentage">
            <text:p>-2.28%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formula="of:=[.D4]" office:value-type="float" office:value="0.817240521862394" calcext:value-type="float">
            <text:p>0.8172</text:p>
          </table:table-cell>
          <table:table-cell table:formula="of:=[.J4]" office:value-type="float" office:value="0.70869881275391" calcext:value-type="float">
            <text:p>0.7087</text:p>
          </table:table-cell>
          <table:table-cell table:formula="of:=[.P4]/[.Q4]-1" office:value-type="percentage" office:value="0.153156329819017" calcext:value-type="percentage">
            <text:p>15.32%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formula="of:=[.E4]" office:value-type="float" office:value="0.807750107290233" calcext:value-type="float">
            <text:p>0.8078</text:p>
          </table:table-cell>
          <table:table-cell table:formula="of:=[.K4]" office:value-type="float" office:value="0.725253396670779" calcext:value-type="float">
            <text:p>0.7253</text:p>
          </table:table-cell>
          <table:table-cell table:formula="of:=[.V4]/[.W4]-1" office:value-type="percentage" office:value="0.113748809723814" calcext:value-type="percentage">
            <text:p>11.37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8]" office:value-type="float" office:value="0.92621401560054" calcext:value-type="float">
            <text:p>0.9262</text:p>
          </table:table-cell>
          <table:table-cell table:formula="of:=[$similarity_scores.E18]" office:value-type="float" office:value="0.775818579012547" calcext:value-type="float">
            <text:p>0.7758</text:p>
          </table:table-cell>
          <table:table-cell table:formula="of:=[.D5]/[.E5]-1" office:value-type="percentage" office:value="0.193853873388047" calcext:value-type="percentage">
            <text:p>19.39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3]" office:value-type="float" office:value="0.887955454167597" calcext:value-type="float">
            <text:p>0.8880</text:p>
          </table:table-cell>
          <table:table-cell table:formula="of:=[$similarity_scores.E13]" office:value-type="float" office:value="0.821946539369814" calcext:value-type="float">
            <text:p>0.8219</text:p>
          </table:table-cell>
          <table:table-cell table:formula="of:=[.J5]/[.K5]-1" office:value-type="percentage" office:value="0.0803080390707545" calcext:value-type="percentage">
            <text:p>8.03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D5]" office:value-type="float" office:value="0.92621401560054" calcext:value-type="float">
            <text:p>0.9262</text:p>
          </table:table-cell>
          <table:table-cell table:formula="of:=[.J5]" office:value-type="float" office:value="0.887955454167597" calcext:value-type="float">
            <text:p>0.8880</text:p>
          </table:table-cell>
          <table:table-cell table:formula="of:=[.P5]/[.Q5]-1" office:value-type="percentage" office:value="0.0430861269598351" calcext:value-type="percentage">
            <text:p>4.31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E5]" office:value-type="float" office:value="0.775818579012547" calcext:value-type="float">
            <text:p>0.7758</text:p>
          </table:table-cell>
          <table:table-cell table:formula="of:=[.K5]" office:value-type="float" office:value="0.821946539369814" calcext:value-type="float">
            <text:p>0.8219</text:p>
          </table:table-cell>
          <table:table-cell table:formula="of:=[.V5]/[.W5]-1" office:value-type="percentage" office:value="-0.056120390010564" calcext:value-type="percentage">
            <text:p>-5.6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9]" office:value-type="float" office:value="0.923558231563866" calcext:value-type="float">
            <text:p>0.9236</text:p>
          </table:table-cell>
          <table:table-cell table:formula="of:=[$similarity_scores.E19]" office:value-type="float" office:value="0.745100540886429" calcext:value-type="float">
            <text:p>0.7451</text:p>
          </table:table-cell>
          <table:table-cell table:formula="of:=[.D6]/[.E6]-1" office:value-type="percentage" office:value="0.239508201759094" calcext:value-type="percentage">
            <text:p>23.95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4]" office:value-type="float" office:value="0.889619657349431" calcext:value-type="float">
            <text:p>0.8896</text:p>
          </table:table-cell>
          <table:table-cell table:formula="of:=[$similarity_scores.E14]" office:value-type="float" office:value="0.819611494161239" calcext:value-type="float">
            <text:p>0.8196</text:p>
          </table:table-cell>
          <table:table-cell table:formula="of:=[.J6]/[.K6]-1" office:value-type="percentage" office:value="0.0854162779401184" calcext:value-type="percentage">
            <text:p>8.54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D6]" office:value-type="float" office:value="0.923558231563866" calcext:value-type="float">
            <text:p>0.9236</text:p>
          </table:table-cell>
          <table:table-cell table:formula="of:=[.J6]" office:value-type="float" office:value="0.889619657349431" calcext:value-type="float">
            <text:p>0.8896</text:p>
          </table:table-cell>
          <table:table-cell table:formula="of:=[.P6]/[.Q6]-1" office:value-type="percentage" office:value="0.0381495327065426" calcext:value-type="percentage">
            <text:p>3.81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E6]" office:value-type="float" office:value="0.745100540886429" calcext:value-type="float">
            <text:p>0.7451</text:p>
          </table:table-cell>
          <table:table-cell table:formula="of:=[.K6]" office:value-type="float" office:value="0.819611494161239" calcext:value-type="float">
            <text:p>0.8196</text:p>
          </table:table-cell>
          <table:table-cell table:formula="of:=[.V6]/[.W6]-1" office:value-type="percentage" office:value="-0.0909100882620748" calcext:value-type="percentage">
            <text:p>-9.0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10]" office:value-type="float" office:value="0.870667769042368" calcext:value-type="float">
            <text:p>0.8707</text:p>
          </table:table-cell>
          <table:table-cell table:formula="of:=[$similarity_scores.E20]" office:value-type="float" office:value="0.845925883262578" calcext:value-type="float">
            <text:p>0.8459</text:p>
          </table:table-cell>
          <table:table-cell table:formula="of:=[.D7]/[.E7]-1" office:value-type="percentage" office:value="0.0292482902690776" calcext:value-type="percentage">
            <text:p>2.92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5]" office:value-type="float" office:value="0.827199683446163" calcext:value-type="float">
            <text:p>0.8272</text:p>
          </table:table-cell>
          <table:table-cell table:formula="of:=[$similarity_scores.E15]" office:value-type="float" office:value="0.813993362425084" calcext:value-type="float">
            <text:p>0.8140</text:p>
          </table:table-cell>
          <table:table-cell table:formula="of:=[.J7]/[.K7]-1" office:value-type="percentage" office:value="0.0162241138941655" calcext:value-type="percentage">
            <text:p>1.62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D7]" office:value-type="float" office:value="0.870667769042368" calcext:value-type="float">
            <text:p>0.8707</text:p>
          </table:table-cell>
          <table:table-cell table:formula="of:=[.J7]" office:value-type="float" office:value="0.827199683446163" calcext:value-type="float">
            <text:p>0.8272</text:p>
          </table:table-cell>
          <table:table-cell table:formula="of:=[.P7]/[.Q7]-1" office:value-type="percentage" office:value="0.0525484794857678" calcext:value-type="percentage">
            <text:p>5.25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E7]" office:value-type="float" office:value="0.845925883262578" calcext:value-type="float">
            <text:p>0.8459</text:p>
          </table:table-cell>
          <table:table-cell table:formula="of:=[.K7]" office:value-type="float" office:value="0.813993362425084" calcext:value-type="float">
            <text:p>0.8140</text:p>
          </table:table-cell>
          <table:table-cell table:formula="of:=[.V7]/[.W7]-1" office:value-type="percentage" office:value="0.0392294609655772" calcext:value-type="percentage">
            <text:p>3.92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11]" office:value-type="float" office:value="0.91596436930845" calcext:value-type="float">
            <text:p>0.9160</text:p>
          </table:table-cell>
          <table:table-cell table:formula="of:=[$similarity_scores.E21]" office:value-type="float" office:value="0.76308382518115" calcext:value-type="float">
            <text:p>0.7631</text:p>
          </table:table-cell>
          <table:table-cell table:formula="of:=[.D8]/[.E8]-1" office:value-type="percentage" office:value="0.20034567511768" calcext:value-type="percentage">
            <text:p>20.03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6]" office:value-type="float" office:value="0.885859295028835" calcext:value-type="float">
            <text:p>0.8859</text:p>
          </table:table-cell>
          <table:table-cell table:formula="of:=[$similarity_scores.E16]" office:value-type="float" office:value="0.746231947506336" calcext:value-type="float">
            <text:p>0.7462</text:p>
          </table:table-cell>
          <table:table-cell table:formula="of:=[.J8]/[.K8]-1" office:value-type="percentage" office:value="0.187109849677554" calcext:value-type="percentage">
            <text:p>18.71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D8]" office:value-type="float" office:value="0.91596436930845" calcext:value-type="float">
            <text:p>0.9160</text:p>
          </table:table-cell>
          <table:table-cell table:formula="of:=[.J8]" office:value-type="float" office:value="0.885859295028835" calcext:value-type="float">
            <text:p>0.8859</text:p>
          </table:table-cell>
          <table:table-cell table:formula="of:=[.P8]/[.Q8]-1" office:value-type="percentage" office:value="0.0339840361201318" calcext:value-type="percentage">
            <text:p>3.40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E8]" office:value-type="float" office:value="0.76308382518115" calcext:value-type="float">
            <text:p>0.7631</text:p>
          </table:table-cell>
          <table:table-cell table:formula="of:=[.K8]" office:value-type="float" office:value="0.746231947506336" calcext:value-type="float">
            <text:p>0.7462</text:p>
          </table:table-cell>
          <table:table-cell table:formula="of:=[.V8]/[.W8]-1" office:value-type="percentage" office:value="0.0225826269313818" calcext:value-type="percentage">
            <text:p>2.26%</text:p>
          </table:table-cell>
        </table:table-row>
        <table:table-row table:style-name="ro1"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formula="of:=[$similarity_scores.E27]" office:value-type="float" office:value="0.784853214715628" calcext:value-type="float">
            <text:p>0.7849</text:p>
          </table:table-cell>
          <table:table-cell table:formula="of:=[$similarity_scores.E37]" office:value-type="float" office:value="0.777749846042148" calcext:value-type="float">
            <text:p>0.7777</text:p>
          </table:table-cell>
          <table:table-cell table:formula="of:=[.D9]/[.E9]-1" office:value-type="percentage" office:value="0.00913323057488014" calcext:value-type="percentage">
            <text:p>0.91%</text:p>
          </table:table-cell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formula="of:=[$similarity_scores.E22]" office:value-type="float" office:value="0.637177278293148" calcext:value-type="float">
            <text:p>0.6372</text:p>
          </table:table-cell>
          <table:table-cell table:formula="of:=[$similarity_scores.E32]" office:value-type="float" office:value="0.636324121970155" calcext:value-type="float">
            <text:p>0.6363</text:p>
          </table:table-cell>
          <table:table-cell table:formula="of:=[.J9]/[.K9]-1" office:value-type="percentage" office:value="0.00134075747490425" calcext:value-type="percentage">
            <text:p>0.13%</text:p>
          </table:table-cell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formula="of:=[.D9]" office:value-type="float" office:value="0.784853214715628" calcext:value-type="float">
            <text:p>0.7849</text:p>
          </table:table-cell>
          <table:table-cell table:formula="of:=[.J9]" office:value-type="float" office:value="0.637177278293148" calcext:value-type="float">
            <text:p>0.6372</text:p>
          </table:table-cell>
          <table:table-cell table:formula="of:=[.P9]/[.Q9]-1" office:value-type="percentage" office:value="0.231765854579859" calcext:value-type="percentage">
            <text:p>23.18%</text:p>
          </table:table-cell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formula="of:=[.E9]" office:value-type="float" office:value="0.777749846042148" calcext:value-type="float">
            <text:p>0.7777</text:p>
          </table:table-cell>
          <table:table-cell table:formula="of:=[.K9]" office:value-type="float" office:value="0.636324121970155" calcext:value-type="float">
            <text:p>0.6363</text:p>
          </table:table-cell>
          <table:table-cell table:formula="of:=[.V9]/[.W9]-1" office:value-type="percentage" office:value="0.222254224205925" calcext:value-type="percentage">
            <text:p>22.23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28]" office:value-type="float" office:value="0.860045112483904" calcext:value-type="float">
            <text:p>0.8600</text:p>
          </table:table-cell>
          <table:table-cell table:formula="of:=[$similarity_scores.E38]" office:value-type="float" office:value="0.689326008625621" calcext:value-type="float">
            <text:p>0.6893</text:p>
          </table:table-cell>
          <table:table-cell table:formula="of:=[.D10]/[.E10]-1" office:value-type="percentage" office:value="0.247660906047435" calcext:value-type="percentage">
            <text:p>24.77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23]" office:value-type="float" office:value="0.78373726240396" calcext:value-type="float">
            <text:p>0.7837</text:p>
          </table:table-cell>
          <table:table-cell table:formula="of:=[$similarity_scores.E33]" office:value-type="float" office:value="0.770625732245886" calcext:value-type="float">
            <text:p>0.7706</text:p>
          </table:table-cell>
          <table:table-cell table:formula="of:=[.J10]/[.K10]-1" office:value-type="percentage" office:value="0.0170141348899184" calcext:value-type="percentage">
            <text:p>1.70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D10]" office:value-type="float" office:value="0.860045112483904" calcext:value-type="float">
            <text:p>0.8600</text:p>
          </table:table-cell>
          <table:table-cell table:formula="of:=[.J10]" office:value-type="float" office:value="0.78373726240396" calcext:value-type="float">
            <text:p>0.7837</text:p>
          </table:table-cell>
          <table:table-cell table:formula="of:=[.P10]/[.Q10]-1" office:value-type="percentage" office:value="0.0973640705124632" calcext:value-type="percentage">
            <text:p>9.74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E10]" office:value-type="float" office:value="0.689326008625621" calcext:value-type="float">
            <text:p>0.6893</text:p>
          </table:table-cell>
          <table:table-cell table:formula="of:=[.K10]" office:value-type="float" office:value="0.770625732245886" calcext:value-type="float">
            <text:p>0.7706</text:p>
          </table:table-cell>
          <table:table-cell table:formula="of:=[.V10]/[.W10]-1" office:value-type="percentage" office:value="-0.105498324567139" calcext:value-type="percentage">
            <text:p>-10.55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29]" office:value-type="float" office:value="0.876698597949034" calcext:value-type="float">
            <text:p>0.8767</text:p>
          </table:table-cell>
          <table:table-cell table:formula="of:=[$similarity_scores.E39]" office:value-type="float" office:value="0.69769373750264" calcext:value-type="float">
            <text:p>0.6977</text:p>
          </table:table-cell>
          <table:table-cell table:formula="of:=[.D11]/[.E11]-1" office:value-type="percentage" office:value="0.256566528871439" calcext:value-type="percentage">
            <text:p>25.66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24]" office:value-type="float" office:value="0.819486731387908" calcext:value-type="float">
            <text:p>0.8195</text:p>
          </table:table-cell>
          <table:table-cell table:formula="of:=[$similarity_scores.E34]" office:value-type="float" office:value="0.761867839913944" calcext:value-type="float">
            <text:p>0.7619</text:p>
          </table:table-cell>
          <table:table-cell table:formula="of:=[.J11]/[.K11]-1" office:value-type="percentage" office:value="0.075628460023293" calcext:value-type="percentage">
            <text:p>7.56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D11]" office:value-type="float" office:value="0.876698597949034" calcext:value-type="float">
            <text:p>0.8767</text:p>
          </table:table-cell>
          <table:table-cell table:formula="of:=[.J11]" office:value-type="float" office:value="0.819486731387908" calcext:value-type="float">
            <text:p>0.8195</text:p>
          </table:table-cell>
          <table:table-cell table:formula="of:=[.P11]/[.Q11]-1" office:value-type="percentage" office:value="0.0698142683338261" calcext:value-type="percentage">
            <text:p>6.98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E11]" office:value-type="float" office:value="0.69769373750264" calcext:value-type="float">
            <text:p>0.6977</text:p>
          </table:table-cell>
          <table:table-cell table:formula="of:=[.K11]" office:value-type="float" office:value="0.761867839913944" calcext:value-type="float">
            <text:p>0.7619</text:p>
          </table:table-cell>
          <table:table-cell table:formula="of:=[.V11]/[.W11]-1" office:value-type="percentage" office:value="-0.0842325913357263" calcext:value-type="percentage">
            <text:p>-8.42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30]" office:value-type="float" office:value="0.821053202617161" calcext:value-type="float">
            <text:p>0.8211</text:p>
          </table:table-cell>
          <table:table-cell table:formula="of:=[$similarity_scores.E40]" office:value-type="float" office:value="0.799821372938516" calcext:value-type="float">
            <text:p>0.7998</text:p>
          </table:table-cell>
          <table:table-cell table:formula="of:=[.D12]/[.E12]-1" office:value-type="percentage" office:value="0.026545714326988" calcext:value-type="percentage">
            <text:p>2.65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25]" office:value-type="float" office:value="0.767324777060061" calcext:value-type="float">
            <text:p>0.7673</text:p>
          </table:table-cell>
          <table:table-cell table:formula="of:=[$similarity_scores.E35]" office:value-type="float" office:value="0.725958954127123" calcext:value-type="float">
            <text:p>0.7260</text:p>
          </table:table-cell>
          <table:table-cell table:formula="of:=[.J12]/[.K12]-1" office:value-type="percentage" office:value="0.0569809390706881" calcext:value-type="percentage">
            <text:p>5.70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D12]" office:value-type="float" office:value="0.821053202617161" calcext:value-type="float">
            <text:p>0.8211</text:p>
          </table:table-cell>
          <table:table-cell table:formula="of:=[.J12]" office:value-type="float" office:value="0.767324777060061" calcext:value-type="float">
            <text:p>0.7673</text:p>
          </table:table-cell>
          <table:table-cell table:formula="of:=[.P12]/[.Q12]-1" office:value-type="percentage" office:value="0.0700204491805361" calcext:value-type="percentage">
            <text:p>7.00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E12]" office:value-type="float" office:value="0.799821372938516" calcext:value-type="float">
            <text:p>0.7998</text:p>
          </table:table-cell>
          <table:table-cell table:formula="of:=[.K12]" office:value-type="float" office:value="0.725958954127123" calcext:value-type="float">
            <text:p>0.7260</text:p>
          </table:table-cell>
          <table:table-cell table:formula="of:=[.V12]/[.W12]-1" office:value-type="percentage" office:value="0.101744621223391" calcext:value-type="percentage">
            <text:p>10.17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31]" office:value-type="float" office:value="0.687865903130271" calcext:value-type="float">
            <text:p>0.6879</text:p>
          </table:table-cell>
          <table:table-cell table:formula="of:=[$similarity_scores.E41]" office:value-type="float" office:value="0.619424697704157" calcext:value-type="float">
            <text:p>0.6194</text:p>
          </table:table-cell>
          <table:table-cell table:formula="of:=[.D13]/[.E13]-1" office:value-type="percentage" office:value="0.11049156690036" calcext:value-type="percentage">
            <text:p>11.05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26]" office:value-type="float" office:value="0.595812450335614" calcext:value-type="float">
            <text:p>0.5958</text:p>
          </table:table-cell>
          <table:table-cell table:formula="of:=[$similarity_scores.E36]" office:value-type="float" office:value="0.586620675269242" calcext:value-type="float">
            <text:p>0.5866</text:p>
          </table:table-cell>
          <table:table-cell table:formula="of:=[.J13]/[.K13]-1" office:value-type="percentage" office:value="0.0156690267729707" calcext:value-type="percentage">
            <text:p>1.57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D13]" office:value-type="float" office:value="0.687865903130271" calcext:value-type="float">
            <text:p>0.6879</text:p>
          </table:table-cell>
          <table:table-cell table:formula="of:=[.J13]" office:value-type="float" office:value="0.595812450335614" calcext:value-type="float">
            <text:p>0.5958</text:p>
          </table:table-cell>
          <table:table-cell table:formula="of:=[.P13]/[.Q13]-1" office:value-type="percentage" office:value="0.154500720390795" calcext:value-type="percentage">
            <text:p>15.45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E13]" office:value-type="float" office:value="0.619424697704157" calcext:value-type="float">
            <text:p>0.6194</text:p>
          </table:table-cell>
          <table:table-cell table:formula="of:=[.K13]" office:value-type="float" office:value="0.586620675269242" calcext:value-type="float">
            <text:p>0.5866</text:p>
          </table:table-cell>
          <table:table-cell table:formula="of:=[.V13]/[.W13]-1" office:value-type="percentage" office:value="0.0559203311745851" calcext:value-type="percentage">
            <text:p>5.59%</text:p>
          </table:table-cell>
        </table:table-row>
        <table:table-row table:style-name="ro1"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formula="of:=[$similarity_scores.E47]" office:value-type="float" office:value="0.671150095335906" calcext:value-type="float">
            <text:p>0.6712</text:p>
          </table:table-cell>
          <table:table-cell table:formula="of:=[$similarity_scores.E57]" office:value-type="float" office:value="0.673877252750379" calcext:value-type="float">
            <text:p>0.6739</text:p>
          </table:table-cell>
          <table:table-cell table:formula="of:=[.D14]/[.E14]-1" office:value-type="percentage" office:value="-0.0040469646413237" calcext:value-type="percentage">
            <text:p>-0.40%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formula="of:=[$similarity_scores.E42]" office:value-type="float" office:value="0.575267312815107" calcext:value-type="float">
            <text:p>0.5753</text:p>
          </table:table-cell>
          <table:table-cell table:formula="of:=[$similarity_scores.E52]" office:value-type="float" office:value="0.578026907399145" calcext:value-type="float">
            <text:p>0.5780</text:p>
          </table:table-cell>
          <table:table-cell table:formula="of:=[.J14]/[.K14]-1" office:value-type="percentage" office:value="-0.00477416284382803" calcext:value-type="percentage">
            <text:p>-0.48%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formula="of:=[.D14]" office:value-type="float" office:value="0.671150095335906" calcext:value-type="float">
            <text:p>0.6712</text:p>
          </table:table-cell>
          <table:table-cell table:formula="of:=[.J14]" office:value-type="float" office:value="0.575267312815107" calcext:value-type="float">
            <text:p>0.5753</text:p>
          </table:table-cell>
          <table:table-cell table:formula="of:=[.P14]/[.Q14]-1" office:value-type="percentage" office:value="0.166675179320706" calcext:value-type="percentage">
            <text:p>16.67%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formula="of:=[.E14]" office:value-type="float" office:value="0.673877252750379" calcext:value-type="float">
            <text:p>0.6739</text:p>
          </table:table-cell>
          <table:table-cell table:formula="of:=[.K14]" office:value-type="float" office:value="0.578026907399145" calcext:value-type="float">
            <text:p>0.5780</text:p>
          </table:table-cell>
          <table:table-cell table:formula="of:=[.V14]/[.W14]-1" office:value-type="percentage" office:value="0.165823327814472" calcext:value-type="percentage">
            <text:p>16.5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48]" office:value-type="float" office:value="0.81987736154656" calcext:value-type="float">
            <text:p>0.8199</text:p>
          </table:table-cell>
          <table:table-cell table:formula="of:=[$similarity_scores.E58]" office:value-type="float" office:value="0.735266551524698" calcext:value-type="float">
            <text:p>0.7353</text:p>
          </table:table-cell>
          <table:table-cell table:formula="of:=[.D15]/[.E15]-1" office:value-type="percentage" office:value="0.115075015783606" calcext:value-type="percentage">
            <text:p>11.51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43]" office:value-type="float" office:value="0.739463700668212" calcext:value-type="float">
            <text:p>0.7395</text:p>
          </table:table-cell>
          <table:table-cell table:formula="of:=[$similarity_scores.E53]" office:value-type="float" office:value="0.721093015245458" calcext:value-type="float">
            <text:p>0.7211</text:p>
          </table:table-cell>
          <table:table-cell table:formula="of:=[.J15]/[.K15]-1" office:value-type="percentage" office:value="0.0254761660900296" calcext:value-type="percentage">
            <text:p>2.55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D15]" office:value-type="float" office:value="0.81987736154656" calcext:value-type="float">
            <text:p>0.8199</text:p>
          </table:table-cell>
          <table:table-cell table:formula="of:=[.J15]" office:value-type="float" office:value="0.739463700668212" calcext:value-type="float">
            <text:p>0.7395</text:p>
          </table:table-cell>
          <table:table-cell table:formula="of:=[.P15]/[.Q15]-1" office:value-type="percentage" office:value="0.108745920598513" calcext:value-type="percentage">
            <text:p>10.87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E15]" office:value-type="float" office:value="0.735266551524698" calcext:value-type="float">
            <text:p>0.7353</text:p>
          </table:table-cell>
          <table:table-cell table:formula="of:=[.K15]" office:value-type="float" office:value="0.721093015245458" calcext:value-type="float">
            <text:p>0.7211</text:p>
          </table:table-cell>
          <table:table-cell table:formula="of:=[.V15]/[.W15]-1" office:value-type="percentage" office:value="0.019655628302564" calcext:value-type="percentage">
            <text:p>1.97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49]" office:value-type="float" office:value="0.835500847197718" calcext:value-type="float">
            <text:p>0.8355</text:p>
          </table:table-cell>
          <table:table-cell table:formula="of:=[$similarity_scores.E59]" office:value-type="float" office:value="0.751080557355535" calcext:value-type="float">
            <text:p>0.7511</text:p>
          </table:table-cell>
          <table:table-cell table:formula="of:=[.D16]/[.E16]-1" office:value-type="percentage" office:value="0.112398449161587" calcext:value-type="percentage">
            <text:p>11.24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44]" office:value-type="float" office:value="0.770209644778569" calcext:value-type="float">
            <text:p>0.7702</text:p>
          </table:table-cell>
          <table:table-cell table:formula="of:=[$similarity_scores.E54]" office:value-type="float" office:value="0.716155516921568" calcext:value-type="float">
            <text:p>0.7162</text:p>
          </table:table-cell>
          <table:table-cell table:formula="of:=[.J16]/[.K16]-1" office:value-type="percentage" office:value="0.0754781979329786" calcext:value-type="percentage">
            <text:p>7.55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D16]" office:value-type="float" office:value="0.835500847197718" calcext:value-type="float">
            <text:p>0.8355</text:p>
          </table:table-cell>
          <table:table-cell table:formula="of:=[.J16]" office:value-type="float" office:value="0.770209644778569" calcext:value-type="float">
            <text:p>0.7702</text:p>
          </table:table-cell>
          <table:table-cell table:formula="of:=[.P16]/[.Q16]-1" office:value-type="percentage" office:value="0.0847706892036124" calcext:value-type="percentage">
            <text:p>8.48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E16]" office:value-type="float" office:value="0.751080557355535" calcext:value-type="float">
            <text:p>0.7511</text:p>
          </table:table-cell>
          <table:table-cell table:formula="of:=[.K16]" office:value-type="float" office:value="0.716155516921568" calcext:value-type="float">
            <text:p>0.7162</text:p>
          </table:table-cell>
          <table:table-cell table:formula="of:=[.V16]/[.W16]-1" office:value-type="percentage" office:value="0.0487673970370208" calcext:value-type="percentage">
            <text:p>4.8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50]" office:value-type="float" office:value="0.711960954497331" calcext:value-type="float">
            <text:p>0.7120</text:p>
          </table:table-cell>
          <table:table-cell table:formula="of:=[$similarity_scores.E60]" office:value-type="float" office:value="0.705999627459892" calcext:value-type="float">
            <text:p>0.7060</text:p>
          </table:table-cell>
          <table:table-cell table:formula="of:=[.D17]/[.E17]-1" office:value-type="percentage" office:value="0.00844381045764431" calcext:value-type="percentage">
            <text:p>0.84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45]" office:value-type="float" office:value="0.654653888108145" calcext:value-type="float">
            <text:p>0.6547</text:p>
          </table:table-cell>
          <table:table-cell table:formula="of:=[$similarity_scores.E55]" office:value-type="float" office:value="0.617986813538685" calcext:value-type="float">
            <text:p>0.6180</text:p>
          </table:table-cell>
          <table:table-cell table:formula="of:=[.J17]/[.K17]-1" office:value-type="percentage" office:value="0.0593331018820589" calcext:value-type="percentage">
            <text:p>5.93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D17]" office:value-type="float" office:value="0.711960954497331" calcext:value-type="float">
            <text:p>0.7120</text:p>
          </table:table-cell>
          <table:table-cell table:formula="of:=[.J17]" office:value-type="float" office:value="0.654653888108145" calcext:value-type="float">
            <text:p>0.6547</text:p>
          </table:table-cell>
          <table:table-cell table:formula="of:=[.P17]/[.Q17]-1" office:value-type="percentage" office:value="0.087537960791457" calcext:value-type="percentage">
            <text:p>8.75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E17]" office:value-type="float" office:value="0.705999627459892" calcext:value-type="float">
            <text:p>0.7060</text:p>
          </table:table-cell>
          <table:table-cell table:formula="of:=[.K17]" office:value-type="float" office:value="0.617986813538685" calcext:value-type="float">
            <text:p>0.6180</text:p>
          </table:table-cell>
          <table:table-cell table:formula="of:=[.V17]/[.W17]-1" office:value-type="percentage" office:value="0.142418595337386" calcext:value-type="percentage">
            <text:p>14.2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51]" office:value-type="float" office:value="0.551961950498658" calcext:value-type="float">
            <text:p>0.5520</text:p>
          </table:table-cell>
          <table:table-cell table:formula="of:=[$similarity_scores.E61]" office:value-type="float" office:value="0.508712574556859" calcext:value-type="float">
            <text:p>0.5087</text:p>
          </table:table-cell>
          <table:table-cell table:formula="of:=[.D18]/[.E18]-1" office:value-type="percentage" office:value="0.0850173125354212" calcext:value-type="percentage">
            <text:p>8.50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46]" office:value-type="float" office:value="0.456947154780137" calcext:value-type="float">
            <text:p>0.4569</text:p>
          </table:table-cell>
          <table:table-cell table:formula="of:=[$similarity_scores.E56]" office:value-type="float" office:value="0.38184009003913" calcext:value-type="float">
            <text:p>0.3818</text:p>
          </table:table-cell>
          <table:table-cell table:formula="of:=[.J18]/[.K18]-1" office:value-type="percentage" office:value="0.196697692830812" calcext:value-type="percentage">
            <text:p>19.67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D18]" office:value-type="float" office:value="0.551961950498658" calcext:value-type="float">
            <text:p>0.5520</text:p>
          </table:table-cell>
          <table:table-cell table:formula="of:=[.J18]" office:value-type="float" office:value="0.456947154780137" calcext:value-type="float">
            <text:p>0.4569</text:p>
          </table:table-cell>
          <table:table-cell table:formula="of:=[.P18]/[.Q18]-1" office:value-type="percentage" office:value="0.207933881904217" calcext:value-type="percentage">
            <text:p>20.79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E18]" office:value-type="float" office:value="0.508712574556859" calcext:value-type="float">
            <text:p>0.5087</text:p>
          </table:table-cell>
          <table:table-cell table:formula="of:=[.K18]" office:value-type="float" office:value="0.38184009003913" calcext:value-type="float">
            <text:p>0.3818</text:p>
          </table:table-cell>
          <table:table-cell table:formula="of:=[.V18]/[.W18]-1" office:value-type="percentage" office:value="0.332266013515571" calcext:value-type="percentage">
            <text:p>33.23%</text:p>
          </table:table-cell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formula="of:=[$similarity_scores.E67]" office:value-type="float" office:value="0.535680389816944" calcext:value-type="float">
            <text:p>0.5357</text:p>
          </table:table-cell>
          <table:table-cell table:formula="of:=[$similarity_scores.E77]" office:value-type="float" office:value="0.540724786960533" calcext:value-type="float">
            <text:p>0.5407</text:p>
          </table:table-cell>
          <table:table-cell table:formula="of:=[.D19]/[.E19]-1" office:value-type="percentage" office:value="-0.00932895488653973" calcext:value-type="percentage">
            <text:p>-0.93%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formula="of:=[$similarity_scores.E62]" office:value-type="float" office:value="0.437071738359452" calcext:value-type="float">
            <text:p>0.4371</text:p>
          </table:table-cell>
          <table:table-cell table:formula="of:=[$similarity_scores.E72]" office:value-type="float" office:value="0.475815913037615" calcext:value-type="float">
            <text:p>0.4758</text:p>
          </table:table-cell>
          <table:table-cell table:formula="of:=[.J19]/[.K19]-1" office:value-type="percentage" office:value="-0.0814268157422891" calcext:value-type="percentage">
            <text:p>-8.14%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formula="of:=[.D19]" office:value-type="float" office:value="0.535680389816944" calcext:value-type="float">
            <text:p>0.5357</text:p>
          </table:table-cell>
          <table:table-cell table:formula="of:=[.J19]" office:value-type="float" office:value="0.437071738359452" calcext:value-type="float">
            <text:p>0.4371</text:p>
          </table:table-cell>
          <table:table-cell table:formula="of:=[.P19]/[.Q19]-1" office:value-type="percentage" office:value="0.225612051302195" calcext:value-type="percentage">
            <text:p>22.56%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formula="of:=[.E19]" office:value-type="float" office:value="0.540724786960533" calcext:value-type="float">
            <text:p>0.5407</text:p>
          </table:table-cell>
          <table:table-cell table:formula="of:=[.K19]" office:value-type="float" office:value="0.475815913037615" calcext:value-type="float">
            <text:p>0.4758</text:p>
          </table:table-cell>
          <table:table-cell table:formula="of:=[.V19]/[.W19]-1" office:value-type="percentage" office:value="0.136415937643907" calcext:value-type="percentage">
            <text:p>13.6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68]" office:value-type="float" office:value="0.769183947828377" calcext:value-type="float">
            <text:p>0.7692</text:p>
          </table:table-cell>
          <table:table-cell table:formula="of:=[$similarity_scores.E78]" office:value-type="float" office:value="0.688013558897322" calcext:value-type="float">
            <text:p>0.6880</text:p>
          </table:table-cell>
          <table:table-cell table:formula="of:=[.D20]/[.E20]-1" office:value-type="percentage" office:value="0.117977891396714" calcext:value-type="percentage">
            <text:p>11.80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63]" office:value-type="float" office:value="0.687703645740834" calcext:value-type="float">
            <text:p>0.6877</text:p>
          </table:table-cell>
          <table:table-cell table:formula="of:=[$similarity_scores.E73]" office:value-type="float" office:value="0.659213300656463" calcext:value-type="float">
            <text:p>0.6592</text:p>
          </table:table-cell>
          <table:table-cell table:formula="of:=[.J20]/[.K20]-1" office:value-type="percentage" office:value="0.0432187048653279" calcext:value-type="percentage">
            <text:p>4.32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D20]" office:value-type="float" office:value="0.769183947828377" calcext:value-type="float">
            <text:p>0.7692</text:p>
          </table:table-cell>
          <table:table-cell table:formula="of:=[.J20]" office:value-type="float" office:value="0.687703645740834" calcext:value-type="float">
            <text:p>0.6877</text:p>
          </table:table-cell>
          <table:table-cell table:formula="of:=[.P20]/[.Q20]-1" office:value-type="percentage" office:value="0.118481707334514" calcext:value-type="percentage">
            <text:p>11.85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E20]" office:value-type="float" office:value="0.688013558897322" calcext:value-type="float">
            <text:p>0.6880</text:p>
          </table:table-cell>
          <table:table-cell table:formula="of:=[.K20]" office:value-type="float" office:value="0.659213300656463" calcext:value-type="float">
            <text:p>0.6592</text:p>
          </table:table-cell>
          <table:table-cell table:formula="of:=[.V20]/[.W20]-1" office:value-type="percentage" office:value="0.0436888306291439" calcext:value-type="percentage">
            <text:p>4.37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69]" office:value-type="float" office:value="0.810679921026291" calcext:value-type="float">
            <text:p>0.8107</text:p>
          </table:table-cell>
          <table:table-cell table:formula="of:=[$similarity_scores.E79]" office:value-type="float" office:value="0.732681205820559" calcext:value-type="float">
            <text:p>0.7327</text:p>
          </table:table-cell>
          <table:table-cell table:formula="of:=[.D21]/[.E21]-1" office:value-type="percentage" office:value="0.106456552435214" calcext:value-type="percentage">
            <text:p>10.65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64]" office:value-type="float" office:value="0.739562616687823" calcext:value-type="float">
            <text:p>0.7396</text:p>
          </table:table-cell>
          <table:table-cell table:formula="of:=[$similarity_scores.E74]" office:value-type="float" office:value="0.700422305247728" calcext:value-type="float">
            <text:p>0.7004</text:p>
          </table:table-cell>
          <table:table-cell table:formula="of:=[.J21]/[.K21]-1" office:value-type="percentage" office:value="0.0558810179899278" calcext:value-type="percentage">
            <text:p>5.59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D21]" office:value-type="float" office:value="0.810679921026291" calcext:value-type="float">
            <text:p>0.8107</text:p>
          </table:table-cell>
          <table:table-cell table:formula="of:=[.J21]" office:value-type="float" office:value="0.739562616687823" calcext:value-type="float">
            <text:p>0.7396</text:p>
          </table:table-cell>
          <table:table-cell table:formula="of:=[.P21]/[.Q21]-1" office:value-type="percentage" office:value="0.0961613022802195" calcext:value-type="percentage">
            <text:p>9.62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E21]" office:value-type="float" office:value="0.732681205820559" calcext:value-type="float">
            <text:p>0.7327</text:p>
          </table:table-cell>
          <table:table-cell table:formula="of:=[.K21]" office:value-type="float" office:value="0.700422305247728" calcext:value-type="float">
            <text:p>0.7004</text:p>
          </table:table-cell>
          <table:table-cell table:formula="of:=[.V21]/[.W21]-1" office:value-type="percentage" office:value="0.0460563581872528" calcext:value-type="percentage">
            <text:p>4.6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70]" office:value-type="float" office:value="0.598322584818485" calcext:value-type="float">
            <text:p>0.5983</text:p>
          </table:table-cell>
          <table:table-cell table:formula="of:=[$similarity_scores.E80]" office:value-type="float" office:value="0.592686939244988" calcext:value-type="float">
            <text:p>0.5927</text:p>
          </table:table-cell>
          <table:table-cell table:formula="of:=[.D22]/[.E22]-1" office:value-type="percentage" office:value="0.00950863803524471" calcext:value-type="percentage">
            <text:p>0.95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65]" office:value-type="float" office:value="0.551089287436797" calcext:value-type="float">
            <text:p>0.5511</text:p>
          </table:table-cell>
          <table:table-cell table:formula="of:=[$similarity_scores.E75]" office:value-type="float" office:value="0.515645596714761" calcext:value-type="float">
            <text:p>0.5156</text:p>
          </table:table-cell>
          <table:table-cell table:formula="of:=[.J22]/[.K22]-1" office:value-type="percentage" office:value="0.0687365332853638" calcext:value-type="percentage">
            <text:p>6.87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D22]" office:value-type="float" office:value="0.598322584818485" calcext:value-type="float">
            <text:p>0.5983</text:p>
          </table:table-cell>
          <table:table-cell table:formula="of:=[.J22]" office:value-type="float" office:value="0.551089287436797" calcext:value-type="float">
            <text:p>0.5511</text:p>
          </table:table-cell>
          <table:table-cell table:formula="of:=[.P22]/[.Q22]-1" office:value-type="percentage" office:value="0.0857089739511687" calcext:value-type="percentage">
            <text:p>8.57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E22]" office:value-type="float" office:value="0.592686939244988" calcext:value-type="float">
            <text:p>0.5927</text:p>
          </table:table-cell>
          <table:table-cell table:formula="of:=[.K22]" office:value-type="float" office:value="0.515645596714761" calcext:value-type="float">
            <text:p>0.5156</text:p>
          </table:table-cell>
          <table:table-cell table:formula="of:=[.V22]/[.W22]-1" office:value-type="percentage" office:value="0.14940754468004" calcext:value-type="percentage">
            <text:p>14.9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71]" office:value-type="float" office:value="0.405566058019928" calcext:value-type="float">
            <text:p>0.4056</text:p>
          </table:table-cell>
          <table:table-cell table:formula="of:=[$similarity_scores.E81]" office:value-type="float" office:value="0.372026162326782" calcext:value-type="float">
            <text:p>0.3720</text:p>
          </table:table-cell>
          <table:table-cell table:formula="of:=[.D23]/[.E23]-1" office:value-type="percentage" office:value="0.0901546694549007" calcext:value-type="percentage">
            <text:p>9.02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66]" office:value-type="float" office:value="0.357378944519247" calcext:value-type="float">
            <text:p>0.3574</text:p>
          </table:table-cell>
          <table:table-cell table:formula="of:=[$similarity_scores.E76]" office:value-type="float" office:value="0.289759906313744" calcext:value-type="float">
            <text:p>0.2898</text:p>
          </table:table-cell>
          <table:table-cell table:formula="of:=[.J23]/[.K23]-1" office:value-type="percentage" office:value="0.233362300070205" calcext:value-type="percentage">
            <text:p>23.34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D23]" office:value-type="float" office:value="0.405566058019928" calcext:value-type="float">
            <text:p>0.4056</text:p>
          </table:table-cell>
          <table:table-cell table:formula="of:=[.J23]" office:value-type="float" office:value="0.357378944519247" calcext:value-type="float">
            <text:p>0.3574</text:p>
          </table:table-cell>
          <table:table-cell table:formula="of:=[.P23]/[.Q23]-1" office:value-type="percentage" office:value="0.134834785987473" calcext:value-type="percentage">
            <text:p>13.48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E23]" office:value-type="float" office:value="0.372026162326782" calcext:value-type="float">
            <text:p>0.3720</text:p>
          </table:table-cell>
          <table:table-cell table:formula="of:=[.K23]" office:value-type="float" office:value="0.289759906313744" calcext:value-type="float">
            <text:p>0.2898</text:p>
          </table:table-cell>
          <table:table-cell table:formula="of:=[.V23]/[.W23]-1" office:value-type="percentage" office:value="0.283911798080036" calcext:value-type="percentage">
            <text:p>28.39%</text:p>
          </table:table-cell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/>
          <table:table-cell table:formula="of:=AVERAGE([.D4:.D23])" office:value-type="float" office:value="0.759702252442991" calcext:value-type="float">
            <text:p>0.7597</text:p>
          </table:table-cell>
          <table:table-cell table:formula="of:=AVERAGE([.E4:.E23])" office:value-type="float" office:value="0.691138190767178" calcext:value-type="float">
            <text:p>0.6911</text:p>
          </table:table-cell>
          <table:table-cell table:formula="of:=[.D24]/[.E24]-1" office:value-type="percentage" office:value="0.0992045622594011" calcext:value-type="percentage">
            <text:p>9.92%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J4:.J23])" office:value-type="float" office:value="0.688610966806048" calcext:value-type="float">
            <text:p>0.6886</text:p>
          </table:table-cell>
          <table:table-cell table:formula="of:=AVERAGE([.K4:.K23])" office:value-type="float" office:value="0.653219671438695" calcext:value-type="float">
            <text:p>0.6532</text:p>
          </table:table-cell>
          <table:table-cell table:formula="of:=[.J24]/[.K24]-1" office:value-type="percentage" office:value="0.0541797758316192" calcext:value-type="percentage">
            <text:p>5.42%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[.D24]" office:value-type="float" office:value="0.759702252442991" calcext:value-type="float">
            <text:p>0.7597</text:p>
          </table:table-cell>
          <table:table-cell table:formula="of:=[.J24]" office:value-type="float" office:value="0.688610966806048" calcext:value-type="float">
            <text:p>0.6886</text:p>
          </table:table-cell>
          <table:table-cell table:formula="of:=[.P24]/[.Q24]-1" office:value-type="percentage" office:value="0.103238677662487" calcext:value-type="percentage">
            <text:p>10.32%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[.E24]" office:value-type="float" office:value="0.691138190767178" calcext:value-type="float">
            <text:p>0.6911</text:p>
          </table:table-cell>
          <table:table-cell table:formula="of:=[.K24]" office:value-type="float" office:value="0.653219671438695" calcext:value-type="float">
            <text:p>0.6532</text:p>
          </table:table-cell>
          <table:table-cell table:formula="of:=[.V24]/[.W24]-1" office:value-type="percentage" office:value="0.0580486488488152" calcext:value-type="percentage">
            <text:p>5.80%</text:p>
          </table:table-cell>
        </table:table-row>
        <table:table-row table:style-name="ro1">
          <table:table-cell table:number-columns-repeated="3"/>
          <table:table-cell table:style-name="ce18" table:number-columns-repeated="2"/>
          <table:table-cell table:style-name="Default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</table:table-row>
      </table:table>
      <table:named-expressions/>
      <table:database-ranges>
        <table:database-range table:name="__Anonymous_Sheet_DB__0" table:target-range-address="InputFromCsv.A1:InputFromCsv.E81"/>
        <table:database-range table:name="__Anonymous_Sheet_DB__1" table:target-range-address="similarity_scores.A1:similarity_scores.E23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0129" number:language="en" number:country="US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.00.0000</text:date>, <text:time style:data-style-name="N2" text:time-value="17:24:02.0414543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3T17:25:35.440557045</dc:date>
    <meta:editing-duration>PT12H40M41S</meta:editing-duration>
    <meta:editing-cycles>223</meta:editing-cycles>
    <meta:generator>LibreOffice/24.2.5.2$Linux_X86_64 LibreOffice_project/420$Build-2</meta:generator>
    <meta:document-statistic meta:table-count="4" meta:cell-count="2329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d320" draw:fill-image-name="ChartBitmap_20_85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81d41a" draw:fill-image-name="ChartBitmap_20_93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0">
      <style:chart-properties chart:link-data-style-to-source="true"/>
      <style:graphic-properties draw:fill="bitmap" draw:fill-color="#ff420e" draw:fill-image-name="ChartBitmap_20_9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6cm" svg:height="9.271cm" xlink:href=".." xlink:type="simple" chart:class="chart:bar" chart:style-name="ch1">
        <chart:title svg:x="7.338cm" svg:y="0.321cm" chart:style-name="ch2">
          <text:p>Ridge</text:p>
        </chart:title>
        <chart:subtitle svg:x="5.71cm" svg:y="1.285cm" chart:style-name="ch3">
          <text:p>PR1, PR2, Request Type
No Correction</text:p>
        </chart:subtitle>
        <chart:legend chart:legend-position="end" svg:x="14.378cm" svg:y="3.589cm" style:legend-expansion="high" chart:style-name="ch4"/>
        <chart:plot-area chart:style-name="ch5" table:cell-range-address="similarity_scores.D7:similarity_scores.E11 similarity_scores.A7:similarity_scores.A7 similarity_scores.A27:similarity_scores.A27 similarity_scores.E27:similarity_scores.E31 similarity_scores.A47:similarity_scores.A47 similarity_scores.E47:similarity_scores.E51 similarity_scores.A67:similarity_scores.A67 similarity_scores.E67:similarity_scores.E71" chart:data-source-has-labels="both" svg:x="1.331cm" svg:y="2.603cm" svg:width="12.727cm" svg:height="5.502cm">
          <chart:coordinate-region svg:x="2.058cm" svg:y="2.802cm" svg:width="12cm" svg:height="4.259cm"/>
          <chart:axis chart:dimension="x" chart:name="primary-x" chart:style-name="ch6" chartooo:axis-type="auto">
            <chartooo:date-scale/>
            <chart:title svg:x="6.658cm" svg:y="8.29cm" chart:style-name="ch7">
              <text:p>Request Type</text:p>
            </chart:title>
            <chart:categories table:cell-range-address="similarity_scores.D7:similarity_scores.D11"/>
          </chart:axis>
          <chart:axis chart:dimension="y" chart:name="primary-y" chart:style-name="ch8">
            <chart:title svg:x="0.451cm" svg:y="6.589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7:similarity_scores.E11" chart:label-cell-address="similarity_scores.A7:similarity_scores.A7" chart:class="chart:bar">
            <chart:data-point chart:repeated="5"/>
          </chart:series>
          <chart:series chart:style-name="ch12" chart:values-cell-range-address="similarity_scores.E27:similarity_scores.E31" chart:label-cell-address="similarity_scores.A27:similarity_scores.A27" chart:class="chart:bar">
            <chart:data-point chart:repeated="5"/>
          </chart:series>
          <chart:series chart:style-name="ch13" chart:values-cell-range-address="similarity_scores.E47:similarity_scores.E51" chart:label-cell-address="similarity_scores.A47:similarity_scores.A47" chart:class="chart:bar">
            <chart:data-point chart:style-name="ch14"/>
            <chart:data-point chart:repeated="4"/>
          </chart:series>
          <chart:series chart:style-name="ch15" chart:values-cell-range-address="similarity_scores.E67:similarity_scores.E71" chart:label-cell-address="similarity_scores.A67:similarity_scores.A67" chart:class="chart:bar">
            <chart:data-point chart:style-name="ch14"/>
            <chart:data-point/>
            <chart:data-point chart:style-name="ch14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7:similarity_scores.A7</svg:desc>
                </draw:g>
              </table:table-cell>
              <table:table-cell office:value-type="string">
                <text:p>low25</text:p>
                <draw:g>
                  <svg:desc>similarity_scores.A27:similarity_scores.A27</svg:desc>
                </draw:g>
              </table:table-cell>
              <table:table-cell office:value-type="string">
                <text:p>med</text:p>
                <draw:g>
                  <svg:desc>similarity_scores.A47:similarity_scores.A47</svg:desc>
                </draw:g>
              </table:table-cell>
              <table:table-cell office:value-type="string">
                <text:p>high</text:p>
                <draw:g>
                  <svg:desc>similarity_scores.A67:similarity_scores.A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7:similarity_scores.D11</svg:desc>
                </draw:g>
              </table:table-cell>
              <table:table-cell office:value-type="float" office:value="0.817240521862394">
                <text:p>0.817240521862394</text:p>
                <draw:g>
                  <svg:desc>similarity_scores.E7:similarity_scores.E11</svg:desc>
                </draw:g>
              </table:table-cell>
              <table:table-cell office:value-type="float" office:value="0.784853214715628">
                <text:p>0.784853214715628</text:p>
                <draw:g>
                  <svg:desc>similarity_scores.E27:similarity_scores.E31</svg:desc>
                </draw:g>
              </table:table-cell>
              <table:table-cell office:value-type="float" office:value="0.671150095335906">
                <text:p>0.671150095335906</text:p>
                <draw:g>
                  <svg:desc>similarity_scores.E47:similarity_scores.E51</svg:desc>
                </draw:g>
              </table:table-cell>
              <table:table-cell office:value-type="float" office:value="0.535680389816944">
                <text:p>0.535680389816944</text:p>
                <draw:g>
                  <svg:desc>similarity_scores.E67:similarity_scores.E71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92621401560054">
                <text:p>0.92621401560054</text:p>
              </table:table-cell>
              <table:table-cell office:value-type="float" office:value="0.860045112483904">
                <text:p>0.860045112483904</text:p>
              </table:table-cell>
              <table:table-cell office:value-type="float" office:value="0.81987736154656">
                <text:p>0.81987736154656</text:p>
              </table:table-cell>
              <table:table-cell office:value-type="float" office:value="0.769183947828377">
                <text:p>0.769183947828377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923558231563866">
                <text:p>0.923558231563866</text:p>
              </table:table-cell>
              <table:table-cell office:value-type="float" office:value="0.876698597949034">
                <text:p>0.876698597949034</text:p>
              </table:table-cell>
              <table:table-cell office:value-type="float" office:value="0.835500847197718">
                <text:p>0.835500847197718</text:p>
              </table:table-cell>
              <table:table-cell office:value-type="float" office:value="0.810679921026291">
                <text:p>0.810679921026291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870667769042368">
                <text:p>0.870667769042368</text:p>
              </table:table-cell>
              <table:table-cell office:value-type="float" office:value="0.821053202617161">
                <text:p>0.821053202617161</text:p>
              </table:table-cell>
              <table:table-cell office:value-type="float" office:value="0.711960954497331">
                <text:p>0.711960954497331</text:p>
              </table:table-cell>
              <table:table-cell office:value-type="float" office:value="0.598322584818485">
                <text:p>0.598322584818485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91596436930845">
                <text:p>0.91596436930845</text:p>
              </table:table-cell>
              <table:table-cell office:value-type="float" office:value="0.687865903130271">
                <text:p>0.687865903130271</text:p>
              </table:table-cell>
              <table:table-cell office:value-type="float" office:value="0.551961950498658">
                <text:p>0.551961950498658</text:p>
              </table:table-cell>
              <table:table-cell office:value-type="float" office:value="0.405566058019928">
                <text:p>0.4055660580199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ff420e" draw:fill-image-name="ChartBitmap_20_8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d320" draw:fill-image-name="ChartBitmap_20_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355269" draw:fill-image-name="ChartBitmap_20_8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76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bar" chart:style-name="ch1">
        <chart:title svg:x="7.619cm" svg:y="0.316cm" chart:style-name="ch2">
          <text:p>DT</text:p>
        </chart:title>
        <chart:subtitle svg:x="5.7cm" svg:y="1.275cm" chart:style-name="ch3">
          <text:p>PR1, PR2, Request Type
No Correction</text:p>
        </chart:subtitle>
        <chart:legend chart:legend-position="end" svg:x="14.358cm" svg:y="3.454cm" style:legend-expansion="high" chart:style-name="ch4"/>
        <chart:plot-area chart:style-name="ch5" table:cell-range-address="similarity_scores.D17:similarity_scores.E21 similarity_scores.A17:similarity_scores.A17 similarity_scores.A37:similarity_scores.A37 similarity_scores.E37:similarity_scores.E41 similarity_scores.A57:similarity_scores.A57 similarity_scores.E57:similarity_scores.E61 similarity_scores.A77:similarity_scores.A77 similarity_scores.E77:similarity_scores.E81" chart:data-source-has-labels="both" svg:x="1.33cm" svg:y="2.588cm" svg:width="12.709cm" svg:height="5.251cm">
          <chart:coordinate-region svg:x="2.057cm" svg:y="2.787cm" svg:width="11.982cm" svg:height="4.008cm"/>
          <chart:axis chart:dimension="x" chart:name="primary-x" chart:style-name="ch6" chartooo:axis-type="auto">
            <chartooo:date-scale/>
            <chart:title svg:x="6.648cm" svg:y="8.019cm" chart:style-name="ch7">
              <text:p>Request Type</text:p>
            </chart:title>
            <chart:categories table:cell-range-address="similarity_scores.D17:similarity_scores.D21"/>
          </chart:axis>
          <chart:axis chart:dimension="y" chart:name="primary-y" chart:style-name="ch8">
            <chart:title svg:x="0.451cm" svg:y="6.448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17:similarity_scores.E21" chart:label-cell-address="similarity_scores.A17:similarity_scores.A17" chart:class="chart:bar">
            <chart:data-point chart:repeated="5"/>
          </chart:series>
          <chart:series chart:style-name="ch12" chart:values-cell-range-address="similarity_scores.E37:similarity_scores.E41" chart:label-cell-address="similarity_scores.A37:similarity_scores.A37" chart:class="chart:bar">
            <chart:data-point chart:repeated="5"/>
          </chart:series>
          <chart:series chart:style-name="ch13" chart:values-cell-range-address="similarity_scores.E57:similarity_scores.E61" chart:label-cell-address="similarity_scores.A57:similarity_scores.A57" chart:class="chart:bar">
            <chart:data-point chart:repeated="5"/>
          </chart:series>
          <chart:series chart:style-name="ch14" chart:values-cell-range-address="similarity_scores.E77:similarity_scores.E81" chart:label-cell-address="similarity_scores.A77:similarity_scores.A77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17:similarity_scores.A17</svg:desc>
                </draw:g>
              </table:table-cell>
              <table:table-cell office:value-type="string">
                <text:p>low25</text:p>
                <draw:g>
                  <svg:desc>similarity_scores.A37:similarity_scores.A37</svg:desc>
                </draw:g>
              </table:table-cell>
              <table:table-cell office:value-type="string">
                <text:p>med</text:p>
                <draw:g>
                  <svg:desc>similarity_scores.A57:similarity_scores.A57</svg:desc>
                </draw:g>
              </table:table-cell>
              <table:table-cell office:value-type="string">
                <text:p>high</text:p>
                <draw:g>
                  <svg:desc>similarity_scores.A77:similarity_scores.A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17:similarity_scores.D21</svg:desc>
                </draw:g>
              </table:table-cell>
              <table:table-cell office:value-type="float" office:value="0.807750107290233">
                <text:p>0.807750107290233</text:p>
                <draw:g>
                  <svg:desc>similarity_scores.E17:similarity_scores.E21</svg:desc>
                </draw:g>
              </table:table-cell>
              <table:table-cell office:value-type="float" office:value="0.777749846042148">
                <text:p>0.777749846042148</text:p>
                <draw:g>
                  <svg:desc>similarity_scores.E37:similarity_scores.E41</svg:desc>
                </draw:g>
              </table:table-cell>
              <table:table-cell office:value-type="float" office:value="0.673877252750379">
                <text:p>0.673877252750379</text:p>
                <draw:g>
                  <svg:desc>similarity_scores.E57:similarity_scores.E61</svg:desc>
                </draw:g>
              </table:table-cell>
              <table:table-cell office:value-type="float" office:value="0.540724786960533">
                <text:p>0.540724786960533</text:p>
                <draw:g>
                  <svg:desc>similarity_scores.E77:similarity_scores.E81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775818579012547">
                <text:p>0.775818579012547</text:p>
              </table:table-cell>
              <table:table-cell office:value-type="float" office:value="0.689326008625621">
                <text:p>0.689326008625621</text:p>
              </table:table-cell>
              <table:table-cell office:value-type="float" office:value="0.735266551524698">
                <text:p>0.735266551524698</text:p>
              </table:table-cell>
              <table:table-cell office:value-type="float" office:value="0.688013558897322">
                <text:p>0.688013558897322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745100540886429">
                <text:p>0.745100540886429</text:p>
              </table:table-cell>
              <table:table-cell office:value-type="float" office:value="0.69769373750264">
                <text:p>0.69769373750264</text:p>
              </table:table-cell>
              <table:table-cell office:value-type="float" office:value="0.751080557355535">
                <text:p>0.751080557355535</text:p>
              </table:table-cell>
              <table:table-cell office:value-type="float" office:value="0.732681205820559">
                <text:p>0.732681205820559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845925883262578">
                <text:p>0.845925883262578</text:p>
              </table:table-cell>
              <table:table-cell office:value-type="float" office:value="0.799821372938516">
                <text:p>0.799821372938516</text:p>
              </table:table-cell>
              <table:table-cell office:value-type="float" office:value="0.705999627459892">
                <text:p>0.705999627459892</text:p>
              </table:table-cell>
              <table:table-cell office:value-type="float" office:value="0.592686939244988">
                <text:p>0.592686939244988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76308382518115">
                <text:p>0.76308382518115</text:p>
              </table:table-cell>
              <table:table-cell office:value-type="float" office:value="0.619424697704157">
                <text:p>0.619424697704157</text:p>
              </table:table-cell>
              <table:table-cell office:value-type="float" office:value="0.508712574556859">
                <text:p>0.508712574556859</text:p>
              </table:table-cell>
              <table:table-cell office:value-type="float" office:value="0.372026162326782">
                <text:p>0.3720261623267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3 2 1 0" chart:style-name="ch1">
        <chart:legend chart:legend-position="end" svg:x="13.651cm" svg:y="3.454cm" style:legend-expansion="high" chart:style-name="ch2"/>
        <chart:plot-area chart:style-name="ch3" table:cell-range-address="'Load Intensity Profiles'.A3:'Load Intensity Profiles'.E122 'Load Intensity Profiles'.B1:'Load Intensity Profiles'.E1" chart:data-source-has-labels="both" svg:x="1.331cm" svg:y="0.18cm" svg:width="12cm" svg:height="7.659cm">
          <chart:coordinate-region svg:x="2.535cm" svg:y="0.379cm" svg:width="10.656cm" svg:height="6.536cm"/>
          <chart:axis chart:dimension="x" chart:name="primary-x" chart:style-name="ch4" chartooo:axis-type="auto">
            <chartooo:date-scale/>
            <chart:title svg:x="6.096cm" svg:y="8.019cm" chart:style-name="ch5">
              <text:p>Time in Seconds</text:p>
            </chart:title>
            <chart:categories table:cell-range-address="'Load Intensity Profiles'.A3:'Load Intensity Profiles'.A122"/>
          </chart:axis>
          <chart:axis chart:dimension="y" chart:name="primary-y" chart:style-name="ch6">
            <chart:title svg:x="0.451cm" svg:y="5.588cm" chart:style-name="ch7">
              <text:p>Requests per Second</text:p>
            </chart:title>
            <chart:grid chart:style-name="ch8" chart:class="major"/>
          </chart:axis>
          <chart:series chart:style-name="ch9" chart:values-cell-range-address="'Load Intensity Profiles'.E3:'Load Intensity Profiles'.E122" chart:label-cell-address="'Load Intensity Profiles'.E1:'Load Intensity Profiles'.E1" chart:class="chart:line">
            <chart:data-point chart:repeated="120"/>
          </chart:series>
          <chart:series chart:style-name="ch10" chart:values-cell-range-address="'Load Intensity Profiles'.D3:'Load Intensity Profiles'.D122" chart:label-cell-address="'Load Intensity Profiles'.D1:'Load Intensity Profiles'.D1" chart:class="chart:line">
            <chart:data-point chart:repeated="120"/>
          </chart:series>
          <chart:series chart:style-name="ch11" chart:values-cell-range-address="'Load Intensity Profiles'.C3:'Load Intensity Profiles'.C122" chart:label-cell-address="'Load Intensity Profiles'.C1:'Load Intensity Profiles'.C1" chart:class="chart:line">
            <chart:data-point chart:repeated="120"/>
          </chart:series>
          <chart:series chart:style-name="ch12" chart:values-cell-range-address="'Load Intensity Profiles'.B3:'Load Intensity Profiles'.B122" chart:label-cell-address="'Load Intensity Profiles'.B1:'Load Intensity Profiles'.B1" chart:class="chart:line">
            <chart:data-point chart:repeated="1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</text:p>
                <draw:g>
                  <svg:desc>'Load Intensity Profiles'.E1:'Load Intensity Profiles'.E1</svg:desc>
                </draw:g>
              </table:table-cell>
              <table:table-cell office:value-type="string">
                <text:p>Med</text:p>
                <draw:g>
                  <svg:desc>'Load Intensity Profiles'.D1:'Load Intensity Profiles'.D1</svg:desc>
                </draw:g>
              </table:table-cell>
              <table:table-cell office:value-type="string">
                <text:p>Low25</text:p>
                <draw:g>
                  <svg:desc>'Load Intensity Profiles'.C1:'Load Intensity Profiles'.C1</svg:desc>
                </draw:g>
              </table:table-cell>
              <table:table-cell office:value-type="string">
                <text:p>Low</text:p>
                <draw:g>
                  <svg:desc>'Load Intensity Profiles'.B1:'Load Intensity Profiles'.B1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'Load Intensity Profiles'.A3:'Load Intensity Profiles'.A122</svg:desc>
                </draw:g>
              </table:table-cell>
              <table:table-cell office:value-type="float" office:value="16.66666667">
                <text:p>16.66666667</text:p>
                <draw:g>
                  <svg:desc>'Load Intensity Profiles'.E3:'Load Intensity Profiles'.E122</svg:desc>
                </draw:g>
              </table:table-cell>
              <table:table-cell office:value-type="float" office:value="8.333333333">
                <text:p>8.333333333</text:p>
                <draw:g>
                  <svg:desc>'Load Intensity Profiles'.D3:'Load Intensity Profiles'.D122</svg:desc>
                </draw:g>
              </table:table-cell>
              <table:table-cell office:value-type="float" office:value="1.075">
                <text:p>1.075</text:p>
                <draw:g>
                  <svg:desc>'Load Intensity Profiles'.C3:'Load Intensity Profiles'.C122</svg:desc>
                </draw:g>
              </table:table-cell>
              <table:table-cell office:value-type="float" office:value="0.416666666666667">
                <text:p>0.416666666666667</text:p>
                <draw:g>
                  <svg:desc>'Load Intensity Profiles'.B3:'Load Intensity Profiles'.B122</svg:desc>
                </draw:g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16.66666667">
                <text:p>16.66666667</text:p>
              </table:table-cell>
              <table:table-cell office:value-type="float" office:value="3.225">
                <text:p>3.2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.375">
                <text:p>5.375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7.525">
                <text:p>7.525</text:p>
              </table:table-cell>
              <table:table-cell office:value-type="float" office:value="2.91666666666667">
                <text:p>2.9166666666666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83.33333333">
                <text:p>83.33333333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9.675">
                <text:p>9.6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1.825">
                <text:p>11.825</text:p>
              </table:table-cell>
              <table:table-cell office:value-type="float" office:value="4.58333333333333">
                <text:p>4.5833333333333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16.6666667">
                <text:p>116.6666667</text:p>
              </table:table-cell>
              <table:table-cell office:value-type="float" office:value="58.33333333">
                <text:p>58.33333333</text:p>
              </table:table-cell>
              <table:table-cell office:value-type="float" office:value="13.975">
                <text:p>13.975</text:p>
              </table:table-cell>
              <table:table-cell office:value-type="float" office:value="5.41666666666667">
                <text:p>5.4166666666666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33.3333333">
                <text:p>133.3333333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16.125">
                <text:p>16.12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  <table:table-cell office:value-type="float" office:value="18.275">
                <text:p>18.275</text:p>
              </table:table-cell>
              <table:table-cell office:value-type="float" office:value="7.08333333333333">
                <text:p>7.08333333333333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66.6666667">
                <text:p>166.6666667</text:p>
              </table:table-cell>
              <table:table-cell office:value-type="float" office:value="83.33333333">
                <text:p>83.33333333</text:p>
              </table:table-cell>
              <table:table-cell office:value-type="float" office:value="20.425">
                <text:p>20.425</text:p>
              </table:table-cell>
              <table:table-cell office:value-type="float" office:value="7.91666666666667">
                <text:p>7.91666666666667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83.3333333">
                <text:p>183.3333333</text:p>
              </table:table-cell>
              <table:table-cell office:value-type="float" office:value="91.66666667">
                <text:p>91.66666667</text:p>
              </table:table-cell>
              <table:table-cell office:value-type="float" office:value="22.575">
                <text:p>22.57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24.725">
                <text:p>24.725</text:p>
              </table:table-cell>
              <table:table-cell office:value-type="float" office:value="9.58333333333333">
                <text:p>9.58333333333333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16.6666667">
                <text:p>216.6666667</text:p>
              </table:table-cell>
              <table:table-cell office:value-type="float" office:value="108.3333333">
                <text:p>108.3333333</text:p>
              </table:table-cell>
              <table:table-cell office:value-type="float" office:value="26.875">
                <text:p>26.875</text:p>
              </table:table-cell>
              <table:table-cell office:value-type="float" office:value="10.4166666666667">
                <text:p>10.4166666666667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233.3333333">
                <text:p>233.3333333</text:p>
              </table:table-cell>
              <table:table-cell office:value-type="float" office:value="116.6666667">
                <text:p>116.6666667</text:p>
              </table:table-cell>
              <table:table-cell office:value-type="float" office:value="29.025">
                <text:p>29.02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50">
                <text:p>250</text:p>
              </table:table-cell>
              <table:table-cell office:value-type="float" office:value="125">
                <text:p>125</text:p>
              </table:table-cell>
              <table:table-cell office:value-type="float" office:value="31.175">
                <text:p>31.175</text:p>
              </table:table-cell>
              <table:table-cell office:value-type="float" office:value="12.0833333333333">
                <text:p>12.0833333333333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266.6666667">
                <text:p>266.6666667</text:p>
              </table:table-cell>
              <table:table-cell office:value-type="float" office:value="133.3333333">
                <text:p>133.3333333</text:p>
              </table:table-cell>
              <table:table-cell office:value-type="float" office:value="33.325">
                <text:p>33.325</text:p>
              </table:table-cell>
              <table:table-cell office:value-type="float" office:value="12.9166666666667">
                <text:p>12.9166666666667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283.3333333">
                <text:p>283.3333333</text:p>
              </table:table-cell>
              <table:table-cell office:value-type="float" office:value="141.6666667">
                <text:p>141.6666667</text:p>
              </table:table-cell>
              <table:table-cell office:value-type="float" office:value="35.475">
                <text:p>35.475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  <table:table-cell office:value-type="float" office:value="37.625">
                <text:p>37.625</text:p>
              </table:table-cell>
              <table:table-cell office:value-type="float" office:value="14.5833333333333">
                <text:p>14.5833333333333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316.6666667">
                <text:p>316.6666667</text:p>
              </table:table-cell>
              <table:table-cell office:value-type="float" office:value="158.3333333">
                <text:p>158.3333333</text:p>
              </table:table-cell>
              <table:table-cell office:value-type="float" office:value="39.775">
                <text:p>39.775</text:p>
              </table:table-cell>
              <table:table-cell office:value-type="float" office:value="15.4166666666667">
                <text:p>15.4166666666667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333.3333333">
                <text:p>333.3333333</text:p>
              </table:table-cell>
              <table:table-cell office:value-type="float" office:value="166.6666667">
                <text:p>166.6666667</text:p>
              </table:table-cell>
              <table:table-cell office:value-type="float" office:value="41.925">
                <text:p>41.92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350">
                <text:p>350</text:p>
              </table:table-cell>
              <table:table-cell office:value-type="float" office:value="175">
                <text:p>175</text:p>
              </table:table-cell>
              <table:table-cell office:value-type="float" office:value="44.075">
                <text:p>44.075</text:p>
              </table:table-cell>
              <table:table-cell office:value-type="float" office:value="17.0833333333333">
                <text:p>17.0833333333333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366.6666667">
                <text:p>366.6666667</text:p>
              </table:table-cell>
              <table:table-cell office:value-type="float" office:value="183.3333333">
                <text:p>183.3333333</text:p>
              </table:table-cell>
              <table:table-cell office:value-type="float" office:value="46.225">
                <text:p>46.225</text:p>
              </table:table-cell>
              <table:table-cell office:value-type="float" office:value="17.9166666666667">
                <text:p>17.9166666666667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383.3333333">
                <text:p>383.3333333</text:p>
              </table:table-cell>
              <table:table-cell office:value-type="float" office:value="191.6666667">
                <text:p>191.6666667</text:p>
              </table:table-cell>
              <table:table-cell office:value-type="float" office:value="48.375">
                <text:p>48.375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400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50.525">
                <text:p>50.525</text:p>
              </table:table-cell>
              <table:table-cell office:value-type="float" office:value="19.5833333333333">
                <text:p>19.5833333333333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416.6666667">
                <text:p>416.6666667</text:p>
              </table:table-cell>
              <table:table-cell office:value-type="float" office:value="208.3333333">
                <text:p>208.3333333</text:p>
              </table:table-cell>
              <table:table-cell office:value-type="float" office:value="52.675">
                <text:p>52.675</text:p>
              </table:table-cell>
              <table:table-cell office:value-type="float" office:value="20.4166666666667">
                <text:p>20.4166666666667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433.3333333">
                <text:p>433.3333333</text:p>
              </table:table-cell>
              <table:table-cell office:value-type="float" office:value="216.6666667">
                <text:p>216.6666667</text:p>
              </table:table-cell>
              <table:table-cell office:value-type="float" office:value="54.825">
                <text:p>54.825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450">
                <text:p>450</text:p>
              </table:table-cell>
              <table:table-cell office:value-type="float" office:value="225">
                <text:p>225</text:p>
              </table:table-cell>
              <table:table-cell office:value-type="float" office:value="56.975">
                <text:p>56.975</text:p>
              </table:table-cell>
              <table:table-cell office:value-type="float" office:value="22.0833333333333">
                <text:p>22.0833333333333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466.6666667">
                <text:p>466.6666667</text:p>
              </table:table-cell>
              <table:table-cell office:value-type="float" office:value="233.3333333">
                <text:p>233.3333333</text:p>
              </table:table-cell>
              <table:table-cell office:value-type="float" office:value="59.125">
                <text:p>59.125</text:p>
              </table:table-cell>
              <table:table-cell office:value-type="float" office:value="22.9166666666667">
                <text:p>22.9166666666667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83.3333333">
                <text:p>483.3333333</text:p>
              </table:table-cell>
              <table:table-cell office:value-type="float" office:value="241.6666667">
                <text:p>241.6666667</text:p>
              </table:table-cell>
              <table:table-cell office:value-type="float" office:value="61.275">
                <text:p>61.275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63.425">
                <text:p>63.425</text:p>
              </table:table-cell>
              <table:table-cell office:value-type="float" office:value="24.5833333333333">
                <text:p>24.5833333333333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516.6666667">
                <text:p>516.6666667</text:p>
              </table:table-cell>
              <table:table-cell office:value-type="float" office:value="258.3333333">
                <text:p>258.3333333</text:p>
              </table:table-cell>
              <table:table-cell office:value-type="float" office:value="65.575">
                <text:p>65.575</text:p>
              </table:table-cell>
              <table:table-cell office:value-type="float" office:value="25.4166666666667">
                <text:p>25.416666666666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533.3333333">
                <text:p>533.3333333</text:p>
              </table:table-cell>
              <table:table-cell office:value-type="float" office:value="266.6666667">
                <text:p>266.6666667</text:p>
              </table:table-cell>
              <table:table-cell office:value-type="float" office:value="67.725">
                <text:p>67.725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550">
                <text:p>550</text:p>
              </table:table-cell>
              <table:table-cell office:value-type="float" office:value="275">
                <text:p>275</text:p>
              </table:table-cell>
              <table:table-cell office:value-type="float" office:value="69.875">
                <text:p>69.875</text:p>
              </table:table-cell>
              <table:table-cell office:value-type="float" office:value="27.0833333333333">
                <text:p>27.0833333333333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566.6666667">
                <text:p>566.6666667</text:p>
              </table:table-cell>
              <table:table-cell office:value-type="float" office:value="283.3333333">
                <text:p>283.3333333</text:p>
              </table:table-cell>
              <table:table-cell office:value-type="float" office:value="72.025">
                <text:p>72.025</text:p>
              </table:table-cell>
              <table:table-cell office:value-type="float" office:value="27.9166666666667">
                <text:p>27.9166666666667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583.3333333">
                <text:p>583.3333333</text:p>
              </table:table-cell>
              <table:table-cell office:value-type="float" office:value="291.6666667">
                <text:p>291.6666667</text:p>
              </table:table-cell>
              <table:table-cell office:value-type="float" office:value="74.175">
                <text:p>74.175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600">
                <text:p>600</text:p>
              </table:table-cell>
              <table:table-cell office:value-type="float" office:value="300">
                <text:p>300</text:p>
              </table:table-cell>
              <table:table-cell office:value-type="float" office:value="76.325">
                <text:p>76.325</text:p>
              </table:table-cell>
              <table:table-cell office:value-type="float" office:value="29.5833333333333">
                <text:p>29.5833333333333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616.6666667">
                <text:p>616.6666667</text:p>
              </table:table-cell>
              <table:table-cell office:value-type="float" office:value="308.3333333">
                <text:p>308.3333333</text:p>
              </table:table-cell>
              <table:table-cell office:value-type="float" office:value="78.475">
                <text:p>78.475</text:p>
              </table:table-cell>
              <table:table-cell office:value-type="float" office:value="30.4166666666667">
                <text:p>30.4166666666667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633.3333333">
                <text:p>633.3333333</text:p>
              </table:table-cell>
              <table:table-cell office:value-type="float" office:value="316.6666667">
                <text:p>316.6666667</text:p>
              </table:table-cell>
              <table:table-cell office:value-type="float" office:value="80.625">
                <text:p>80.625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650">
                <text:p>650</text:p>
              </table:table-cell>
              <table:table-cell office:value-type="float" office:value="325">
                <text:p>325</text:p>
              </table:table-cell>
              <table:table-cell office:value-type="float" office:value="82.775">
                <text:p>82.775</text:p>
              </table:table-cell>
              <table:table-cell office:value-type="float" office:value="32.0833333333333">
                <text:p>32.0833333333333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666.6666667">
                <text:p>666.6666667</text:p>
              </table:table-cell>
              <table:table-cell office:value-type="float" office:value="333.3333333">
                <text:p>333.3333333</text:p>
              </table:table-cell>
              <table:table-cell office:value-type="float" office:value="84.925">
                <text:p>84.925</text:p>
              </table:table-cell>
              <table:table-cell office:value-type="float" office:value="32.9166666666667">
                <text:p>32.9166666666667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341.6666667">
                <text:p>341.6666667</text:p>
              </table:table-cell>
              <table:table-cell office:value-type="float" office:value="87.075">
                <text:p>87.075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700">
                <text:p>700</text:p>
              </table:table-cell>
              <table:table-cell office:value-type="float" office:value="350">
                <text:p>350</text:p>
              </table:table-cell>
              <table:table-cell office:value-type="float" office:value="89.225">
                <text:p>89.225</text:p>
              </table:table-cell>
              <table:table-cell office:value-type="float" office:value="34.5833333333333">
                <text:p>34.5833333333333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716.6666667">
                <text:p>716.6666667</text:p>
              </table:table-cell>
              <table:table-cell office:value-type="float" office:value="358.3333333">
                <text:p>358.3333333</text:p>
              </table:table-cell>
              <table:table-cell office:value-type="float" office:value="91.375">
                <text:p>91.375</text:p>
              </table:table-cell>
              <table:table-cell office:value-type="float" office:value="35.4166666666667">
                <text:p>35.4166666666667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733.3333333">
                <text:p>733.3333333</text:p>
              </table:table-cell>
              <table:table-cell office:value-type="float" office:value="366.6666667">
                <text:p>366.6666667</text:p>
              </table:table-cell>
              <table:table-cell office:value-type="float" office:value="93.525">
                <text:p>93.525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750">
                <text:p>750</text:p>
              </table:table-cell>
              <table:table-cell office:value-type="float" office:value="375">
                <text:p>375</text:p>
              </table:table-cell>
              <table:table-cell office:value-type="float" office:value="95.675">
                <text:p>95.675</text:p>
              </table:table-cell>
              <table:table-cell office:value-type="float" office:value="37.0833333333333">
                <text:p>37.0833333333333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766.6666667">
                <text:p>766.6666667</text:p>
              </table:table-cell>
              <table:table-cell office:value-type="float" office:value="383.3333333">
                <text:p>383.3333333</text:p>
              </table:table-cell>
              <table:table-cell office:value-type="float" office:value="97.825">
                <text:p>97.825</text:p>
              </table:table-cell>
              <table:table-cell office:value-type="float" office:value="37.9166666666667">
                <text:p>37.9166666666667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783.3333333">
                <text:p>783.3333333</text:p>
              </table:table-cell>
              <table:table-cell office:value-type="float" office:value="391.6666667">
                <text:p>391.6666667</text:p>
              </table:table-cell>
              <table:table-cell office:value-type="float" office:value="99.975">
                <text:p>99.975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800">
                <text:p>800</text:p>
              </table:table-cell>
              <table:table-cell office:value-type="float" office:value="400">
                <text:p>400</text:p>
              </table:table-cell>
              <table:table-cell office:value-type="float" office:value="102.125">
                <text:p>102.125</text:p>
              </table:table-cell>
              <table:table-cell office:value-type="float" office:value="39.5833333333333">
                <text:p>39.5833333333333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816.6666667">
                <text:p>816.6666667</text:p>
              </table:table-cell>
              <table:table-cell office:value-type="float" office:value="408.3333333">
                <text:p>408.3333333</text:p>
              </table:table-cell>
              <table:table-cell office:value-type="float" office:value="104.275">
                <text:p>104.275</text:p>
              </table:table-cell>
              <table:table-cell office:value-type="float" office:value="40.4166666666667">
                <text:p>40.4166666666667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833.3333333">
                <text:p>833.3333333</text:p>
              </table:table-cell>
              <table:table-cell office:value-type="float" office:value="416.6666667">
                <text:p>416.6666667</text:p>
              </table:table-cell>
              <table:table-cell office:value-type="float" office:value="106.425">
                <text:p>106.425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850">
                <text:p>850</text:p>
              </table:table-cell>
              <table:table-cell office:value-type="float" office:value="425">
                <text:p>425</text:p>
              </table:table-cell>
              <table:table-cell office:value-type="float" office:value="108.575">
                <text:p>108.575</text:p>
              </table:table-cell>
              <table:table-cell office:value-type="float" office:value="42.0833333333333">
                <text:p>42.0833333333333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866.6666667">
                <text:p>866.6666667</text:p>
              </table:table-cell>
              <table:table-cell office:value-type="float" office:value="433.3333333">
                <text:p>433.3333333</text:p>
              </table:table-cell>
              <table:table-cell office:value-type="float" office:value="110.725">
                <text:p>110.725</text:p>
              </table:table-cell>
              <table:table-cell office:value-type="float" office:value="42.9166666666667">
                <text:p>42.9166666666667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883.3333333">
                <text:p>883.3333333</text:p>
              </table:table-cell>
              <table:table-cell office:value-type="float" office:value="441.6666667">
                <text:p>441.6666667</text:p>
              </table:table-cell>
              <table:table-cell office:value-type="float" office:value="112.875">
                <text:p>112.875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900">
                <text:p>900</text:p>
              </table:table-cell>
              <table:table-cell office:value-type="float" office:value="450">
                <text:p>450</text:p>
              </table:table-cell>
              <table:table-cell office:value-type="float" office:value="115.025">
                <text:p>115.025</text:p>
              </table:table-cell>
              <table:table-cell office:value-type="float" office:value="44.5833333333333">
                <text:p>44.5833333333333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916.6666667">
                <text:p>916.6666667</text:p>
              </table:table-cell>
              <table:table-cell office:value-type="float" office:value="458.3333333">
                <text:p>458.3333333</text:p>
              </table:table-cell>
              <table:table-cell office:value-type="float" office:value="117.175">
                <text:p>117.175</text:p>
              </table:table-cell>
              <table:table-cell office:value-type="float" office:value="45.4166666666667">
                <text:p>45.4166666666667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933.3333333">
                <text:p>933.3333333</text:p>
              </table:table-cell>
              <table:table-cell office:value-type="float" office:value="466.6666667">
                <text:p>466.6666667</text:p>
              </table:table-cell>
              <table:table-cell office:value-type="float" office:value="119.325">
                <text:p>119.325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950">
                <text:p>950</text:p>
              </table:table-cell>
              <table:table-cell office:value-type="float" office:value="475">
                <text:p>475</text:p>
              </table:table-cell>
              <table:table-cell office:value-type="float" office:value="121.475">
                <text:p>121.475</text:p>
              </table:table-cell>
              <table:table-cell office:value-type="float" office:value="47.0833333333333">
                <text:p>47.0833333333333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966.6666667">
                <text:p>966.6666667</text:p>
              </table:table-cell>
              <table:table-cell office:value-type="float" office:value="483.3333333">
                <text:p>483.3333333</text:p>
              </table:table-cell>
              <table:table-cell office:value-type="float" office:value="123.625">
                <text:p>123.625</text:p>
              </table:table-cell>
              <table:table-cell office:value-type="float" office:value="47.9166666666667">
                <text:p>47.9166666666667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983.3333333">
                <text:p>983.3333333</text:p>
              </table:table-cell>
              <table:table-cell office:value-type="float" office:value="491.6666667">
                <text:p>491.6666667</text:p>
              </table:table-cell>
              <table:table-cell office:value-type="float" office:value="125.775">
                <text:p>125.775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000">
                <text:p>1000</text:p>
              </table:table-cell>
              <table:table-cell office:value-type="float" office:value="500">
                <text:p>500</text:p>
              </table:table-cell>
              <table:table-cell office:value-type="float" office:value="127.925">
                <text:p>127.925</text:p>
              </table:table-cell>
              <table:table-cell office:value-type="float" office:value="49.5833333333333">
                <text:p>49.5833333333333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1016.666667">
                <text:p>1016.666667</text:p>
              </table:table-cell>
              <table:table-cell office:value-type="float" office:value="508.3333333">
                <text:p>508.3333333</text:p>
              </table:table-cell>
              <table:table-cell office:value-type="float" office:value="130.075">
                <text:p>130.075</text:p>
              </table:table-cell>
              <table:table-cell office:value-type="float" office:value="50.4166666666667">
                <text:p>50.4166666666667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1033.333333">
                <text:p>1033.333333</text:p>
              </table:table-cell>
              <table:table-cell office:value-type="float" office:value="516.6666667">
                <text:p>516.6666667</text:p>
              </table:table-cell>
              <table:table-cell office:value-type="float" office:value="132.225">
                <text:p>132.225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1050">
                <text:p>1050</text:p>
              </table:table-cell>
              <table:table-cell office:value-type="float" office:value="525">
                <text:p>525</text:p>
              </table:table-cell>
              <table:table-cell office:value-type="float" office:value="134.375">
                <text:p>134.375</text:p>
              </table:table-cell>
              <table:table-cell office:value-type="float" office:value="52.0833333333333">
                <text:p>52.0833333333333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066.666667">
                <text:p>1066.666667</text:p>
              </table:table-cell>
              <table:table-cell office:value-type="float" office:value="533.3333333">
                <text:p>533.3333333</text:p>
              </table:table-cell>
              <table:table-cell office:value-type="float" office:value="136.525">
                <text:p>136.525</text:p>
              </table:table-cell>
              <table:table-cell office:value-type="float" office:value="52.9166666666667">
                <text:p>52.9166666666667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1083.333333">
                <text:p>1083.333333</text:p>
              </table:table-cell>
              <table:table-cell office:value-type="float" office:value="541.6666667">
                <text:p>541.6666667</text:p>
              </table:table-cell>
              <table:table-cell office:value-type="float" office:value="138.675">
                <text:p>138.675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1100">
                <text:p>1100</text:p>
              </table:table-cell>
              <table:table-cell office:value-type="float" office:value="550">
                <text:p>550</text:p>
              </table:table-cell>
              <table:table-cell office:value-type="float" office:value="140.825">
                <text:p>140.825</text:p>
              </table:table-cell>
              <table:table-cell office:value-type="float" office:value="54.5833333333333">
                <text:p>54.5833333333333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1116.666667">
                <text:p>1116.666667</text:p>
              </table:table-cell>
              <table:table-cell office:value-type="float" office:value="558.3333333">
                <text:p>558.3333333</text:p>
              </table:table-cell>
              <table:table-cell office:value-type="float" office:value="142.975">
                <text:p>142.975</text:p>
              </table:table-cell>
              <table:table-cell office:value-type="float" office:value="55.4166666666667">
                <text:p>55.4166666666667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1133.333333">
                <text:p>1133.333333</text:p>
              </table:table-cell>
              <table:table-cell office:value-type="float" office:value="566.6666667">
                <text:p>566.6666667</text:p>
              </table:table-cell>
              <table:table-cell office:value-type="float" office:value="145.125">
                <text:p>145.125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1150">
                <text:p>1150</text:p>
              </table:table-cell>
              <table:table-cell office:value-type="float" office:value="575">
                <text:p>575</text:p>
              </table:table-cell>
              <table:table-cell office:value-type="float" office:value="147.275">
                <text:p>147.275</text:p>
              </table:table-cell>
              <table:table-cell office:value-type="float" office:value="57.0833333333333">
                <text:p>57.0833333333333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1166.666667">
                <text:p>1166.666667</text:p>
              </table:table-cell>
              <table:table-cell office:value-type="float" office:value="583.3333333">
                <text:p>583.3333333</text:p>
              </table:table-cell>
              <table:table-cell office:value-type="float" office:value="149.425">
                <text:p>149.425</text:p>
              </table:table-cell>
              <table:table-cell office:value-type="float" office:value="57.9166666666667">
                <text:p>57.9166666666667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1183.333333">
                <text:p>1183.333333</text:p>
              </table:table-cell>
              <table:table-cell office:value-type="float" office:value="591.6666667">
                <text:p>591.6666667</text:p>
              </table:table-cell>
              <table:table-cell office:value-type="float" office:value="151.575">
                <text:p>151.575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200">
                <text:p>1200</text:p>
              </table:table-cell>
              <table:table-cell office:value-type="float" office:value="600">
                <text:p>600</text:p>
              </table:table-cell>
              <table:table-cell office:value-type="float" office:value="153.725">
                <text:p>153.725</text:p>
              </table:table-cell>
              <table:table-cell office:value-type="float" office:value="59.5833333333333">
                <text:p>59.5833333333333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1216.666667">
                <text:p>1216.666667</text:p>
              </table:table-cell>
              <table:table-cell office:value-type="float" office:value="608.3333333">
                <text:p>608.3333333</text:p>
              </table:table-cell>
              <table:table-cell office:value-type="float" office:value="155.875">
                <text:p>155.875</text:p>
              </table:table-cell>
              <table:table-cell office:value-type="float" office:value="60.4166666666667">
                <text:p>60.4166666666667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1233.333333">
                <text:p>1233.333333</text:p>
              </table:table-cell>
              <table:table-cell office:value-type="float" office:value="616.6666667">
                <text:p>616.6666667</text:p>
              </table:table-cell>
              <table:table-cell office:value-type="float" office:value="158.025">
                <text:p>158.025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250">
                <text:p>1250</text:p>
              </table:table-cell>
              <table:table-cell office:value-type="float" office:value="625">
                <text:p>625</text:p>
              </table:table-cell>
              <table:table-cell office:value-type="float" office:value="160.175">
                <text:p>160.175</text:p>
              </table:table-cell>
              <table:table-cell office:value-type="float" office:value="62.0833333333333">
                <text:p>62.0833333333333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1266.666667">
                <text:p>1266.666667</text:p>
              </table:table-cell>
              <table:table-cell office:value-type="float" office:value="633.3333333">
                <text:p>633.3333333</text:p>
              </table:table-cell>
              <table:table-cell office:value-type="float" office:value="162.325">
                <text:p>162.325</text:p>
              </table:table-cell>
              <table:table-cell office:value-type="float" office:value="62.9166666666667">
                <text:p>62.9166666666667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1283.333333">
                <text:p>1283.333333</text:p>
              </table:table-cell>
              <table:table-cell office:value-type="float" office:value="641.6666667">
                <text:p>641.6666667</text:p>
              </table:table-cell>
              <table:table-cell office:value-type="float" office:value="164.475">
                <text:p>164.475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1300">
                <text:p>1300</text:p>
              </table:table-cell>
              <table:table-cell office:value-type="float" office:value="650">
                <text:p>650</text:p>
              </table:table-cell>
              <table:table-cell office:value-type="float" office:value="166.625">
                <text:p>166.625</text:p>
              </table:table-cell>
              <table:table-cell office:value-type="float" office:value="64.5833333333333">
                <text:p>64.5833333333333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1316.666667">
                <text:p>1316.666667</text:p>
              </table:table-cell>
              <table:table-cell office:value-type="float" office:value="658.3333333">
                <text:p>658.3333333</text:p>
              </table:table-cell>
              <table:table-cell office:value-type="float" office:value="168.775">
                <text:p>168.775</text:p>
              </table:table-cell>
              <table:table-cell office:value-type="float" office:value="65.4166666666667">
                <text:p>65.4166666666667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333.333333">
                <text:p>1333.333333</text:p>
              </table:table-cell>
              <table:table-cell office:value-type="float" office:value="666.6666667">
                <text:p>666.6666667</text:p>
              </table:table-cell>
              <table:table-cell office:value-type="float" office:value="170.925">
                <text:p>170.925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1350">
                <text:p>1350</text:p>
              </table:table-cell>
              <table:table-cell office:value-type="float" office:value="675">
                <text:p>675</text:p>
              </table:table-cell>
              <table:table-cell office:value-type="float" office:value="173.075">
                <text:p>173.075</text:p>
              </table:table-cell>
              <table:table-cell office:value-type="float" office:value="67.0833333333333">
                <text:p>67.0833333333333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1366.666667">
                <text:p>1366.666667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175.225">
                <text:p>175.225</text:p>
              </table:table-cell>
              <table:table-cell office:value-type="float" office:value="67.9166666666667">
                <text:p>67.9166666666667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1383.333333">
                <text:p>1383.333333</text:p>
              </table:table-cell>
              <table:table-cell office:value-type="float" office:value="691.6666667">
                <text:p>691.6666667</text:p>
              </table:table-cell>
              <table:table-cell office:value-type="float" office:value="177.375">
                <text:p>177.375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400">
                <text:p>1400</text:p>
              </table:table-cell>
              <table:table-cell office:value-type="float" office:value="700">
                <text:p>700</text:p>
              </table:table-cell>
              <table:table-cell office:value-type="float" office:value="179.525">
                <text:p>179.525</text:p>
              </table:table-cell>
              <table:table-cell office:value-type="float" office:value="69.5833333333333">
                <text:p>69.5833333333333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416.666667">
                <text:p>1416.666667</text:p>
              </table:table-cell>
              <table:table-cell office:value-type="float" office:value="708.3333333">
                <text:p>708.3333333</text:p>
              </table:table-cell>
              <table:table-cell office:value-type="float" office:value="181.675">
                <text:p>181.675</text:p>
              </table:table-cell>
              <table:table-cell office:value-type="float" office:value="70.4166666666667">
                <text:p>70.4166666666667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1433.333333">
                <text:p>1433.333333</text:p>
              </table:table-cell>
              <table:table-cell office:value-type="float" office:value="716.6666667">
                <text:p>716.6666667</text:p>
              </table:table-cell>
              <table:table-cell office:value-type="float" office:value="183.825">
                <text:p>183.825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1450">
                <text:p>1450</text:p>
              </table:table-cell>
              <table:table-cell office:value-type="float" office:value="725">
                <text:p>725</text:p>
              </table:table-cell>
              <table:table-cell office:value-type="float" office:value="185.975">
                <text:p>185.975</text:p>
              </table:table-cell>
              <table:table-cell office:value-type="float" office:value="72.0833333333333">
                <text:p>72.0833333333333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1466.666667">
                <text:p>1466.666667</text:p>
              </table:table-cell>
              <table:table-cell office:value-type="float" office:value="733.3333333">
                <text:p>733.3333333</text:p>
              </table:table-cell>
              <table:table-cell office:value-type="float" office:value="188.125">
                <text:p>188.125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1483.333333">
                <text:p>1483.333333</text:p>
              </table:table-cell>
              <table:table-cell office:value-type="float" office:value="741.6666667">
                <text:p>741.6666667</text:p>
              </table:table-cell>
              <table:table-cell office:value-type="float" office:value="190.275">
                <text:p>190.275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1500">
                <text:p>1500</text:p>
              </table:table-cell>
              <table:table-cell office:value-type="float" office:value="750">
                <text:p>750</text:p>
              </table:table-cell>
              <table:table-cell office:value-type="float" office:value="192.425">
                <text:p>192.425</text:p>
              </table:table-cell>
              <table:table-cell office:value-type="float" office:value="74.5833333333333">
                <text:p>74.5833333333333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1516.666667">
                <text:p>1516.666667</text:p>
              </table:table-cell>
              <table:table-cell office:value-type="float" office:value="758.3333333">
                <text:p>758.3333333</text:p>
              </table:table-cell>
              <table:table-cell office:value-type="float" office:value="194.575">
                <text:p>194.575</text:p>
              </table:table-cell>
              <table:table-cell office:value-type="float" office:value="75.4166666666667">
                <text:p>75.4166666666667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1533.333333">
                <text:p>1533.333333</text:p>
              </table:table-cell>
              <table:table-cell office:value-type="float" office:value="766.6666667">
                <text:p>766.6666667</text:p>
              </table:table-cell>
              <table:table-cell office:value-type="float" office:value="196.725">
                <text:p>196.725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1550">
                <text:p>1550</text:p>
              </table:table-cell>
              <table:table-cell office:value-type="float" office:value="775">
                <text:p>775</text:p>
              </table:table-cell>
              <table:table-cell office:value-type="float" office:value="198.875">
                <text:p>198.875</text:p>
              </table:table-cell>
              <table:table-cell office:value-type="float" office:value="77.0833333333333">
                <text:p>77.0833333333333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1566.666667">
                <text:p>1566.666667</text:p>
              </table:table-cell>
              <table:table-cell office:value-type="float" office:value="783.3333333">
                <text:p>783.3333333</text:p>
              </table:table-cell>
              <table:table-cell office:value-type="float" office:value="201.025">
                <text:p>201.025</text:p>
              </table:table-cell>
              <table:table-cell office:value-type="float" office:value="77.9166666666667">
                <text:p>77.9166666666667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1583.333333">
                <text:p>1583.333333</text:p>
              </table:table-cell>
              <table:table-cell office:value-type="float" office:value="791.6666667">
                <text:p>791.6666667</text:p>
              </table:table-cell>
              <table:table-cell office:value-type="float" office:value="203.175">
                <text:p>203.175</text:p>
              </table:table-cell>
              <table:table-cell office:value-type="float" office:value="78.75">
                <text:p>78.75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1600">
                <text:p>1600</text:p>
              </table:table-cell>
              <table:table-cell office:value-type="float" office:value="800">
                <text:p>800</text:p>
              </table:table-cell>
              <table:table-cell office:value-type="float" office:value="205.325">
                <text:p>205.325</text:p>
              </table:table-cell>
              <table:table-cell office:value-type="float" office:value="79.5833333333333">
                <text:p>79.5833333333333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1616.666667">
                <text:p>1616.666667</text:p>
              </table:table-cell>
              <table:table-cell office:value-type="float" office:value="808.3333333">
                <text:p>808.3333333</text:p>
              </table:table-cell>
              <table:table-cell office:value-type="float" office:value="207.475">
                <text:p>207.475</text:p>
              </table:table-cell>
              <table:table-cell office:value-type="float" office:value="80.4166666666667">
                <text:p>80.4166666666667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1633.333333">
                <text:p>1633.333333</text:p>
              </table:table-cell>
              <table:table-cell office:value-type="float" office:value="816.6666667">
                <text:p>816.6666667</text:p>
              </table:table-cell>
              <table:table-cell office:value-type="float" office:value="209.625">
                <text:p>209.625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1650">
                <text:p>1650</text:p>
              </table:table-cell>
              <table:table-cell office:value-type="float" office:value="825">
                <text:p>825</text:p>
              </table:table-cell>
              <table:table-cell office:value-type="float" office:value="211.775">
                <text:p>211.775</text:p>
              </table:table-cell>
              <table:table-cell office:value-type="float" office:value="82.0833333333333">
                <text:p>82.0833333333333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1666.666667">
                <text:p>1666.666667</text:p>
              </table:table-cell>
              <table:table-cell office:value-type="float" office:value="833.3333333">
                <text:p>833.3333333</text:p>
              </table:table-cell>
              <table:table-cell office:value-type="float" office:value="213.925">
                <text:p>213.925</text:p>
              </table:table-cell>
              <table:table-cell office:value-type="float" office:value="82.9166666666667">
                <text:p>82.9166666666667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1683.333333">
                <text:p>1683.333333</text:p>
              </table:table-cell>
              <table:table-cell office:value-type="float" office:value="841.6666667">
                <text:p>841.6666667</text:p>
              </table:table-cell>
              <table:table-cell office:value-type="float" office:value="216.075">
                <text:p>216.075</text:p>
              </table:table-cell>
              <table:table-cell office:value-type="float" office:value="83.75">
                <text:p>83.75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1700">
                <text:p>1700</text:p>
              </table:table-cell>
              <table:table-cell office:value-type="float" office:value="850">
                <text:p>850</text:p>
              </table:table-cell>
              <table:table-cell office:value-type="float" office:value="218.225">
                <text:p>218.225</text:p>
              </table:table-cell>
              <table:table-cell office:value-type="float" office:value="84.5833333333333">
                <text:p>84.5833333333333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1716.666667">
                <text:p>1716.666667</text:p>
              </table:table-cell>
              <table:table-cell office:value-type="float" office:value="858.3333333">
                <text:p>858.3333333</text:p>
              </table:table-cell>
              <table:table-cell office:value-type="float" office:value="220.375">
                <text:p>220.375</text:p>
              </table:table-cell>
              <table:table-cell office:value-type="float" office:value="85.4166666666667">
                <text:p>85.4166666666667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1733.333333">
                <text:p>1733.333333</text:p>
              </table:table-cell>
              <table:table-cell office:value-type="float" office:value="866.6666667">
                <text:p>866.6666667</text:p>
              </table:table-cell>
              <table:table-cell office:value-type="float" office:value="222.525">
                <text:p>222.525</text:p>
              </table:table-cell>
              <table:table-cell office:value-type="float" office:value="86.25">
                <text:p>86.25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1750">
                <text:p>1750</text:p>
              </table:table-cell>
              <table:table-cell office:value-type="float" office:value="875">
                <text:p>875</text:p>
              </table:table-cell>
              <table:table-cell office:value-type="float" office:value="224.675">
                <text:p>224.675</text:p>
              </table:table-cell>
              <table:table-cell office:value-type="float" office:value="87.0833333333333">
                <text:p>87.0833333333333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1766.666667">
                <text:p>1766.666667</text:p>
              </table:table-cell>
              <table:table-cell office:value-type="float" office:value="883.3333333">
                <text:p>883.3333333</text:p>
              </table:table-cell>
              <table:table-cell office:value-type="float" office:value="226.825">
                <text:p>226.825</text:p>
              </table:table-cell>
              <table:table-cell office:value-type="float" office:value="87.9166666666667">
                <text:p>87.9166666666667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1783.333333">
                <text:p>1783.333333</text:p>
              </table:table-cell>
              <table:table-cell office:value-type="float" office:value="891.6666667">
                <text:p>891.6666667</text:p>
              </table:table-cell>
              <table:table-cell office:value-type="float" office:value="228.975">
                <text:p>228.975</text:p>
              </table:table-cell>
              <table:table-cell office:value-type="float" office:value="88.75">
                <text:p>88.75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1800">
                <text:p>1800</text:p>
              </table:table-cell>
              <table:table-cell office:value-type="float" office:value="900">
                <text:p>900</text:p>
              </table:table-cell>
              <table:table-cell office:value-type="float" office:value="231.125">
                <text:p>231.125</text:p>
              </table:table-cell>
              <table:table-cell office:value-type="float" office:value="89.5833333333333">
                <text:p>89.5833333333333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1816.666667">
                <text:p>1816.666667</text:p>
              </table:table-cell>
              <table:table-cell office:value-type="float" office:value="908.3333333">
                <text:p>908.3333333</text:p>
              </table:table-cell>
              <table:table-cell office:value-type="float" office:value="233.275">
                <text:p>233.275</text:p>
              </table:table-cell>
              <table:table-cell office:value-type="float" office:value="90.4166666666667">
                <text:p>90.4166666666667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1833.333333">
                <text:p>1833.333333</text:p>
              </table:table-cell>
              <table:table-cell office:value-type="float" office:value="916.6666667">
                <text:p>916.6666667</text:p>
              </table:table-cell>
              <table:table-cell office:value-type="float" office:value="235.425">
                <text:p>235.425</text:p>
              </table:table-cell>
              <table:table-cell office:value-type="float" office:value="91.25">
                <text:p>91.25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1850">
                <text:p>1850</text:p>
              </table:table-cell>
              <table:table-cell office:value-type="float" office:value="925">
                <text:p>925</text:p>
              </table:table-cell>
              <table:table-cell office:value-type="float" office:value="237.575">
                <text:p>237.575</text:p>
              </table:table-cell>
              <table:table-cell office:value-type="float" office:value="92.0833333333333">
                <text:p>92.0833333333333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1866.666667">
                <text:p>1866.666667</text:p>
              </table:table-cell>
              <table:table-cell office:value-type="float" office:value="933.3333333">
                <text:p>933.3333333</text:p>
              </table:table-cell>
              <table:table-cell office:value-type="float" office:value="239.725">
                <text:p>239.725</text:p>
              </table:table-cell>
              <table:table-cell office:value-type="float" office:value="92.9166666666667">
                <text:p>92.9166666666667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1883.333333">
                <text:p>1883.333333</text:p>
              </table:table-cell>
              <table:table-cell office:value-type="float" office:value="941.6666667">
                <text:p>941.6666667</text:p>
              </table:table-cell>
              <table:table-cell office:value-type="float" office:value="241.875">
                <text:p>241.875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1900">
                <text:p>1900</text:p>
              </table:table-cell>
              <table:table-cell office:value-type="float" office:value="950">
                <text:p>950</text:p>
              </table:table-cell>
              <table:table-cell office:value-type="float" office:value="244.025">
                <text:p>244.025</text:p>
              </table:table-cell>
              <table:table-cell office:value-type="float" office:value="94.5833333333333">
                <text:p>94.5833333333333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1916.666667">
                <text:p>1916.666667</text:p>
              </table:table-cell>
              <table:table-cell office:value-type="float" office:value="958.3333333">
                <text:p>958.3333333</text:p>
              </table:table-cell>
              <table:table-cell office:value-type="float" office:value="246.175">
                <text:p>246.175</text:p>
              </table:table-cell>
              <table:table-cell office:value-type="float" office:value="95.4166666666667">
                <text:p>95.4166666666667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1933.333333">
                <text:p>1933.333333</text:p>
              </table:table-cell>
              <table:table-cell office:value-type="float" office:value="966.6666667">
                <text:p>966.6666667</text:p>
              </table:table-cell>
              <table:table-cell office:value-type="float" office:value="248.325">
                <text:p>248.325</text:p>
              </table:table-cell>
              <table:table-cell office:value-type="float" office:value="96.25">
                <text:p>96.25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1950">
                <text:p>1950</text:p>
              </table:table-cell>
              <table:table-cell office:value-type="float" office:value="975">
                <text:p>975</text:p>
              </table:table-cell>
              <table:table-cell office:value-type="float" office:value="250.475">
                <text:p>250.475</text:p>
              </table:table-cell>
              <table:table-cell office:value-type="float" office:value="97.0833333333333">
                <text:p>97.0833333333333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1966.666667">
                <text:p>1966.666667</text:p>
              </table:table-cell>
              <table:table-cell office:value-type="float" office:value="983.3333333">
                <text:p>983.3333333</text:p>
              </table:table-cell>
              <table:table-cell office:value-type="float" office:value="252.625">
                <text:p>252.625</text:p>
              </table:table-cell>
              <table:table-cell office:value-type="float" office:value="97.9166666666667">
                <text:p>97.9166666666667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1983.333333">
                <text:p>1983.333333</text:p>
              </table:table-cell>
              <table:table-cell office:value-type="float" office:value="991.6666667">
                <text:p>991.6666667</text:p>
              </table:table-cell>
              <table:table-cell office:value-type="float" office:value="254.775">
                <text:p>254.775</text:p>
              </table:table-cell>
              <table:table-cell office:value-type="float" office:value="98.75">
                <text:p>98.75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256.925">
                <text:p>256.925</text:p>
              </table:table-cell>
              <table:table-cell office:value-type="float" office:value="99.5833333333333">
                <text:p>99.58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5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420e" draw:fill-image-name="ChartBitmap_20_59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ffd320" draw:fill-image-name="ChartBitmap_20_7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72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6cm" svg:height="9.271cm" xlink:href=".." xlink:type="simple" chart:class="chart:bar" chart:style-name="ch1">
        <chart:title svg:x="7.338cm" svg:y="0.321cm" chart:style-name="ch2">
          <text:p>Ridge</text:p>
        </chart:title>
        <chart:subtitle svg:x="5.71cm" svg:y="1.285cm" chart:style-name="ch3">
          <text:p>PR1, PR2, Request Type
One Correction</text:p>
        </chart:subtitle>
        <chart:legend chart:legend-position="end" svg:x="14.378cm" svg:y="3.589cm" style:legend-expansion="high" chart:style-name="ch4"/>
        <chart:plot-area chart:style-name="ch5" table:cell-range-address="similarity_scores.D2:similarity_scores.E6 similarity_scores.A2:similarity_scores.A2 similarity_scores.A22:similarity_scores.A22 similarity_scores.E22:similarity_scores.E26 similarity_scores.A42:similarity_scores.A42 similarity_scores.E42:similarity_scores.E46 similarity_scores.A62:similarity_scores.A62 similarity_scores.E62:similarity_scores.E66" chart:data-source-has-labels="both" svg:x="1.331cm" svg:y="2.603cm" svg:width="12.727cm" svg:height="5.502cm">
          <chart:coordinate-region svg:x="2.058cm" svg:y="2.802cm" svg:width="12cm" svg:height="4.259cm"/>
          <chart:axis chart:dimension="x" chart:name="primary-x" chart:style-name="ch6" chartooo:axis-type="auto">
            <chartooo:date-scale/>
            <chart:title svg:x="6.658cm" svg:y="8.29cm" chart:style-name="ch7">
              <text:p>Request Type</text:p>
            </chart:title>
            <chart:categories table:cell-range-address="similarity_scores.D2:similarity_scores.D6"/>
          </chart:axis>
          <chart:axis chart:dimension="y" chart:name="primary-y" chart:style-name="ch8">
            <chart:title svg:x="0.451cm" svg:y="6.589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2:similarity_scores.E6" chart:label-cell-address="similarity_scores.A2:similarity_scores.A2" chart:class="chart:bar">
            <chart:data-point chart:repeated="5"/>
          </chart:series>
          <chart:series chart:style-name="ch12" chart:values-cell-range-address="similarity_scores.E22:similarity_scores.E26" chart:label-cell-address="similarity_scores.A22:similarity_scores.A22" chart:class="chart:bar">
            <chart:data-point chart:repeated="5"/>
          </chart:series>
          <chart:series chart:style-name="ch13" chart:values-cell-range-address="similarity_scores.E42:similarity_scores.E46" chart:label-cell-address="similarity_scores.A42:similarity_scores.A42" chart:class="chart:bar">
            <chart:data-point chart:repeated="5"/>
          </chart:series>
          <chart:series chart:style-name="ch14" chart:values-cell-range-address="similarity_scores.E62:similarity_scores.E66" chart:label-cell-address="similarity_scores.A62:similarity_scores.A6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2:similarity_scores.A2</svg:desc>
                </draw:g>
              </table:table-cell>
              <table:table-cell office:value-type="string">
                <text:p>low25</text:p>
                <draw:g>
                  <svg:desc>similarity_scores.A22:similarity_scores.A22</svg:desc>
                </draw:g>
              </table:table-cell>
              <table:table-cell office:value-type="string">
                <text:p>med</text:p>
                <draw:g>
                  <svg:desc>similarity_scores.A42:similarity_scores.A42</svg:desc>
                </draw:g>
              </table:table-cell>
              <table:table-cell office:value-type="string">
                <text:p>high</text:p>
                <draw:g>
                  <svg:desc>similarity_scores.A62:similarity_scores.A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2:similarity_scores.D6</svg:desc>
                </draw:g>
              </table:table-cell>
              <table:table-cell office:value-type="float" office:value="0.70869881275391">
                <text:p>0.70869881275391</text:p>
                <draw:g>
                  <svg:desc>similarity_scores.E2:similarity_scores.E6</svg:desc>
                </draw:g>
              </table:table-cell>
              <table:table-cell office:value-type="float" office:value="0.637177278293148">
                <text:p>0.637177278293148</text:p>
                <draw:g>
                  <svg:desc>similarity_scores.E22:similarity_scores.E26</svg:desc>
                </draw:g>
              </table:table-cell>
              <table:table-cell office:value-type="float" office:value="0.575267312815107">
                <text:p>0.575267312815107</text:p>
                <draw:g>
                  <svg:desc>similarity_scores.E42:similarity_scores.E46</svg:desc>
                </draw:g>
              </table:table-cell>
              <table:table-cell office:value-type="float" office:value="0.437071738359452">
                <text:p>0.437071738359452</text:p>
                <draw:g>
                  <svg:desc>similarity_scores.E62:similarity_scores.E66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887955454167597">
                <text:p>0.887955454167597</text:p>
              </table:table-cell>
              <table:table-cell office:value-type="float" office:value="0.78373726240396">
                <text:p>0.78373726240396</text:p>
              </table:table-cell>
              <table:table-cell office:value-type="float" office:value="0.739463700668212">
                <text:p>0.739463700668212</text:p>
              </table:table-cell>
              <table:table-cell office:value-type="float" office:value="0.687703645740834">
                <text:p>0.687703645740834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889619657349431">
                <text:p>0.889619657349431</text:p>
              </table:table-cell>
              <table:table-cell office:value-type="float" office:value="0.819486731387908">
                <text:p>0.819486731387908</text:p>
              </table:table-cell>
              <table:table-cell office:value-type="float" office:value="0.770209644778569">
                <text:p>0.770209644778569</text:p>
              </table:table-cell>
              <table:table-cell office:value-type="float" office:value="0.739562616687823">
                <text:p>0.739562616687823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827199683446163">
                <text:p>0.827199683446163</text:p>
              </table:table-cell>
              <table:table-cell office:value-type="float" office:value="0.767324777060061">
                <text:p>0.767324777060061</text:p>
              </table:table-cell>
              <table:table-cell office:value-type="float" office:value="0.654653888108145">
                <text:p>0.654653888108145</text:p>
              </table:table-cell>
              <table:table-cell office:value-type="float" office:value="0.551089287436797">
                <text:p>0.551089287436797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885859295028835">
                <text:p>0.885859295028835</text:p>
              </table:table-cell>
              <table:table-cell office:value-type="float" office:value="0.595812450335614">
                <text:p>0.595812450335614</text:p>
              </table:table-cell>
              <table:table-cell office:value-type="float" office:value="0.456947154780137">
                <text:p>0.456947154780137</text:p>
              </table:table-cell>
              <table:table-cell office:value-type="float" office:value="0.357378944519247">
                <text:p>0.35737894451924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77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420e" draw:fill-image-name="ChartBitmap_20_78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ffd320" draw:fill-image-name="ChartBitmap_20_7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8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bar" chart:style-name="ch1">
        <chart:title svg:x="7.619cm" svg:y="0.316cm" chart:style-name="ch2">
          <text:p>DT</text:p>
        </chart:title>
        <chart:subtitle svg:x="5.7cm" svg:y="1.275cm" chart:style-name="ch3">
          <text:p>PR1, PR2, Request Type
One Correction</text:p>
        </chart:subtitle>
        <chart:legend chart:legend-position="end" svg:x="14.358cm" svg:y="3.454cm" style:legend-expansion="high" chart:style-name="ch4"/>
        <chart:plot-area chart:style-name="ch5" table:cell-range-address="similarity_scores.D12:similarity_scores.E16 similarity_scores.A12:similarity_scores.A12 similarity_scores.A32:similarity_scores.A32 similarity_scores.E32:similarity_scores.E36 similarity_scores.A52:similarity_scores.A52 similarity_scores.E52:similarity_scores.E56 similarity_scores.A72:similarity_scores.A72 similarity_scores.E72:similarity_scores.E76" chart:data-source-has-labels="both" svg:x="1.33cm" svg:y="2.588cm" svg:width="12.709cm" svg:height="5.251cm">
          <chart:coordinate-region svg:x="2.057cm" svg:y="2.787cm" svg:width="11.982cm" svg:height="4.008cm"/>
          <chart:axis chart:dimension="x" chart:name="primary-x" chart:style-name="ch6" chartooo:axis-type="auto">
            <chartooo:date-scale/>
            <chart:title svg:x="6.648cm" svg:y="8.019cm" chart:style-name="ch7">
              <text:p>Request Type</text:p>
            </chart:title>
            <chart:categories table:cell-range-address="similarity_scores.D12:similarity_scores.D16"/>
          </chart:axis>
          <chart:axis chart:dimension="y" chart:name="primary-y" chart:style-name="ch8">
            <chart:title svg:x="0.451cm" svg:y="6.448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12:similarity_scores.E16" chart:label-cell-address="similarity_scores.A12:similarity_scores.A12" chart:class="chart:bar">
            <chart:data-point chart:repeated="5"/>
          </chart:series>
          <chart:series chart:style-name="ch12" chart:values-cell-range-address="similarity_scores.E32:similarity_scores.E36" chart:label-cell-address="similarity_scores.A32:similarity_scores.A32" chart:class="chart:bar">
            <chart:data-point chart:repeated="5"/>
          </chart:series>
          <chart:series chart:style-name="ch13" chart:values-cell-range-address="similarity_scores.E52:similarity_scores.E56" chart:label-cell-address="similarity_scores.A52:similarity_scores.A52" chart:class="chart:bar">
            <chart:data-point chart:repeated="5"/>
          </chart:series>
          <chart:series chart:style-name="ch14" chart:values-cell-range-address="similarity_scores.E72:similarity_scores.E76" chart:label-cell-address="similarity_scores.A72:similarity_scores.A7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12:similarity_scores.A12</svg:desc>
                </draw:g>
              </table:table-cell>
              <table:table-cell office:value-type="string">
                <text:p>low25</text:p>
                <draw:g>
                  <svg:desc>similarity_scores.A32:similarity_scores.A32</svg:desc>
                </draw:g>
              </table:table-cell>
              <table:table-cell office:value-type="string">
                <text:p>med</text:p>
                <draw:g>
                  <svg:desc>similarity_scores.A52:similarity_scores.A52</svg:desc>
                </draw:g>
              </table:table-cell>
              <table:table-cell office:value-type="string">
                <text:p>high</text:p>
                <draw:g>
                  <svg:desc>similarity_scores.A72:similarity_scores.A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12:similarity_scores.D16</svg:desc>
                </draw:g>
              </table:table-cell>
              <table:table-cell office:value-type="float" office:value="0.725253396670779">
                <text:p>0.725253396670779</text:p>
                <draw:g>
                  <svg:desc>similarity_scores.E12:similarity_scores.E16</svg:desc>
                </draw:g>
              </table:table-cell>
              <table:table-cell office:value-type="float" office:value="0.636324121970155">
                <text:p>0.636324121970155</text:p>
                <draw:g>
                  <svg:desc>similarity_scores.E32:similarity_scores.E36</svg:desc>
                </draw:g>
              </table:table-cell>
              <table:table-cell office:value-type="float" office:value="0.578026907399145">
                <text:p>0.578026907399145</text:p>
                <draw:g>
                  <svg:desc>similarity_scores.E52:similarity_scores.E56</svg:desc>
                </draw:g>
              </table:table-cell>
              <table:table-cell office:value-type="float" office:value="0.475815913037615">
                <text:p>0.475815913037615</text:p>
                <draw:g>
                  <svg:desc>similarity_scores.E72:similarity_scores.E76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821946539369814">
                <text:p>0.821946539369814</text:p>
              </table:table-cell>
              <table:table-cell office:value-type="float" office:value="0.770625732245886">
                <text:p>0.770625732245886</text:p>
              </table:table-cell>
              <table:table-cell office:value-type="float" office:value="0.721093015245458">
                <text:p>0.721093015245458</text:p>
              </table:table-cell>
              <table:table-cell office:value-type="float" office:value="0.659213300656463">
                <text:p>0.659213300656463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819611494161239">
                <text:p>0.819611494161239</text:p>
              </table:table-cell>
              <table:table-cell office:value-type="float" office:value="0.761867839913944">
                <text:p>0.761867839913944</text:p>
              </table:table-cell>
              <table:table-cell office:value-type="float" office:value="0.716155516921568">
                <text:p>0.716155516921568</text:p>
              </table:table-cell>
              <table:table-cell office:value-type="float" office:value="0.700422305247728">
                <text:p>0.700422305247728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813993362425084">
                <text:p>0.813993362425084</text:p>
              </table:table-cell>
              <table:table-cell office:value-type="float" office:value="0.725958954127123">
                <text:p>0.725958954127123</text:p>
              </table:table-cell>
              <table:table-cell office:value-type="float" office:value="0.617986813538685">
                <text:p>0.617986813538685</text:p>
              </table:table-cell>
              <table:table-cell office:value-type="float" office:value="0.515645596714761">
                <text:p>0.515645596714761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746231947506336">
                <text:p>0.746231947506336</text:p>
              </table:table-cell>
              <table:table-cell office:value-type="float" office:value="0.586620675269242">
                <text:p>0.586620675269242</text:p>
              </table:table-cell>
              <table:table-cell office:value-type="float" office:value="0.38184009003913">
                <text:p>0.38184009003913</text:p>
              </table:table-cell>
              <table:table-cell office:value-type="float" office:value="0.289759906313744">
                <text:p>0.28975990631374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